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192c39"/>
    </style:style>
    <style:style style:name="P5" style:family="paragraph" style:parent-style-name="Iné"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paragraph-properties fo:margin-left="0cm" fo:margin-right="0cm" fo:line-height="150%" fo:text-align="start" style:justify-single-word="false" fo:text-indent="0cm" style:auto-text-indent="false"/>
      <style:text-properties officeooo:paragraph-rsid="00192c39"/>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34cm"/>
        </style:tab-stops>
      </style:paragraph-properties>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6cm" style:leader-style="solid" style:leader-text="-"/>
        </style:tab-stops>
      </style:paragraph-properties>
      <style:text-properties officeooo:paragraph-rsid="0018b0c5"/>
    </style:style>
    <style:style style:name="P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92c39"/>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895cm" style:leader-style="solid" style:leader-text="-"/>
          <style:tab-stop style:position="20.803cm"/>
        </style:tab-stops>
      </style:paragraph-properties>
    </style:style>
    <style:style style:name="P1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358cm" style:leader-style="solid" style:leader-text="-"/>
        </style:tab-stops>
      </style:paragraph-properties>
      <style:text-properties officeooo:paragraph-rsid="00192c39"/>
    </style:style>
    <style:style style:name="P1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756cm" style:leader-style="solid" style:leader-text="-"/>
        </style:tab-stops>
      </style:paragraph-properties>
      <style:text-properties officeooo:paragraph-rsid="00192c39"/>
    </style:style>
    <style:style style:name="P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114cm" style:leader-style="solid" style:leader-text="-"/>
        </style:tab-stops>
      </style:paragraph-properties>
      <style:text-properties officeooo:paragraph-rsid="001d5d77"/>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099cm" style:leader-style="solid" style:leader-text="-"/>
        </style:tab-stops>
      </style:paragraph-properties>
      <style:text-properties officeooo:paragraph-rsid="001d5d77"/>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5d77"/>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63cm" style:leader-style="solid" style:leader-text="-"/>
          <style:tab-stop style:position="9.042cm" style:leader-style="solid" style:leader-text="-"/>
        </style:tab-stops>
      </style:paragraph-properties>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476cm" style:leader-style="solid" style:leader-text="-"/>
        </style:tab-stops>
      </style:paragraph-properties>
      <style:text-properties officeooo:paragraph-rsid="001fb57e"/>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726cm" style:leader-style="solid" style:leader-text="-"/>
        </style:tab-stops>
      </style:paragraph-properties>
      <style:text-properties officeooo:paragraph-rsid="001d5d77"/>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193cm" style:leader-style="solid" style:leader-text="-"/>
          <style:tab-stop style:position="16.194cm" style:leader-style="solid" style:leader-text="-"/>
        </style:tab-stops>
      </style:paragraph-properties>
      <style:text-properties officeooo:paragraph-rsid="001fb57e"/>
    </style:style>
    <style:style style:name="P21" style:family="paragraph" style:parent-style-name="Základný_20_text">
      <style:paragraph-properties fo:margin-left="0cm" fo:margin-right="0cm" fo:line-height="150%" fo:text-align="start" style:justify-single-word="false" fo:text-indent="0.635cm" style:auto-text-indent="false"/>
    </style:style>
    <style:style style:name="P22" style:family="paragraph" style:parent-style-name="Základný_20_text">
      <style:paragraph-properties fo:margin-left="0cm" fo:margin-right="0cm" fo:line-height="150%" fo:text-align="start" style:justify-single-word="false" fo:text-indent="0.635cm" style:auto-text-indent="false"/>
      <style:text-properties officeooo:paragraph-rsid="00192c39"/>
    </style:style>
    <style:style style:name="P23" style:family="paragraph" style:parent-style-name="Základný_20_text">
      <style:paragraph-properties fo:margin-left="0cm" fo:margin-right="0cm" fo:line-height="150%" fo:text-align="start" style:justify-single-word="false" fo:text-indent="0.635cm" style:auto-text-indent="false">
        <style:tab-stops>
          <style:tab-stop style:position="4.895cm" style:leader-style="solid" style:leader-text="-"/>
          <style:tab-stop style:position="20.803cm"/>
        </style:tab-stops>
      </style:paragraph-properties>
      <style:text-properties officeooo:paragraph-rsid="00192c39"/>
    </style:style>
    <style:style style:name="P24" style:family="paragraph" style:parent-style-name="Základný_20_text">
      <style:paragraph-properties fo:margin-left="0cm" fo:margin-right="0cm" fo:line-height="150%" fo:text-align="start" style:justify-single-word="false" fo:text-indent="0.635cm" style:auto-text-indent="false"/>
      <style:text-properties officeooo:paragraph-rsid="001d5d77"/>
    </style:style>
    <style:style style:name="P25" style:family="paragraph" style:parent-style-name="Základný_20_text">
      <style:paragraph-properties fo:margin-left="0cm" fo:margin-right="0cm" fo:line-height="150%" fo:text-align="start" style:justify-single-word="false" fo:text-indent="0.635cm" style:auto-text-indent="false">
        <style:tab-stops>
          <style:tab-stop style:position="1.963cm" style:leader-style="solid" style:leader-text="-"/>
          <style:tab-stop style:position="9.042cm" style:leader-style="solid" style:leader-text="-"/>
        </style:tab-stops>
      </style:paragraph-properties>
      <style:text-properties officeooo:paragraph-rsid="001f2a3a"/>
    </style:style>
    <style:style style:name="P26" style:family="paragraph" style:parent-style-name="Standard">
      <style:paragraph-properties fo:line-height="150%"/>
    </style:style>
    <style:style style:name="P27" style:family="paragraph" style:parent-style-name="Záhlavie_20__23_2" style:master-page-name="">
      <style:paragraph-properties fo:margin-left="0cm" fo:margin-right="0cm" fo:line-height="150%" fo:text-align="start" style:justify-single-word="false" fo:text-indent="0.635cm" style:auto-text-indent="false" style:page-number="auto"/>
    </style:style>
    <style:style style:name="P28" style:family="paragraph" style:parent-style-name="Záhlavie_20__23_2" style:master-page-name="">
      <style:paragraph-properties fo:margin-left="0cm" fo:margin-right="0cm" fo:line-height="150%" fo:text-align="start" style:justify-single-word="false" fo:text-indent="0cm" style:auto-text-indent="false" style:page-number="auto"/>
    </style:style>
    <style:style style:name="P29" style:family="paragraph" style:parent-style-name="Záhlavie_20__23_2">
      <style:paragraph-properties fo:margin-left="0cm" fo:margin-right="0cm" fo:line-height="150%" fo:text-align="start" style:justify-single-word="false" fo:text-indent="0cm" style:auto-text-indent="false"/>
    </style:style>
    <style:style style:name="P30"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2e871"/>
    </style:style>
    <style:style style:name="P3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794cm" style:leader-style="solid" style:leader-text="-"/>
        </style:tab-stops>
      </style:paragraph-properties>
      <style:text-properties officeooo:paragraph-rsid="0022e871"/>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759cm" style:leader-style="solid" style:leader-text="-"/>
        </style:tab-stops>
      </style:paragraph-properties>
      <style:text-properties officeooo:paragraph-rsid="00258508"/>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267cm" style:leader-style="solid" style:leader-text="-"/>
          <style:tab-stop style:position="10.583cm" style:leader-style="solid" style:leader-text="-"/>
        </style:tab-stops>
      </style:paragraph-properties>
      <style:text-properties officeooo:paragraph-rsid="00258508"/>
    </style:style>
    <style:style style:name="P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15cm" style:leader-style="solid" style:leader-text="-"/>
          <style:tab-stop style:position="20.71cm" style:leader-style="solid" style:leader-text="-"/>
        </style:tab-stops>
      </style:paragraph-properties>
      <style:text-properties officeooo:paragraph-rsid="00258508"/>
    </style:style>
    <style:style style:name="P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58508"/>
    </style:style>
    <style:style style:name="P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959cm" style:leader-style="solid" style:leader-text="-"/>
          <style:tab-stop style:position="20.71cm" style:leader-style="solid" style:leader-text="-"/>
          <style:tab-stop style:position="20.712cm" style:leader-style="solid" style:leader-text="-"/>
        </style:tab-stops>
      </style:paragraph-properties>
    </style:style>
    <style:style style:name="P3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952cm" style:leader-style="solid" style:leader-text="-"/>
        </style:tab-stops>
      </style:paragraph-properties>
      <style:text-properties officeooo:paragraph-rsid="00258508"/>
    </style:style>
    <style:style style:name="P3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61cm" style:leader-style="solid" style:leader-text="-"/>
        </style:tab-stops>
      </style:paragraph-properties>
    </style:style>
    <style:style style:name="P4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592cm" style:leader-style="solid" style:leader-text="-"/>
        </style:tab-stops>
      </style:paragraph-properties>
      <style:text-properties officeooo:paragraph-rsid="00258508"/>
    </style:style>
    <style:style style:name="P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03cm" style:leader-style="solid" style:leader-text="-"/>
        </style:tab-stops>
      </style:paragraph-properties>
      <style:text-properties officeooo:paragraph-rsid="00260e8c"/>
    </style:style>
    <style:style style:name="P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0e8c"/>
    </style:style>
    <style:style style:name="P43" style:family="paragraph" style:parent-style-name="Základný_20_text">
      <style:paragraph-properties fo:margin-left="0cm" fo:margin-right="0cm" fo:line-height="150%" fo:text-align="start" style:justify-single-word="false" fo:text-indent="0.635cm" style:auto-text-indent="false"/>
    </style:style>
    <style:style style:name="P44" style:family="paragraph" style:parent-style-name="Základný_20_text">
      <style:paragraph-properties fo:margin-left="0cm" fo:margin-right="0cm" fo:line-height="150%" fo:text-align="start" style:justify-single-word="false" fo:text-indent="0.635cm" style:auto-text-indent="false"/>
      <style:text-properties officeooo:paragraph-rsid="00258508"/>
    </style:style>
    <style:style style:name="P45" style:family="paragraph" style:parent-style-name="Základný_20_text">
      <style:paragraph-properties fo:margin-left="0cm" fo:margin-right="0cm" fo:line-height="150%" fo:text-align="start" style:justify-single-word="false" fo:text-indent="0.635cm" style:auto-text-indent="false">
        <style:tab-stops>
          <style:tab-stop style:position="8.959cm" style:leader-style="solid" style:leader-text="-"/>
          <style:tab-stop style:position="20.71cm" style:leader-style="solid" style:leader-text="-"/>
          <style:tab-stop style:position="20.712cm" style:leader-style="solid" style:leader-text="-"/>
        </style:tab-stops>
      </style:paragraph-properties>
      <style:text-properties officeooo:paragraph-rsid="00258508"/>
    </style:style>
    <style:style style:name="P46" style:family="paragraph" style:parent-style-name="Základný_20_text">
      <style:paragraph-properties fo:margin-left="0cm" fo:margin-right="0cm" fo:line-height="150%" fo:text-align="start" style:justify-single-word="false" fo:text-indent="0.635cm" style:auto-text-indent="false">
        <style:tab-stops>
          <style:tab-stop style:position="12.261cm" style:leader-style="solid" style:leader-text="-"/>
        </style:tab-stops>
      </style:paragraph-properties>
      <style:text-properties officeooo:paragraph-rsid="00258508"/>
    </style:style>
    <style:style style:name="P47" style:family="paragraph" style:parent-style-name="Základný_20_text">
      <style:paragraph-properties fo:margin-left="0cm" fo:margin-right="0cm" fo:line-height="150%" fo:text-align="start" style:justify-single-word="false" fo:text-indent="0.635cm" style:auto-text-indent="false"/>
      <style:text-properties officeooo:paragraph-rsid="00260e8c"/>
    </style:style>
    <style:style style:name="T1" style:family="text">
      <style:text-properties fo:color="#000000" style:text-position="-25% 58%" style:font-name="Arial" fo:font-size="15pt" fo:background-color="#80ffff" loext:char-shading-value="0" style:font-size-asian="15pt" style:font-size-complex="15pt"/>
    </style:style>
    <style:style style:name="T2" style:family="text">
      <style:text-properties fo:color="#000000" style:font-name="Arial" fo:font-size="15pt" fo:background-color="#80ffff" loext:char-shading-value="0" style:font-size-asian="15pt" style:font-size-complex="15pt"/>
    </style:style>
    <style:style style:name="T3" style:family="text">
      <style:text-properties fo:color="#000000" style:font-name="Arial" fo:font-size="15pt" officeooo:rsid="0018b0c5" fo:background-color="#80ffff" loext:char-shading-value="0" style:font-size-asian="15pt" style:font-size-complex="15pt"/>
    </style:style>
    <style:style style:name="T4" style:family="text">
      <style:text-properties fo:color="#000000" style:font-name="Arial" fo:font-size="15pt" officeooo:rsid="00192c39" fo:background-color="#80ffff" loext:char-shading-value="0" style:font-size-asian="15pt" style:font-size-complex="15pt"/>
    </style:style>
    <style:style style:name="T5" style:family="text">
      <style:text-properties fo:color="#000000" style:font-name="Arial" fo:font-size="15pt" officeooo:rsid="001c7517" fo:background-color="#80ffff" loext:char-shading-value="0" style:font-size-asian="15pt" style:font-size-complex="15pt"/>
    </style:style>
    <style:style style:name="T6" style:family="text">
      <style:text-properties fo:color="#000000" style:font-name="Arial" fo:font-size="15pt" officeooo:rsid="001d5d77" fo:background-color="#80ffff" loext:char-shading-value="0" style:font-size-asian="15pt" style:font-size-complex="15pt"/>
    </style:style>
    <style:style style:name="T7" style:family="text">
      <style:text-properties fo:color="#000000" style:font-name="Arial" fo:font-size="15pt" officeooo:rsid="001f2a3a" fo:background-color="#80ffff" loext:char-shading-value="0" style:font-size-asian="15pt" style:font-size-complex="15pt"/>
    </style:style>
    <style:style style:name="T8" style:family="text">
      <style:text-properties fo:color="#000000" style:font-name="Arial" fo:font-size="15pt" officeooo:rsid="001fb57e" fo:background-color="#80ffff" loext:char-shading-value="0" style:font-size-asian="15pt" style:font-size-complex="15pt"/>
    </style:style>
    <style:style style:name="T9" style:family="text">
      <style:text-properties fo:color="#000000" style:font-name="Arial" fo:font-size="15pt" officeooo:rsid="0022e871" fo:background-color="#80ffff" loext:char-shading-value="0" style:font-size-asian="15pt" style:font-size-complex="15pt"/>
    </style:style>
    <style:style style:name="T10" style:family="text">
      <style:text-properties fo:color="#000000" style:font-name="Arial" fo:font-size="15pt" officeooo:rsid="00258508" fo:background-color="#80ffff" loext:char-shading-value="0" style:font-size-asian="15pt" style:font-size-complex="15pt"/>
    </style:style>
    <style:style style:name="T11" style:family="text">
      <style:text-properties fo:color="#000000" style:font-name="Arial" fo:font-size="15pt" officeooo:rsid="00260e8c" fo:background-color="#80ffff" loext:char-shading-value="0" style:font-size-asian="15pt" style:font-size-complex="15pt"/>
    </style:style>
    <style:style style:name="T12" style:family="text">
      <style:text-properties fo:color="#000000" style:font-name="Arial" fo:font-size="15pt" officeooo:rsid="001d5d77" fo:background-color="#80ffff" loext:char-shading-value="0" style:font-name-asian="Microsoft Sans Serif" style:font-size-asian="15pt" style:font-name-complex="Microsoft Sans Serif" style:font-size-complex="15pt"/>
    </style:style>
    <style:style style:name="T13" style:family="text">
      <style:text-properties fo:color="#000000" style:font-name="Arial1" fo:font-size="15pt" officeooo:rsid="001d5d77" fo:background-color="#80ffff" loext:char-shading-value="0" style:font-name-asian="Arial1" style:font-size-asian="15pt" style:font-name-complex="Arial1" style:font-size-complex="15pt"/>
    </style:style>
    <style:style style:name="T14" style:family="text">
      <style:text-properties style:font-name="Arial" fo:font-size="15pt" style:font-size-asian="15pt" style:font-size-complex="15pt"/>
    </style:style>
    <style:style style:name="T15" style:family="text">
      <style:text-properties style:font-name="Arial" fo:font-size="15pt" officeooo:rsid="0018b0c5" style:font-size-asian="15pt" style:font-size-complex="15pt"/>
    </style:style>
    <style:style style:name="T16" style:family="text">
      <style:text-properties style:font-name="Arial" fo:font-size="15pt" officeooo:rsid="00192c39" style:font-size-asian="15pt" style:font-size-complex="15pt"/>
    </style:style>
    <style:style style:name="T17" style:family="text">
      <style:text-properties style:font-name="Arial" fo:font-size="15pt" officeooo:rsid="001c7517" style:font-size-asian="15pt" style:font-size-complex="15pt"/>
    </style:style>
    <style:style style:name="T18" style:family="text">
      <style:text-properties style:font-name="Arial" fo:font-size="15pt" officeooo:rsid="001d5d77" style:font-size-asian="15pt" style:font-size-complex="15pt"/>
    </style:style>
    <style:style style:name="T19" style:family="text">
      <style:text-properties style:font-name="Arial" fo:font-size="15pt" officeooo:rsid="001f2a3a" style:font-size-asian="15pt" style:font-size-complex="15pt"/>
    </style:style>
    <style:style style:name="T20" style:family="text">
      <style:text-properties style:font-name="Arial" fo:font-size="15pt" officeooo:rsid="001fb57e" style:font-size-asian="15pt" style:font-size-complex="15pt"/>
    </style:style>
    <style:style style:name="T21" style:family="text">
      <style:text-properties style:font-name="Arial" fo:font-size="15pt" officeooo:rsid="0022e871" style:font-size-asian="15pt" style:font-size-complex="15pt"/>
    </style:style>
    <style:style style:name="T22" style:family="text">
      <style:text-properties style:font-name="Arial" fo:font-size="15pt" officeooo:rsid="00258508" style:font-size-asian="15pt" style:font-size-complex="15pt"/>
    </style:style>
    <style:style style:name="T23" style:family="text">
      <style:text-properties style:font-name="Arial" fo:font-size="15pt" officeooo:rsid="00260e8c" style:font-size-asian="15pt" style:font-size-complex="15pt"/>
    </style:style>
    <style:style style:name="T24" style:family="text">
      <style:text-properties style:font-name="Arial" fo:font-size="15pt" fo:background-color="#80ffff" loext:char-shading-value="0" style:font-size-asian="15pt" style:font-size-complex="15pt"/>
    </style:style>
    <style:style style:name="T25" style:family="text">
      <style:text-properties style:font-name="Arial" fo:font-size="15pt" officeooo:rsid="0022e871" fo:background-color="#80ffff" loext:char-shading-value="0" style:font-size-asian="15pt" style:font-size-complex="15pt"/>
    </style:style>
    <style:style style:name="T26" style:family="text">
      <style:text-properties style:font-name="Arial" fo:font-size="15pt" officeooo:rsid="0018b0c5" style:font-name-asian="Microsoft Sans Serif" style:font-size-asian="15pt" style:font-name-complex="Microsoft Sans Serif" style:font-size-complex="15pt"/>
    </style:style>
    <style:style style:name="T27" style:family="text">
      <style:text-properties style:font-name="Arial1" fo:font-size="15pt" officeooo:rsid="0018b0c5" style:font-name-asian="Arial1" style:font-size-asian="15pt" style:font-name-complex="Arial1" style:font-size-complex="15pt"/>
    </style:style>
    <style:style style:name="T28" style:family="text">
      <style:text-properties style:font-name="Arial1" fo:font-size="15pt" officeooo:rsid="0018b0c5" fo:background-color="#80ffff" loext:char-shading-value="0" style:font-name-asian="Arial1" style:font-size-asian="15pt" style:font-name-complex="Arial1" style:font-size-complex="15pt"/>
    </style:style>
    <style:style style:name="Sect1" style:family="section">
      <style:section-properties fo:margin-left="0.635cm" fo:margin-right="0.635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26"><text:span text:style-name="CharStyle22"><text:span text:style-name="T14"/></text:span></text:p>
        <text:h text:style-name="P27" text:outline-level="2"><text:bookmark-start text:name="bookmark0"/><text:span text:style-name="CharStyle24"><text:span text:style-name="T2">J</text:span></text:span><text:span text:style-name="CharStyle24"><text:span text:style-name="T14">ACK, VRAŽDITEL OBOROV.</text:span></text:span><text:bookmark-end text:name="bookmark0"/></text:h>
        <text:p text:style-name="P7"><text:span text:style-name="CharStyle10"><text:span text:style-name="T14"/></text:span></text:p>
        <text:p text:style-name="P21"><text:span text:style-name="CharStyle10"><text:span text:style-name="T14">V tom ča</text:span></text:span><text:span text:style-name="CharStyle10"><text:span text:style-name="T9">s</text:span></text:span><text:span text:style-name="CharStyle10"><text:span text:style-name="T14">i, keď krá</text:span></text:span><text:span text:style-name="CharStyle10"><text:span text:style-name="T3">ľ</text:span></text:span><text:span text:style-name="CharStyle10"><text:span text:style-name="T14"> </text:span></text:span><text:span text:style-name="CharStyle25"><text:span text:style-name="T14">Arthúr </text:span></text:span><text:span text:style-name="CharStyle10"><text:span text:style-name="T14">panoval, </text:span></text:span><text:span text:style-name="CharStyle25"><text:span text:style-name="T14">žil v </text:span></text:span><text:span text:style-name="CharStyle10"><text:span text:style-name="T14">gr</text:span></text:span><text:span text:style-name="CharStyle10"><text:span text:style-name="T2">ó</text:span></text:span><text:span text:style-name="CharStyle10"><text:span text:style-name="T14">fstvu Cornvall, tam, </text:span></text:span><text:span text:style-name="CharStyle25"><text:span text:style-name="T14">kde Englicko v západe </text:span></text:span><text:span text:style-name="CharStyle10"><text:span text:style-name="T14">sa </text:span></text:span><text:span text:style-name="CharStyle25"><text:span text:style-name="T14">prestáva </text:span></text:span><text:span text:style-name="CharStyle10"><text:span text:style-name="T14">jeden bohatý sedliak. Tento mal </text:span></text:span><text:span text:style-name="CharStyle25"><text:span text:style-name="T14">jednoho </text:span></text:span><text:span text:style-name="CharStyle10"><text:span text:style-name="T14">jediného </text:span></text:span><text:span text:style-name="CharStyle25"><text:span text:style-name="T14">s</text:span></text:span><text:span text:style-name="CharStyle25"><text:span text:style-name="T2">y</text:span></text:span><text:span text:style-name="CharStyle25"><text:span text:style-name="T14">na ménom </text:span></text:span><text:span text:style-name="CharStyle10"><text:span text:style-name="T14">Jakuba, ten </text:span></text:span><text:span text:style-name="CharStyle25"><text:span text:style-name="T14">bol </text:span></text:span><text:span text:style-name="CharStyle10"><text:span text:style-name="T14">obratný, múdrý a </text:span></text:span><text:span text:style-name="CharStyle25"><text:span text:style-name="T14">jazyčný a čo </text:span></text:span><text:span text:style-name="CharStyle10"><text:span text:style-name="T14">nemohol </text:span></text:span><text:span text:style-name="CharStyle25"><text:span text:style-name="T14">dosiahnú</text:span></text:span><text:span text:style-name="CharStyle25"><text:span text:style-name="T2">ť</text:span></text:span><text:span text:style-name="CharStyle25"><text:span text:style-name="T14"> silou a </text:span></text:span><text:span text:style-name="CharStyle10"><text:span text:style-name="T14">pevnostou, </text:span></text:span><text:span text:style-name="CharStyle25"><text:span text:style-name="T14">to dosiahnúl podvodnostou a </text:span></text:span><text:span text:style-name="CharStyle10"><text:span text:style-name="T14">lestou. </text:span></text:span><text:span text:style-name="CharStyle25"><text:span text:style-name="T14">Nebolo človeka, ktorý by ráz nad ním bol býval </text:span></text:span><text:span text:style-name="CharStyle10"><text:span text:style-name="T14">a </text:span></text:span><text:span text:style-name="CharStyle25"><text:span text:style-name="T14">mnohokrá</text:span></text:span><text:span text:style-name="CharStyle25"><text:span text:style-name="T2">t</text:span></text:span><text:span text:style-name="CharStyle25"><text:span text:style-name="T14"> ani </text:span></text:span><text:span text:style-name="CharStyle10"><text:span text:style-name="T14">najučenejší </text:span></text:span><text:span text:style-name="CharStyle25"><text:span text:style-name="T14">neprevýšili jeho vtip.</text:span></text:span></text:p>
        <text:p text:style-name="P7"><text:span text:style-name="CharStyle25"><text:span text:style-name="T14">V istom </text:span></text:span><text:span text:style-name="CharStyle10"><text:span text:style-name="T14">ča</text:span></text:span><text:span text:style-name="CharStyle10"><text:span text:style-name="T3">s</text:span></text:span><text:span text:style-name="CharStyle10"><text:span text:style-name="T14">i </text:span></text:span><text:span text:style-name="CharStyle25"><text:span text:style-name="T14">žil na jednom ostrove, Cornvallov breh nazvaný, jeden </text:span></text:span><text:span text:style-name="CharStyle10"><text:span text:style-name="T14">hrozný </text:span></text:span><text:span text:style-name="CharStyle25"><text:span text:style-name="T14">obor divého a besného </text:span></text:span><text:span text:style-name="CharStyle10"><text:span text:style-name="T14">výhľadu, </text:span></text:span><text:span text:style-name="CharStyle25"><text:span text:style-name="T14">osemnásť collov vysoký </text:span></text:span><text:span text:style-name="CharStyle10"><text:span text:style-name="T14">a tri lokty </text:span></text:span><text:span text:style-name="CharStyle25"><text:span text:style-name="T14">v objeme, on </text:span></text:span><text:span text:style-name="CharStyle10"><text:span text:style-name="T14">bol </text:span></text:span><text:span text:style-name="CharStyle25"><text:span text:style-name="T14">strašidlom všetkých mest a </text:span></text:span><text:span text:style-name="CharStyle10"><text:span text:style-name="T14">dedín </text:span></text:span><text:span text:style-name="CharStyle25"><text:span text:style-name="T14">v okolí. On prebýval </text:span></text:span><text:span text:style-name="CharStyle25"><text:span text:style-name="T2">v</text:span></text:span><text:span text:style-name="CharStyle25"><text:span text:style-name="T14"> jednej jaskyni uprostred </text:span></text:span><text:span text:style-name="CharStyle10"><text:span text:style-name="T14">breh</text:span></text:span><text:span text:style-name="CharStyle10"><text:span text:style-name="T3">a</text:span></text:span><text:span text:style-name="CharStyle10"><text:span text:style-name="T14"> a </text:span></text:span><text:span text:style-name="CharStyle25"><text:span text:style-name="T14">nikto </text:span></text:span><text:span text:style-name="CharStyle10"><text:span text:style-name="T14">sa </text:span></text:span><text:span text:style-name="CharStyle25"><text:span text:style-name="T14">nesmel </text:span></text:span><text:span text:style-name="CharStyle10"><text:span text:style-name="T14">opo­</text:span></text:span><text:span text:style-name="CharStyle25"><text:span text:style-name="T14">vážiť k nemu sa </text:span></text:span><text:span text:style-name="CharStyle10"><text:span text:style-name="T14">približovať. </text:span></text:span><text:span text:style-name="CharStyle25"><text:span text:style-name="T14">Jeho pokrm pozostával </text:span></text:span><text:span text:style-name="CharStyle10"><text:span text:style-name="T14">z do­</text:span></text:span><text:span text:style-name="CharStyle25"><text:span text:style-name="T14">bytku druhých ľudí, ktorý mu často korisťou </text:span></text:span><text:span text:style-name="CharStyle10"><text:span text:style-name="T14">ostal, lebo </text:span></text:span><text:span text:style-name="CharStyle25"><text:span text:style-name="T14">kedykoľvek bol hladný, len prebrodil na pevninu a privlast­</text:span></text:span><text:span text:style-name="CharStyle10"><text:span text:style-name="T14">nil si, </text:span></text:span><text:span text:style-name="CharStyle25"><text:span text:style-name="T14">čo mu do cesty prijšlo. Aknáhle dobrí ľudia jeho z </text:span></text:span><text:span text:style-name="CharStyle25"><text:span text:style-name="T2">ď</text:span></text:span><text:span text:style-name="CharStyle25"><text:span text:style-name="T14">alaka obadali, opustili </text:span></text:span><text:span text:style-name="CharStyle25"><text:span text:style-name="T3">í</text:span></text:span><text:span text:style-name="CharStyle25"><text:span text:style-name="T14">ch byty, on ale lúpežil </text:span></text:span><text:span text:style-name="CharStyle10"><text:span text:style-name="T14">ich </text:span></text:span><text:span text:style-name="CharStyle25"><text:span text:style-name="T14">maštale. Nemu to </text:span></text:span><text:span text:style-name="CharStyle10"><text:span text:style-name="T14">nič </text:span></text:span><text:span text:style-name="CharStyle25"><text:span text:style-name="T14">nebolo, pol tucta volov naráz </text:span></text:span><text:span text:style-name="CharStyle10"><text:span text:style-name="T14">na </text:span></text:span><text:span text:style-name="CharStyle10"><text:span text:style-name="T15">ch</text:span></text:span><text:span text:style-name="CharStyle25"><text:span text:style-name="T14">rbáte nosiť, a ovce a svine si on obviazal okolo tela. Toto živobytie on viedol cez </text:span></text:span><text:span text:style-name="CharStyle10"><text:span text:style-name="T14">mnohé </text:span></text:span><text:span text:style-name="CharStyle25"><text:span text:style-name="T14">roky, tak že celé Cornvall následkom tohoto lúpežstva ochudobnelo.</text:span></text:span></text:p>
        <text:p text:style-name="P9"><text:span text:style-name="CharStyle25"><text:span text:style-name="T14">Jeden den bol </text:span></text:span><text:span text:style-name="CharStyle25"><text:span text:style-name="T2">Ja</text:span></text:span><text:span text:style-name="CharStyle25"><text:span text:style-name="T14">kub náhodou prítomný pri zasadnutí, ktoré radcovia mesta po jednej novej rabovačke obora v radnom dome držali, a p</text:span></text:span><text:span text:style-name="CharStyle25"><text:span text:style-name="T2">í</text:span></text:span><text:span text:style-name="CharStyle25"><text:span text:style-name="T14">tal sa akú odmenu by ten istý obsiahnúl, ktorý obora </text:span></text:span><text:span text:style-name="CharStyle10"><text:span text:style-name="T14">zabije. </text:span></text:span><text:span text:style-name="CharStyle10"><text:span text:style-name="T27">—</text:span></text:span><text:span text:style-name="CharStyle10"><text:span text:style-name="T26"> </text:span></text:span><text:span text:style-name="CharStyle10"><text:span text:style-name="T27">— —</text:span></text:span><text:span text:style-name="CharStyle10"><text:span text:style-name="T14"> </text:span></text:span><text:span text:style-name="CharStyle25"><text:span text:style-name="T2">P</text:span></text:span><text:span text:style-name="CharStyle25"><text:span text:style-name="T14">oklad obora, znela odpoveď.</text:span></text:span></text:p>
        <text:p text:style-name="P3"><text:span text:style-name="CharStyle25"><text:span text:style-name="T14">Tak sa já to opováž</text:span></text:span><text:span text:style-name="CharStyle25"><text:span text:style-name="T3">í</text:span></text:span><text:span text:style-name="CharStyle25"><text:span text:style-name="T14">m, riekol Jakub.</text:span></text:span></text:p>
        <text:p text:style-name="P7"><text:span text:style-name="CharStyle10"><text:span text:style-name="T14">On sa vychystal jednou trúbou, jednou lopatou a jednou sekerou a prejel na začiatku jednej tmavej zimnej noci na ostrov. Tam sa </text:span></text:span><text:soft-page-break/><text:span text:style-name="CharStyle10"><text:span text:style-name="T14">dal do roboty a predkým sa rozedn</text:span></text:span><text:span text:style-name="CharStyle10"><text:span text:style-name="T2">í</text:span></text:span><text:span text:style-name="CharStyle10"><text:span text:style-name="T14">valo, vykopal on jednu jamu, tá bola dvádvaca</text:span></text:span><text:span text:style-name="CharStyle10"><text:span text:style-name="T15">ť</text:span></text:span><text:span text:style-name="CharStyle10"><text:span text:style-name="T14"> loktov hlboká a skoro to</text:span></text:span><text:span text:style-name="CharStyle10"><text:span text:style-name="T2">ľ</text:span></text:span><text:span text:style-name="CharStyle10"><text:span text:style-name="T14">ko široká. On ju zakril dlhými palicámi a slámou a rozsypal povrchu zem, tak že pôda tak vyzierala, ako prv. Ked bol s tým hotový, stúpil si na ten bok jamy, ktorý bol najviac zdialený od jaskyni obora a práve keď svitalo zatrúbil on: trará, trará.</text:span></text:span></text:p>
        <text:p text:style-name="P7"><text:span text:style-name="CharStyle10"><text:span text:style-name="T14">Ne</text:span></text:span><text:span text:style-name="CharStyle10"><text:span text:style-name="T15">o</text:span></text:span><text:span text:style-name="CharStyle10"><text:span text:style-name="T14">bčakávany hlas zobudil obora. On sa vyrútil z jeho jaskyni a zakričal: Ty mizerný chalane, si ty sem </text:span></text:span><text:span text:style-name="CharStyle15"><text:span text:style-name="T14">prišiel, aby si môj pokoj vyrušoval? To tebe draho stane</text:span></text:span><text:span text:style-name="CharStyle15"><text:span text:style-name="T2">,</text:span></text:span><text:span text:style-name="CharStyle15"><text:span text:style-name="T14"> já musím mať zados</text:span></text:span><text:span text:style-name="CharStyle15"><text:span text:style-name="T2">ť</text:span></text:span><text:span text:style-name="CharStyle15"><text:span text:style-name="T14">učinenie, a síce já teba ako stojíš a chodíš na ranajki upečiem.</text:span></text:span></text:p>
        <text:p text:style-name="P7"><text:span text:style-name="CharStyle25"><text:span text:style-name="T14">Ledvá on tieto slova vypovedal, ke</text:span></text:span><text:span text:style-name="CharStyle25"><text:span text:style-name="T15">ď</text:span></text:span><text:span text:style-name="CharStyle25"><text:span text:style-name="T14"> už aj sa srútil do jamy.</text:span></text:span></text:p>
        <text:p text:style-name="P7"><text:span text:style-name="CharStyle25"><text:span text:style-name="T14">Tak teda, pane obore, pítal sa </text:span></text:span><text:span text:style-name="CharStyle25"><text:span text:style-name="T3">J</text:span></text:span><text:span text:style-name="CharStyle25"><text:span text:style-name="T14">akub, kde že ste? V skutku, teraz sedíte v úzkosti a já vám vaše vyhrážanie vynahradím. Ako že zm</text:span></text:span><text:span text:style-name="CharStyle25"><text:span text:style-name="T15">í</text:span></text:span><text:span text:style-name="CharStyle25"><text:span text:style-name="T14">šlate teraz nad tým, mna k ra­ňajkám upiecť. Musí to práve </text:span></text:span><text:span text:style-name="CharStyle25"><text:span text:style-name="T2">ú</text:span></text:span><text:span text:style-name="CharStyle25"><text:span text:style-name="T14">bohý </text:span></text:span><text:span text:style-name="CharStyle25"><text:span text:style-name="T3">J</text:span></text:span><text:span text:style-name="CharStyle25"><text:span text:style-name="T14">akub byť?</text:span></text:span></text:p>
        <text:p text:style-name="P7"><text:span text:style-name="CharStyle25"><text:span text:style-name="T14">Ke</text:span></text:span><text:span text:style-name="CharStyle25"><text:span text:style-name="T15">ď</text:span></text:span><text:span text:style-name="CharStyle25"><text:span text:style-name="T14"> on tak jeden čas obora potrápil, vsadil mu on sekerou do prostred hlavy taký hodný úder, že ostal na </text:span></text:span><text:span text:style-name="CharStyle10"><text:span text:style-name="T14">mieste mrtv</text:span></text:span><text:span text:style-name="CharStyle10"><text:span text:style-name="T2">ý</text:span></text:span><text:span text:style-name="CharStyle10"><text:span text:style-name="T14">. Potom naplnil Jakub jamu zemou a šiel do jaskyni v ktorej on mnoho pokladov najšiel.</text:span></text:span></text:p>
        <text:p text:style-name="P7"><text:span text:style-name="CharStyle10"><text:span text:style-name="T14">Ke</text:span></text:span><text:span text:style-name="CharStyle10"><text:span text:style-name="T15">ď</text:span></text:span><text:span text:style-name="CharStyle10"><text:span text:style-name="T14"> sa mestská rada radostnú novinu zdovedela, uzavrela, že Jakub má napotom priezvysko oborný vraždite</text:span></text:span><text:span text:style-name="CharStyle10"><text:span text:style-name="T16">l</text:span></text:span><text:span text:style-name="CharStyle10"><text:span text:style-name="T2"> </text:span></text:span><text:span text:style-name="CharStyle10"><text:span text:style-name="T14">vies</text:span></text:span><text:span text:style-name="CharStyle10"><text:span text:style-name="T16">ť</text:span></text:span><text:span text:style-name="CharStyle10"><text:span text:style-name="T14"> a obdarovala ho jedným mečom a pásom, na ktorom nasledovné slová boly v zlate vyšívané:</text:span></text:span></text:p>
        <text:p text:style-name="P4"><text:span text:style-name="CharStyle10"><text:span text:style-name="T14">To je z Cornvallu víťazný muž,</text:span></text:span></text:p>
        <text:p text:style-name="P6"><text:span text:style-name="CharStyle10"><text:span text:style-name="T14">on zabil obora Cormeliána už.</text:span></text:span></text:p>
        <text:p text:style-name="P7"><text:span text:style-name="CharStyle10"><text:span text:style-name="T14">Chýr od Jakubovéko víťazného činu sa rozšíril po celom západe englícka, a ked jeden druhý obor ménom Blunderbore o tom počul, prisahal, na tom malom víťazovi sa spomstiť, ke</text:span></text:span><text:span text:style-name="CharStyle10"><text:span text:style-name="T16">ď</text:span></text:span><text:span text:style-name="CharStyle10"><text:span text:style-name="T14"> by on ráz to </text:span></text:span><text:soft-page-break/><text:span text:style-name="CharStyle10"><text:span text:style-name="T14">šťastie mal, s ním sa stretnúť.</text:span></text:span></text:p>
        <text:p text:style-name="P7"><text:span text:style-name="CharStyle10"><text:span text:style-name="T14">Tento obor bol majitelom jedného zaklnutého zámka, ktorý uprostred jedného samotného lesa stál. Asi štyri mesiace neskôr prišiel Jakub, ktorý sa na ceste do Walesu vynachádzal, prez tento les. On bol ukonaný a sadnúl si pri jednom čerstvom prameni, aby si odpočinul; čochvíľa pevno zaspal. Tu ho obadal obor, ktorý práve tade šiel, aby si vodu nabral; na nápisi na pási poznal on, že to bol </text:span></text:span><text:span text:style-name="CharStyle10"><text:span text:style-name="T16">ď</text:span></text:span><text:span text:style-name="CharStyle10"><text:span text:style-name="T14">alako a široko chýrečny Jakub. Bez mnohého namá­hania vzal ho on na jeho pleca a zaniesol ho do jeho zaklnutého kaštiela. — Ke</text:span></text:span><text:span text:style-name="CharStyle10"><text:span text:style-name="T16">ď</text:span></text:span><text:span text:style-name="CharStyle10"><text:span text:style-name="T14"> oni prez jeden húšť šli, zo­budil sa Jakub od praskania </text:span></text:span><text:span text:style-name="CharStyle10"><text:span text:style-name="T16">ch</text:span></text:span><text:span text:style-name="CharStyle10"><text:span text:style-name="T14">alúz, a bol veľmi prekva</text:span></text:span><text:span text:style-name="CharStyle10"><text:span text:style-name="T16">y</text:span></text:span><text:span text:style-name="CharStyle10"><text:span text:style-name="T14">ený, že sa v pazúchoch obora vynachádza. Ale ako sa teprv polakal, ke</text:span></text:span><text:span text:style-name="CharStyle10"><text:span text:style-name="T16">ď</text:span></text:span><text:span text:style-name="CharStyle10"><text:span text:style-name="T14"> pri vkročení do kaštiela videl dlážku človečími kostiami kritú, ktoré čochvíľa, tak mu povedal obor, s jeho vlastnými rozmnožené budú. Nato zatvoril </text:span></text:span><text:span text:style-name="CharStyle10"><text:span text:style-name="T4">u</text:span></text:span><text:span text:style-name="CharStyle10"><text:span text:style-name="T14">bohého Jakuba do jednej ukrutnej izby a šiel preč, aby jednoho druhého obora povolal, ktorý v tom istom lesi prebýval; ten aby mu pomáhal Jakuba o život opraviť.— Netrvalo to dlho, tu bol Jakub skrze strašné kričanie a ručanie zhrozený. On pristúpil k oknu a videl z </text:span></text:span><text:span text:style-name="CharStyle10"><text:span text:style-name="T16">ď</text:span></text:span><text:span text:style-name="CharStyle10"><text:span text:style-name="T14">alaka oboch oborov prichádzať. Teraz, riekol k sebe, čaká lebo smrť alebo oslobodenie na mna.</text:span></text:span></text:p>
        <text:p text:style-name="P10"><text:span text:style-name="CharStyle10"><text:span text:style-name="T14">V jednom kúte izby ležaly tlsté povraze. On vzal dva z n</text:span></text:span><text:span text:style-name="CharStyle10"><text:span text:style-name="T4">í</text:span></text:span><text:span text:style-name="CharStyle10"><text:span text:style-name="T14">ch a urobil na konci pevnú smečku a zakiaľ obory železnú bránu kaštiela otvárali, uhodil ím on smečku na hlavu. Tie druhé konce položil on okolo jeden pen, potom</text:span></text:span><text:span text:style-name="CharStyle32"><text:span text:style-name="T14"> </text:span></text:span><text:span text:style-name="CharStyle10"><text:span text:style-name="T14">tiahnúl on celou mocou a zadávil ich na tento spôsob. Ke</text:span></text:span><text:span text:style-name="CharStyle10"><text:span text:style-name="T16">ď</text:span></text:span><text:span text:style-name="CharStyle10"><text:span text:style-name="T14"> už boli ce</text:span></text:span><text:span text:style-name="CharStyle10"><text:span text:style-name="T2">l</text:span></text:span><text:span text:style-name="CharStyle10"><text:span text:style-name="T14">kom čiern</text:span></text:span><text:span text:style-name="CharStyle10"><text:span text:style-name="T16">í</text:span></text:span><text:span text:style-name="CharStyle10"><text:span text:style-name="T14"> ve tvári, spustil sa na povrazi dolu, až on na ich hlavách stál. Tu vytiahnúl svoju šablu a zabil ich oboch. Vtedy zebral oborovi klúče a otvoril druhé izby, tu najšol on tri krásn</text:span></text:span><text:span text:style-name="CharStyle10"><text:span text:style-name="T2">e</text:span></text:span><text:span text:style-name="CharStyle10"><text:span text:style-name="T14"> panenky, ktoré obor za </text:span></text:span><text:span text:style-name="CharStyle10"><text:span text:style-name="T4">í</text:span></text:span><text:span text:style-name="CharStyle10"><text:span text:style-name="T14">ch vlasi pevno </text:span></text:span><text:soft-page-break/><text:span text:style-name="CharStyle10"><text:span text:style-name="T14">uviazal a ktoré hladom skoro zomrel</text:span></text:span><text:span text:style-name="CharStyle10"><text:span text:style-name="T4">y</text:span></text:span><text:span text:style-name="CharStyle10"><text:span text:style-name="T14">. </text:span></text:span><text:span text:style-name="CharStyle10"><text:span text:style-name="T28">— — </text:span></text:span><text:span text:style-name="CharStyle10"><text:span text:style-name="T14">Krásné panenky, riekol Jukub, já som obludu a jeho brata zabil a tak vašu slobodu vymohol. S týmito slovámi odevzdal im on klúčky a pokračoval tak pilno ak možno jeho cestovánie </text:span></text:span><text:span text:style-name="CharStyle10"><text:span text:style-name="T16">ď</text:span></text:span><text:span text:style-name="CharStyle10"><text:span text:style-name="T14">alej. Ale on poblúdil, noc ho napadla a on nemohol no</text:span></text:span><text:span text:style-name="CharStyle10"><text:span text:style-name="T4">cl</text:span></text:span><text:span text:style-name="CharStyle10"><text:span text:style-name="T14">ahu n</text:span></text:span><text:span text:style-name="CharStyle10"><text:span text:style-name="T4">a</text:span></text:span><text:span text:style-name="CharStyle10"><text:span text:style-name="T14">jsť, až on konečne do jednoho údolia prišiel, kde jeden veľký dom stál. V jeho núdzi zaklopal on na bránu, ale ak veľké bolo jeho laknutie, ke</text:span></text:span><text:span text:style-name="CharStyle10"><text:span text:style-name="T16">ď</text:span></text:span><text:span text:style-name="CharStyle10"><text:span text:style-name="T14"> jeden hrozný obor dvomi hlavámi sa ukázal. Ale on nemal tak divý výhľad, ako prvejš</text:span></text:span><text:span text:style-name="CharStyle10"><text:span text:style-name="T2">í</text:span></text:span><text:span text:style-name="CharStyle10"><text:span text:style-name="T14"> obori, lebo on bol krotký a on prevádzal jeho hrozné činy na tajomný a podvodný spôsob.</text:span></text:span></text:p>
        <text:p text:style-name="P7"><text:span text:style-name="CharStyle10"><text:span text:style-name="T14">Jakub mu rozprával jeho položenie a tento mu pou­kázal jednu izbu na spanie. V tichosti noci počul on svojeho gazdu vo vedlajšej izbe nasledovné slova mrmla</text:span></text:span><text:span text:style-name="CharStyle10"><text:span text:style-name="T2">ť</text:span></text:span><text:span text:style-name="CharStyle26"><text:span text:style-name="T14">:</text:span></text:span></text:p>
        <text:p text:style-name="P10"><text:span text:style-name="CharStyle10"><text:span text:style-name="T14">Túto noc nech len dobre spí,</text:span></text:span></text:p>
        <text:p text:style-name="P22"><text:span text:style-name="CharStyle10"><text:span text:style-name="T14">Však zajtra už sa nezobudí;</text:span></text:span></text:p>
        <text:p text:style-name="P22"><text:span text:style-name="CharStyle10"><text:span text:style-name="T14">Lebo potom už je dávno zabitý.</text:span></text:span></text:p>
        <text:p text:style-name="P11"><text:span text:style-name="CharStyle10"><text:span text:style-name="T2"/></text:span></text:p>
        <text:p text:style-name="P23"><text:span text:style-name="CharStyle10"><text:span text:style-name="T14">Tak stojí vec, riekol Jakub, ty máš jeden tvoj</text:span></text:span><text:span text:style-name="CharStyle10"><text:span text:style-name="T4">í</text:span></text:span><text:span text:style-name="CharStyle10"><text:span text:style-name="T14">ch podvodných činov pred sebou; ale to si sa dostal k opravdi­vému. </text:span></text:span><text:span text:style-name="CharStyle10"><text:span text:style-name="T28">— — </text:span></text:span><text:span text:style-name="CharStyle10"><text:span text:style-name="T14">On vyliezol z postele, položil tam jedno poleno dreva a uschoval sa v jednom kúte izby. Uprostred noci vkročil podvodný obor </text:span></text:span><text:span text:style-name="CharStyle10"><text:span text:style-name="T2">d</text:span></text:span><text:span text:style-name="CharStyle10"><text:span text:style-name="T14">onútra, uderil svojím kyjákom na postel a myslel prirodzene, že on Jakubovi všetky kosti v tele zlámal.</text:span></text:span></text:p>
        <text:p text:style-name="P12"><text:span text:style-name="CharStyle10"><text:span text:style-name="T14">Na druhé ráno ale ďakoval Jakub, ktorý sa pomlčky usmieva</text:span></text:span><text:span text:style-name="CharStyle10"><text:span text:style-name="T4">l</text:span></text:span><text:span text:style-name="CharStyle10"><text:span text:style-name="T14">, oborovi srdečne za noclah. </text:span></text:span><text:span text:style-name="CharStyle10"><text:span text:style-name="T27">— — </text:span></text:span><text:span text:style-name="CharStyle10"><text:span text:style-name="T14">Ako že si spál? pítal sa obor necítil si nič v noci?</text:span></text:span></text:p>
        <text:p text:style-name="P7"><text:span text:style-name="CharStyle10"><text:span text:style-name="T14">Nič, odpovedal Jakub len mna šlahal jeden potkan chvostom sem i tam.</text:span></text:span></text:p>
        <text:p text:style-name="P7"><text:soft-page-break/><text:span text:style-name="CharStyle10"><text:span text:style-name="T14">Pekelne rozdivený viedol obor Jakuba k ra</text:span></text:span><text:span text:style-name="CharStyle10"><text:span text:style-name="T4">n</text:span></text:span><text:span text:style-name="CharStyle10"><text:span text:style-name="T14">ajkám a priniesol mu jednu misu, ktorá štyri máse múkovej polievky obsahovala. Poneváč Jakub nechcel badať nechať, že to je preňho moc, tak vzal jedno velké kožené vreco </text:span></text:span><text:span text:style-name="CharStyle10"><text:span text:style-name="T16">z</text:span></text:span><text:span text:style-name="CharStyle10"><text:span text:style-name="T14"> pod jeho širokého kabáta a vylial, bez toho žeby to bol obor videl, najväčšiu čiastku polievky donútra. Potom povedal jeho gazdovi, že mu ukáže jedno čarodejstvo. On vzal jeden nôž a narezal s ním kožené vreco, tak že celá múková polievka vytiekla.</text:span></text:span></text:p>
        <text:p text:style-name="P7"><text:span text:style-name="CharStyle10"><text:span text:style-name="T14">Nato riekol obor: </text:span></text:span><text:span text:style-name="CharStyle10"><text:span text:style-name="T2">B</text:span></text:span><text:span text:style-name="CharStyle10"><text:span text:style-name="T14">a hroma, to čarodejn</text:span></text:span><text:span text:style-name="CharStyle10"><text:span text:style-name="T4">i</text:span></text:span><text:span text:style-name="CharStyle10"><text:span text:style-name="T14">ctvo viem aj já; vzal nôž, narezol si br</text:span></text:span><text:span text:style-name="CharStyle10"><text:span text:style-name="T4">u</text:span></text:span><text:span text:style-name="CharStyle10"><text:span text:style-name="T14">ch a padnu</text:span></text:span><text:span text:style-name="CharStyle10"><text:span text:style-name="T4">l</text:span></text:span><text:span text:style-name="CharStyle10"><text:span text:style-name="T14"> mrtvý na zem.</text:span></text:span></text:p>
        <text:p text:style-name="P7"><text:span text:style-name="CharStyle10"><text:span text:style-name="T14">O tento čas sa stalo, že jediný syn kráľa Arthura jeho otca o jeden veľký obnos peňazí prosil. On chcel </text:span></text:span><text:span text:style-name="CharStyle10"><text:span text:style-name="T2">j</text:span></text:span><text:span text:style-name="CharStyle10"><text:span text:style-name="T14">eho š</text:span></text:span><text:span text:style-name="CharStyle10"><text:span text:style-name="T4">ť</text:span></text:span><text:span text:style-name="CharStyle10"><text:span text:style-name="T14">astie v knižactvu Wales pok</text:span></text:span><text:span text:style-name="CharStyle10"><text:span text:style-name="T2">ú</text:span></text:span><text:span text:style-name="CharStyle10"><text:span text:style-name="T14">siť; tam žila jedna krásna panenka, ktorá bola od sedem zlých duchov čertom posadlá.</text:span></text:span></text:p>
        <text:p text:style-name="P7"><text:span text:style-name="CharStyle10"><text:span text:style-name="T14">Nadarmo pok</text:span></text:span><text:span text:style-name="CharStyle10"><text:span text:style-name="T4">u</text:span></text:span><text:span text:style-name="CharStyle10"><text:span text:style-name="T14">sil kráľ svojeho syna od jeho predsevzetia rozmluvi</text:span></text:span><text:span text:style-name="CharStyle10"><text:span text:style-name="T4">ť</text:span></text:span><text:span text:style-name="CharStyle10"><text:span text:style-name="T14">, konečne vyhovel jeho žiadosti a pr</text:span></text:span><text:span text:style-name="CharStyle10"><text:span text:style-name="T16">inc </text:span></text:span><text:span text:style-name="CharStyle10"><text:span text:style-name="T14">sa prichystal dvomi koňmi na cestu. Jeden bol obtiažený zlatom, na druhom on jazdil. — Po niekoľko dňoch cesto­vania prišiel on do jednoho mestečka vo Walesi, kde on veľké množstvo ľudí shromáždené videl. Keď sa princ o príčinu tohoto shr</text:span></text:span><text:span text:style-name="CharStyle10"><text:span text:style-name="T4">o</text:span></text:span><text:span text:style-name="CharStyle10"><text:span text:style-name="T14">maždenia pítal, dostal odpoveď, že ľudia jednu m</text:span></text:span><text:span text:style-name="CharStyle10"><text:span text:style-name="T4">r</text:span></text:span><text:span text:style-name="CharStyle10"><text:span text:style-name="T14">tvolu zabrali, lebo zomrelý im ostal zaživa moc peňazí dlžen. Princ vyslovil jeho polutovanie nad tým, že veritelia tak nemilosrdní by</text:span></text:span><text:span text:style-name="CharStyle10"><text:span text:style-name="T4">ť</text:span></text:span><text:span text:style-name="CharStyle10"><text:span text:style-name="T14"> môžú a riekol: choďte, pochovajte mrtvého a pošlite jeho veritelov do mojeho bytu, já ím tie dlhy vyplatím. — Veritelia ale prijšli v takom počte, že princovi pred zap</text:span></text:span><text:span text:style-name="CharStyle10"><text:span text:style-name="T4">o</text:span></text:span><text:span text:style-name="CharStyle10"><text:span text:style-name="T14">čatím noci skoro nič </text:span></text:span><text:span text:style-name="CharStyle10"><text:span text:style-name="T16">z</text:span></text:span><text:span text:style-name="CharStyle10"><text:span text:style-name="T14"> jeho peňazí neostalo. — — Jakub oborný vražditel, ktorý práve v ceste bol, tak bol prekrapený od veľko­dušnosti princa, že vyslovil tú žiadosť, do jeho služby vstúpiť </text:span></text:span><text:soft-page-break/><text:span text:style-name="CharStyle10"><text:span text:style-name="T14">a poneváč sa sporozumeli, pokračovali na druhý den ráno spoločne v ich cestovan</text:span></text:span><text:span text:style-name="CharStyle10"><text:span text:style-name="T4">i</text:span></text:span><text:span text:style-name="CharStyle10"><text:span text:style-name="T14">.</text:span></text:span></text:p>
        <text:p text:style-name="P7"><text:span text:style-name="CharStyle10"><text:span text:style-name="T14">Keď von z mesta jazdili, oslovila jedna stará žena princa a riekla: </text:span></text:span><text:span text:style-name="CharStyle10"><text:span text:style-name="T2">O</text:span></text:span><text:span text:style-name="CharStyle10"><text:span text:style-name="T14">n mi ostal cez sedem rokov dva haliere dlžen, prosím, zaplaťte mi dlh, ako ste druhým platil. Princ sahal do vačku a dal žene všetko čo ešte mal, tak že navečer, keď Jakub pre ich zákusky všetky jeho peniaze vydal, obom vespolok ani haliera viac neostalo. Keď slnko počalo spočívať, riekol kráľovsk</text:span></text:span><text:span text:style-name="CharStyle10"><text:span text:style-name="T16">y</text:span></text:span><text:span text:style-name="CharStyle10"><text:span text:style-name="T14"> sy</text:span></text:span><text:span text:style-name="CharStyle10"><text:span text:style-name="T2">n</text:span></text:span><text:span text:style-name="CharStyle10"><text:span text:style-name="T14">: kde budeme dnes nocovať </text:span></text:span><text:span text:style-name="CharStyle10"><text:span text:style-name="T2">Ja</text:span></text:span><text:span text:style-name="CharStyle10"><text:span text:style-name="T14">kube, poneváč už nemáme peniaze? — Ale </text:span></text:span><text:span text:style-name="CharStyle10"><text:span text:style-name="T4">J</text:span></text:span><text:span text:style-name="CharStyle10"><text:span text:style-name="T14">akub odpovedal: ce</text:span></text:span><text:span text:style-name="CharStyle10"><text:span text:style-name="T2">ľ</text:span></text:span><text:span text:style-name="CharStyle10"><text:span text:style-name="T14">ko</text:span></text:span><text:span text:style-name="CharStyle10"><text:span text:style-name="T2">m</text:span></text:span><text:span text:style-name="CharStyle10"><text:span text:style-name="T14"> dobre sa nám povedie pane, lebo já mám jednoho ujca, ktorý dve míle odtialto prebýva. On je strašný obor troma hlav</text:span></text:span><text:span text:style-name="CharStyle10"><text:span text:style-name="T4">á</text:span></text:span><text:span text:style-name="CharStyle10"><text:span text:style-name="T14">mi, ktorý sa oproti päťsto ozbrojeným chlapom postaví, a ich zaženie. — Ach, odechnúl si princ čože tam máme? On nás istotne na jeden zákus zežerie, nie, m</text:span></text:span><text:span text:style-name="CharStyle10"><text:span text:style-name="T2">y</text:span></text:span><text:span text:style-name="CharStyle10"><text:span text:style-name="T14"> jemu ani jeden deravý zub nevyplníme. </text:span></text:span><text:span text:style-name="CharStyle10"><text:span text:style-name="T2">O</text:span></text:span><text:span text:style-name="CharStyle10"><text:span text:style-name="T14"> tom není reč, odpo­vedal </text:span></text:span><text:span text:style-name="CharStyle10"><text:span text:style-name="T16">J</text:span></text:span><text:span text:style-name="CharStyle10"><text:span text:style-name="T14">akub, já chcem vopred ís</text:span></text:span><text:span text:style-name="CharStyle10"><text:span text:style-name="T16">ť</text:span></text:span><text:span text:style-name="CharStyle10"><text:span text:style-name="T14"> a vám cestu prichysta</text:span></text:span><text:span text:style-name="CharStyle10"><text:span text:style-name="T4">ť</text:span></text:span><text:span text:style-name="CharStyle10"><text:span text:style-name="T14">, osta</text:span></text:span><text:span text:style-name="CharStyle10"><text:span text:style-name="T2">ň</text:span></text:span><text:span text:style-name="CharStyle10"><text:span text:style-name="T14">te tu a čakajte. — </text:span></text:span><text:span text:style-name="CharStyle10"><text:span text:style-name="T16">J</text:span></text:span><text:span text:style-name="CharStyle10"><text:span text:style-name="T14">akub cválal pilno preč a ke</text:span></text:span><text:span text:style-name="CharStyle10"><text:span text:style-name="T16">ď</text:span></text:span><text:span text:style-name="CharStyle10"><text:span text:style-name="T2"> </text:span></text:span><text:span text:style-name="CharStyle10"><text:span text:style-name="T14">on ku kaštielu prišiel, zaklopal hlasne na bránu, tak že vŕšky okolo jačaly. Obor zaručal, tak že to zahučalo ako hrmenie: kto je tu?</text:span></text:span></text:p>
        <text:p text:style-name="P13"><text:span text:style-name="CharStyle10"><text:span text:style-name="T14">Len tv</text:span></text:span><text:span text:style-name="CharStyle10"><text:span text:style-name="T2">o</text:span></text:span><text:span text:style-name="CharStyle10"><text:span text:style-name="T14">j </text:span></text:span><text:span text:style-name="CharStyle10"><text:span text:style-name="T4">u</text:span></text:span><text:span text:style-name="CharStyle10"><text:span text:style-name="T14">bohý bratranec </text:span></text:span><text:span text:style-name="CharStyle10"><text:span text:style-name="T16">J</text:span></text:span><text:span text:style-name="CharStyle10"><text:span text:style-name="T14">akub, bola odpove</text:span></text:span><text:span text:style-name="CharStyle10"><text:span text:style-name="T2">ď</text:span></text:span><text:span text:style-name="CharStyle10"><text:span text:style-name="T14"> </text:span></text:span><text:span text:style-name="CharStyle10"><text:span text:style-name="T2">— </text:span></text:span><text:span text:style-name="CharStyle10"><text:span text:style-name="T14">Potom sa zas pítal: jaké chýre mi nesie môj </text:span></text:span><text:span text:style-name="CharStyle10"><text:span text:style-name="T2">ú</text:span></text:span><text:span text:style-name="CharStyle10"><text:span text:style-name="T14">bohý bratranec </text:span></text:span><text:span text:style-name="CharStyle10"><text:span text:style-name="T16">J</text:span></text:span><text:span text:style-name="CharStyle10"><text:span text:style-name="T14">akub? — </text:span></text:span><text:span text:style-name="CharStyle10"><text:span text:style-name="T16">J</text:span></text:span><text:span text:style-name="CharStyle10"><text:span text:style-name="T14">akub odpovedal: zlé chýre, boh vie, milý ujče.</text:span></text:span><text:span text:style-name="CharStyle10"><text:span text:style-name="T2"> </text:span></text:span><text:span text:style-name="CharStyle10"><text:span text:style-name="T28">— — </text:span></text:span><text:span text:style-name="CharStyle10"><text:span text:style-name="T14">Prosím teba, riekol obor, ako môžú by</text:span></text:span><text:span text:style-name="CharStyle10"><text:span text:style-name="T2">ť</text:span></text:span><text:span text:style-name="CharStyle10"><text:span text:style-name="T14"> pre mna zlé chýre? Ty vieš, že já sa oproti pä</text:span></text:span><text:span text:style-name="CharStyle10"><text:span text:style-name="T4">ť</text:span></text:span><text:span text:style-name="CharStyle10"><text:span text:style-name="T14">sto ozbrojeným chlapom postavím a že sa oni ako plevy vo vetri rozpŕchnú.</text:span></text:span></text:p>
        <text:p text:style-name="P7"><text:span text:style-name="CharStyle10"><text:span text:style-name="T14">Ano, ale krá</text:span></text:span><text:span text:style-name="CharStyle10"><text:span text:style-name="T4">ľ</text:span></text:span><text:span text:style-name="CharStyle10"><text:span text:style-name="T14">ov syn, s tisíc ozbrojenými chlapmi sa približuje, aby teba zabil a všetky tvoje majetky znivočil.</text:span></text:span></text:p>
        <text:p text:style-name="P7"><text:span text:style-name="CharStyle10"><text:span text:style-name="T14">Ach bratranče </text:span></text:span><text:span text:style-name="CharStyle10"><text:span text:style-name="T16">J</text:span></text:span><text:span text:style-name="CharStyle10"><text:span text:style-name="T14">akube, riekol obor, to je veru zlý chýr</text:span></text:span><text:span text:style-name="CharStyle10"><text:span text:style-name="T2">,</text:span></text:span><text:span text:style-name="CharStyle10"><text:span text:style-name="T14"> já sa hne</text:span></text:span><text:span text:style-name="CharStyle10"><text:span text:style-name="T16">ď</text:span></text:span><text:span text:style-name="CharStyle10"><text:span text:style-name="T14"> </text:span></text:span><text:soft-page-break/><text:span text:style-name="CharStyle10"><text:span text:style-name="T14">uschovám, zatvor a zapri zamnou a zadrž klúče, až ke</text:span></text:span><text:span text:style-name="CharStyle10"><text:span text:style-name="T16">ď</text:span></text:span><text:span text:style-name="CharStyle10"><text:span text:style-name="T14"> princ zas bude preč.</text:span></text:span></text:p>
        <text:p text:style-name="P10"><text:span text:style-name="CharStyle10"><text:span text:style-name="T14">Ke</text:span></text:span><text:span text:style-name="CharStyle10"><text:span text:style-name="T16">ď</text:span></text:span><text:span text:style-name="CharStyle10"><text:span text:style-name="T14"> sa </text:span></text:span><text:span text:style-name="CharStyle10"><text:span text:style-name="T16">J</text:span></text:span><text:span text:style-name="CharStyle10"><text:span text:style-name="T14">akub pred oborom ochránil, priviedol jeho pána a obá sa cítili dobre, zakia</text:span></text:span><text:span text:style-name="CharStyle10"><text:span text:style-name="T4">ľ</text:span></text:span><text:span text:style-name="CharStyle10"><text:span text:style-name="T14"> </text:span></text:span><text:span text:style-name="CharStyle10"><text:span text:style-name="T4">u</text:span></text:span><text:span text:style-name="CharStyle10"><text:span text:style-name="T14">bohý obor trasiac sa v jednej podzemnej sieni ležal. — Nasledujúci den ráno zaopatril </text:span></text:span><text:span text:style-name="CharStyle10"><text:span text:style-name="T16">J</text:span></text:span><text:span text:style-name="CharStyle10"><text:span text:style-name="T2">a</text:span></text:span><text:span text:style-name="CharStyle10"><text:span text:style-name="T14">kub princa bohato zlatom a striebrom a nechal ho tri míle vopred jazdiť. Ke</text:span></text:span><text:span text:style-name="CharStyle10"><text:span text:style-name="T16">ď</text:span></text:span><text:span text:style-name="CharStyle10"><text:span text:style-name="T14"> on bol dávno od obora vzdialený, vypustil ho </text:span></text:span><text:span text:style-name="CharStyle10"><text:span text:style-name="T16">J</text:span></text:span><text:span text:style-name="CharStyle10"><text:span text:style-name="T14">akub zo sieni von, a jeho ujec sa ho pítal, čo jemu zato má darovať, že on kaštiel od znivočenia zachránil. — </text:span></text:span><text:span text:style-name="CharStyle10"><text:span text:style-name="T16">J</text:span></text:span><text:span text:style-name="CharStyle10"><text:span text:style-name="T14">á nežiadám nič, riekol jakub, ako ten starý kabát, tú čapicu, ten starý zerzavý meč a tie panto</text:span></text:span><text:span text:style-name="CharStyle10"><text:span text:style-name="T2">f</text:span></text:span><text:span text:style-name="CharStyle10"><text:span text:style-name="T14">le, ktoré pri tv</text:span></text:span><text:span text:style-name="CharStyle10"><text:span text:style-name="T2">o</text:span></text:span><text:span text:style-name="CharStyle10"><text:span text:style-name="T14">jej</text:span></text:span><text:span text:style-name="CharStyle10"><text:span text:style-name="T2"> </text:span></text:span><text:span text:style-name="CharStyle10"><text:span text:style-name="T14">posteli sa vynachádzajú. — To môžeš mať, odpovedal obor. Nechaj si tie veci na pamiatku, oni tebe budú mimoriadne osožné. Ten kabát urobí teba neviditelným, tá čapica udelí tebe vševedúcnos</text:span></text:span><text:span text:style-name="CharStyle10"><text:span text:style-name="T2">ť,</text:span></text:span><text:span text:style-name="CharStyle10"><text:span text:style-name="T14"> ten meč rozreže všetko, čoho sa s ním dotkneš a tie pantofle dajú neobyčajnú rýchlosť. Tie veci môžú byť</text:span></text:span><text:span text:style-name="CharStyle10"><text:span text:style-name="T2"> </text:span></text:span><text:span text:style-name="CharStyle10"><text:span text:style-name="T14">tebe velmi osožné, srdečne rád ich tebe dám. — — </text:span></text:span><text:span text:style-name="CharStyle10"><text:span text:style-name="T16">J</text:span></text:span><text:span text:style-name="CharStyle10"><text:span text:style-name="T14">akub ich vzal a </text:span></text:span><text:span text:style-name="CharStyle10"><text:span text:style-name="T16">ď</text:span></text:span><text:span text:style-name="CharStyle10"><text:span text:style-name="T14">akoval jeho ujcovi. Potom dohonil pilno jeho pána a čochvi</text:span></text:span><text:span text:style-name="CharStyle10"><text:span text:style-name="T16">ľ</text:span></text:span><text:span text:style-name="CharStyle10"><text:span text:style-name="T14">a dosiahli dom tej panenky, ktorú princ h</text:span></text:span><text:span text:style-name="CharStyle10"><text:span text:style-name="T16">ľ</text:span></text:span><text:span text:style-name="CharStyle10"><text:span text:style-name="T14">adal.</text:span></text:span><text:span text:style-name="CharStyle32"><text:span text:style-name="T14"> </text:span></text:span><text:span text:style-name="CharStyle10"><text:span text:style-name="T14">Ke</text:span></text:span><text:span text:style-name="CharStyle10"><text:span text:style-name="T16">ď</text:span></text:span><text:span text:style-name="CharStyle10"><text:span text:style-name="T14"> ona videla, že princ je na námluvá</text:span></text:span><text:span text:style-name="CharStyle10"><text:span text:style-name="T16">ch</text:span></text:span><text:span text:style-name="CharStyle10"><text:span text:style-name="T14">, prichystala pre</text:span></text:span><text:span text:style-name="CharStyle10"><text:span text:style-name="T4">n</text:span></text:span><text:span text:style-name="CharStyle10"><text:span text:style-name="T14">ho veľkú hostinu. Na konci si utrela ona pisky</text:span></text:span><text:span text:style-name="CharStyle10"><text:span text:style-name="T2"> </text:span></text:span><text:span text:style-name="CharStyle10"><text:span text:style-name="T14">jedným ručníkom a riekla: zajtra ráno mi musíte tento ručník ukáza</text:span></text:span><text:span text:style-name="CharStyle10"><text:span text:style-name="T2">ť</text:span></text:span><text:span text:style-name="CharStyle10"><text:span text:style-name="T14">, lebo ináč to stojí váš krk. Pri tiechto slovách zastrčila ona ten ručník za prsá. </text:span></text:span><text:span text:style-name="CharStyle10"><text:span text:style-name="T28">— — — </text:span></text:span><text:span text:style-name="CharStyle10"><text:span text:style-name="T14">Starosti plným srdcom šiel princ do postele, ale vševedomos</text:span></text:span><text:span text:style-name="CharStyle10"><text:span text:style-name="T4">ť</text:span></text:span><text:span text:style-name="CharStyle10"><text:span text:style-name="T14"> Jakubovej čapici ho naučila, ako sa do majetku ručníka dostať môže.</text:span></text:span></text:p>
        <text:p text:style-name="P7"><text:span text:style-name="CharStyle10"><text:span text:style-name="T2">O</text:span></text:span><text:span text:style-name="CharStyle10"><text:span text:style-name="T14"> pol noci zavolala svojeho povereného ducha, aby ju Luciferovi zaniesol.</text:span></text:span></text:p>
        <text:p text:style-name="P7"><text:span text:style-name="CharStyle10"><text:span text:style-name="T14">Ale Jakub obliekol kabát, ktorý ho neviditelným urobil a obliekol si sedmi mílové pantofle a tak prišiel s nou naráz tam. Ke</text:span></text:span><text:span text:style-name="CharStyle10"><text:span text:style-name="T16">ď</text:span></text:span><text:span text:style-name="CharStyle10"><text:span text:style-name="T14"> ona do </text:span></text:span><text:soft-page-break/><text:span text:style-name="CharStyle10"><text:span text:style-name="T14">domu diabla vkročila, dala starému Luciferovi ručník, ktorý on vložil na podvlaky. Ale Jakub ho vzal odtial a zaniesol ho svojemu pánovi a on ho ukázal na druhý den panenke a tak ujšiel smrti.</text:span></text:span></text:p>
        <text:p text:style-name="P7"><text:span text:style-name="CharStyle10"><text:span text:style-name="T14">Tento den bozkala princa zase a povedala mu, zajtra ráno musí on jej tie pisky ukázať, ktoré ona predošlý večer bozkala, ináč ztratí on svoju hlavu.</text:span></text:span></text:p>
        <text:p text:style-name="P7"><text:span text:style-name="CharStyle10"><text:span text:style-name="T2"><text:s/>I</text:span></text:span><text:span text:style-name="CharStyle10"><text:span text:style-name="T14">stotne to učiním, ke</text:span></text:span><text:span text:style-name="CharStyle10"><text:span text:style-name="T16">ď</text:span></text:span><text:span text:style-name="CharStyle10"><text:span text:style-name="T14"> vy žiadné druhé pisky nebozkáte, ako moje, odpovedal on.</text:span></text:span></text:p>
        <text:p text:style-name="P7"><text:span text:style-name="CharStyle10"><text:span text:style-name="T14">To je všetko jedno, riekla ona, ke</text:span></text:span><text:span text:style-name="CharStyle10"><text:span text:style-name="T16">ď</text:span></text:span><text:span text:style-name="CharStyle10"><text:span text:style-name="T14"> to nemôžete, tak je vám smrt istá.</text:span></text:span></text:p>
        <text:p text:style-name="P7"><text:span text:style-name="CharStyle10"><text:span text:style-name="T2">O</text:span></text:span><text:span text:style-name="CharStyle10"><text:span text:style-name="T14"> pôl noci šla ona ako preaošlú noc Luciferovi a a hnevala sa naňho, že si dal ručník vziať. Teraz ale, riekla ona, bude kráľovskému synovi už ťažšie, lebo já teba bozkám, a on mi musí tvoje pisky ukázať. — — Riekla a učinila. Ale Jakub, ktorý vedľa stál, zeťal čertovi hlavu a priniesol ho pod jeho neviditelným kabátom jeho pánovi</text:span></text:span><text:span text:style-name="CharStyle10"><text:span text:style-name="T2">,</text:span></text:span><text:span text:style-name="CharStyle10"><text:span text:style-name="T14"> ktorý ho druhý den ráno v prítomnosti panenky za rohy vytiahnúl.</text:span></text:span></text:p>
        <text:p text:style-name="P7"><text:span text:style-name="CharStyle10"><text:span text:style-name="T14">Tu bol zlý čar zlomený a princeska sa žiarila v jej úplnej krási. Druhý den ráno sa zobrali a šli onedlho do dv</text:span></text:span><text:span text:style-name="CharStyle10"><text:span text:style-name="T2">o</text:span></text:span><text:span text:style-name="CharStyle10"><text:span text:style-name="T14">ra kráľa Arthúra, kde Jakub pre jeho víťazné činy za rytíra stolného kruhu vymenovaný bol.</text:span></text:span></text:p>
        <text:p text:style-name="P7"><text:span text:style-name="CharStyle10"><text:span text:style-name="T14">Poneváč sa Jakubovi všetky podujatia vydarily, uzavrel on, že nechce nečinne na jeho vavr</text:span></text:span><text:span text:style-name="CharStyle10"><text:span text:style-name="T4">i</text:span></text:span><text:span text:style-name="CharStyle10"><text:span text:style-name="T14">noch odpočí­vať, ale všetko, čo v jeho moci stálo, ku cti svojeho kráľa a vlasti chcel učiniť. A tak prosil kráľa Arthúra, aby ho ko</text:span></text:span><text:span text:style-name="CharStyle10"><text:span text:style-name="T4">n</text:span></text:span><text:span text:style-name="CharStyle10"><text:span text:style-name="T14">om a potrebnými peniazmi vystrojil, aby sa mohol na hľadanie nových zvláštnych dobrodružstiev odovzdať.</text:span></text:span></text:p>
        <text:p text:style-name="P7"><text:span text:style-name="CharStyle25"><text:span text:style-name="T14">Lebo, Vaše Veličenstvo, riekol on kráľovi, ešte sú mnohí obori vo vzdialených čiastk</text:span></text:span><text:span text:style-name="CharStyle25"><text:span text:style-name="T2">a</text:span></text:span><text:span text:style-name="CharStyle25"><text:span text:style-name="T14">ch Walesu, ktorí k nevyslovitelnej škode </text:span></text:span><text:soft-page-break/><text:span text:style-name="CharStyle25"><text:span text:style-name="T14">vašich poddaných jejich zločiny páchajú. Ke</text:span></text:span><text:span text:style-name="CharStyle25"><text:span text:style-name="T16">ď</text:span></text:span><text:span text:style-name="CharStyle25"><text:span text:style-name="T14"> sa teda vašemu veličenstvu páč</text:span></text:span><text:span text:style-name="CharStyle25"><text:span text:style-name="T2">i</text:span></text:span><text:span text:style-name="CharStyle25"><text:span text:style-name="T14">, mna v tom pod­porovať, tak nepochybujem v tom, že sa mne v krátkom ča</text:span></text:span><text:span text:style-name="CharStyle25"><text:span text:style-name="T4">s</text:span></text:span><text:span text:style-name="CharStyle25"><text:span text:style-name="T14">i vydarí, ich aj s kore</text:span></text:span><text:span text:style-name="CharStyle25"><text:span text:style-name="T4">n</text:span></text:span><text:span text:style-name="CharStyle25"><text:span text:style-name="T14">om vykynožiť a tak celé krá</text:span></text:span><text:span text:style-name="CharStyle25"><text:span text:style-name="T16">ľ</text:span></text:span><text:span text:style-name="CharStyle25"><text:span text:style-name="T14">ovstvo od oborov a obl</text:span></text:span><text:span text:style-name="CharStyle25"><text:span text:style-name="T4">u</text:span></text:span><text:span text:style-name="CharStyle25"><text:span text:style-name="T14">d oslobodiť.</text:span></text:span></text:p>
        <text:p text:style-name="P7"><text:span text:style-name="CharStyle25"><text:span text:style-name="T14">Ke</text:span></text:span><text:span text:style-name="CharStyle25"><text:span text:style-name="T16">ď</text:span></text:span><text:span text:style-name="CharStyle25"><text:span text:style-name="T14"> kráľ o jeho šľachetnom predsavzatiu počul, vy­chystal ho všetk</text:span></text:span><text:span text:style-name="CharStyle25"><text:span text:style-name="T2">ý</text:span></text:span><text:span text:style-name="CharStyle25"><text:span text:style-name="T14">m potrebným, a Jakub sa vybral na cestu. On vzal sebou čapicu vševedomosti, črievice rýchlosti, ostrý meč a kabát neviditelnosti, aby on svoje nebezpečné predsavzatie ľahčej previez</text:span></text:span><text:span text:style-name="CharStyle25"><text:span text:style-name="T16">ť</text:span></text:span><text:span text:style-name="CharStyle25"><text:span text:style-name="T14"> mohol</text:span></text:span><text:span text:style-name="CharStyle25"><text:span text:style-name="T2">.</text:span></text:span></text:p>
        <text:p text:style-name="P7"><text:span text:style-name="CharStyle25"><text:span text:style-name="T14">Jakub chodil prez vysoké krásné brehy a ke</text:span></text:span><text:span text:style-name="CharStyle25"><text:span text:style-name="T16">ď</text:span></text:span><text:span text:style-name="CharStyle25"><text:span text:style-name="T14"> on na tretí den do </text:span></text:span><text:span text:style-name="CharStyle25"><text:span text:style-name="T2">je</text:span></text:span><text:span text:style-name="CharStyle25"><text:span text:style-name="T14">dnoho veľkého lesa vkročil, jačalo mu strašné kričanie a plakanie oproti.</text:span></text:span></text:p>
        <text:p text:style-name="P19"><text:span text:style-name="CharStyle10"><text:span text:style-name="T14">On pohlieda</text:span></text:span><text:span text:style-name="CharStyle10"><text:span text:style-name="T2">l</text:span></text:span><text:span text:style-name="CharStyle10"><text:span text:style-name="T14"> okolo a zbadal jednoho ukrutného obora, ktorý jednu krásnú p</text:span></text:span><text:span text:style-name="CharStyle10"><text:span text:style-name="T5">a</text:span></text:span><text:span text:style-name="CharStyle10"><text:span text:style-name="T14">nu a jednoho rytiera tak </text:span></text:span><text:span text:style-name="CharStyle10"><text:span text:style-name="T2">ľ</text:span></text:span><text:span text:style-name="CharStyle10"><text:span text:style-name="T14">ahodno za vlasi za sebou tiahal, ako sa jeden pár rukaviec nesie. Pri tomto vzhľade rozlieval Jakub slze polutovánia. On skočil z kon</text:span></text:span><text:span text:style-name="CharStyle10"><text:span text:style-name="T5">a</text:span></text:span><text:span text:style-name="CharStyle10"><text:span text:style-name="T14">, obliekol jeho kabát neviditelnosti a ze</text:span></text:span><text:span text:style-name="CharStyle10"><text:span text:style-name="T2">ť</text:span></text:span><text:span text:style-name="CharStyle10"><text:span text:style-name="T14">al jedným vzletom jeho ostrého meča oborovi obe nohy pod kolenom, tak, že pri jeho padnutí stromy sa zatriasly. — Tu ďakoval ochotný rytier a jeho krásna pani a povolali ho do </text:span></text:span><text:span text:style-name="CharStyle10"><text:span text:style-name="T5">í</text:span></text:span><text:span text:style-name="CharStyle10"><text:span text:style-name="T14">ch domu, aby sa po strašnom nasilení občerstvil a pre jeho veľkú službu bohatú odplatu obdržal. Ale Jakub prisahal, že skôr nechce ma</text:span></text:span><text:span text:style-name="CharStyle10"><text:span text:style-name="T17">ť</text:span></text:span><text:span text:style-name="CharStyle10"><text:span text:style-name="T14"> pokoj, až jasky</text:span></text:span><text:span text:style-name="CharStyle10"><text:span text:style-name="T5">n</text:span></text:span><text:span text:style-name="CharStyle10"><text:span text:style-name="T14">u obora nen</text:span></text:span><text:span text:style-name="CharStyle10"><text:span text:style-name="T5">a</text:span></text:span><text:span text:style-name="CharStyle10"><text:span text:style-name="T14">jde. Keď rytier to počul, riekol veľmi zarmútený: šľachetný cudzí, bolo by to príliš mnoho, sa ešte ráz do nebezpečia vrúti</text:span></text:span><text:span text:style-name="CharStyle10"><text:span text:style-name="T17">ť</text:span></text:span><text:span text:style-name="CharStyle10"><text:span text:style-name="T14">. Tá obluda prebýva spolu s jedným ešte divejším a besnejším bratom v jednej jaskyni v tom brehu tamhen. Bolo by to strašlivé pre mna a pre moju p</text:span></text:span><text:span text:style-name="CharStyle10"><text:span text:style-name="T5">a</text:span></text:span><text:span text:style-name="CharStyle10"><text:span text:style-name="T14">nu, keď by ste tam šiel a skázu vzal. Prosím vás teda, choďte s nami a nechajte dalšé prenasledovani</text:span></text:span><text:span text:style-name="CharStyle10"><text:span text:style-name="T18">e</text:span></text:span><text:span text:style-name="CharStyle10"><text:span text:style-name="T6">. </text:span></text:span><text:span text:style-name="CharStyle10"><text:span text:style-name="T13">—</text:span></text:span><text:span text:style-name="CharStyle10"><text:span text:style-name="T12"> </text:span></text:span><text:span text:style-name="CharStyle10"><text:span text:style-name="T13">— </text:span></text:span><text:span text:style-name="CharStyle10"><text:span text:style-name="T14">Nie, odpovedal Jakub, a keď by i</text:span></text:span><text:span text:style-name="CharStyle10"><text:span text:style-name="T18">ch</text:span></text:span><text:span text:style-name="CharStyle10"><text:span text:style-name="T14"> </text:span></text:span><text:soft-page-break/><text:span text:style-name="CharStyle10"><text:span text:style-name="T14">dvadsať bolo, žia­den nesm</text:span></text:span><text:span text:style-name="CharStyle10"><text:span text:style-name="T6">í</text:span></text:span><text:span text:style-name="CharStyle10"><text:span text:style-name="T14"> mojemu hnevu újs</text:span></text:span><text:span text:style-name="CharStyle10"><text:span text:style-name="T2">ť</text:span></text:span><text:span text:style-name="CharStyle10"><text:span text:style-name="T14">. Ale keď som moje predsa­vzatie previedol, potom chcem príjs</text:span></text:span><text:span text:style-name="CharStyle10"><text:span text:style-name="T18">ť</text:span></text:span><text:span text:style-name="CharStyle10"><text:span text:style-name="T14"> vás navštíviť.</text:span></text:span></text:p>
        <text:p text:style-name="P7"><text:span text:style-name="CharStyle10"><text:span text:style-name="T14">Jakub ledvá jazdil p</text:span></text:span><text:span text:style-name="CharStyle10"><text:span text:style-name="T6">ô</text:span></text:span><text:span text:style-name="CharStyle10"><text:span text:style-name="T14">ldruha míle ďalej, keď on od rytiera spomenutú jasky</text:span></text:span><text:span text:style-name="CharStyle10"><text:span text:style-name="T6">n</text:span></text:span><text:span text:style-name="CharStyle10"><text:span text:style-name="T14">u obadal. Pred tú sedel na jednom pni obor, na boku mal jeden hrčovatý železný kyják. Jeho oči bol</text:span></text:span><text:span text:style-name="CharStyle10"><text:span text:style-name="T2">y</text:span></text:span><text:span text:style-name="CharStyle10"><text:span text:style-name="T14"> ako ohnivé plamene, jazyk odporný, jeho líca ako dve slaninové boky, </text:span></text:span><text:span text:style-name="CharStyle10"><text:span text:style-name="T18">ch</text:span></text:span><text:span text:style-name="CharStyle10"><text:span text:style-name="T14">lpy na jeho brade ako železné pr</text:span></text:span><text:span text:style-name="CharStyle10"><text:span text:style-name="T6">u</text:span></text:span><text:span text:style-name="CharStyle10"><text:span text:style-name="T14">ty a vlasy, ktoré na jeho pleca padal</text:span></text:span><text:span text:style-name="CharStyle10"><text:span text:style-name="T2">y</text:span></text:span><text:span text:style-name="CharStyle10"><text:span text:style-name="T14">, ako hady. — Jakub skočil s kon</text:span></text:span><text:span text:style-name="CharStyle10"><text:span text:style-name="T6">a</text:span></text:span><text:span text:style-name="CharStyle10"><text:span text:style-name="T14">, obliekol kabát neviditelnosti, priblížil sa oborovi a riekol potichy: Ah si ty tu? Nebude dlho trvať, tak potiahnem teba za bradu. — Poneváč jeho obor vide</text:span></text:span><text:span text:style-name="CharStyle10"><text:span text:style-name="T6">ť</text:span></text:span><text:span text:style-name="CharStyle10"><text:span text:style-name="T14"> nemohol, tak prišiel Jakub ce</text:span></text:span><text:span text:style-name="CharStyle10"><text:span text:style-name="T18">ľ</text:span></text:span><text:span text:style-name="CharStyle10"><text:span text:style-name="T14">kom bl</text:span></text:span><text:span text:style-name="CharStyle10"><text:span text:style-name="T6">i</text:span></text:span><text:span text:style-name="CharStyle10"><text:span text:style-name="T14">zko a vsadil mu s jeho mečom jeden úder na hlavu, pochybel a</text:span></text:span><text:span text:style-name="CharStyle10"><text:span text:style-name="T2">l</text:span></text:span><text:span text:style-name="CharStyle10"><text:span text:style-name="T14">e cieľ a odrezal mu iba nos. Tu počala obluda ručať, čo sa tak zdálo, ako hrmenie a mával svojim že­lezn</text:span></text:span><text:span text:style-name="CharStyle10"><text:span text:style-name="T2">ý</text:span></text:span><text:span text:style-name="CharStyle10"><text:span text:style-name="T14">m kyjákom ako bláznivý. — Ale Jakub utekal nazad a vrazil sv</text:span></text:span><text:span text:style-name="CharStyle10"><text:span text:style-name="T6">ô</text:span></text:span><text:span text:style-name="CharStyle10"><text:span text:style-name="T14">j meč až po rúčku oborovi do chrbáta, tak že sa mrtvý srútil. Potom mu zeťal Jakub hlavu a poslal ju spolu aj s hlavou jeho brata jednim povozn</text:span></text:span><text:span text:style-name="CharStyle10"><text:span text:style-name="T6">i</text:span></text:span><text:span text:style-name="CharStyle10"><text:span text:style-name="T14">kom, ktorého on k tomuto účelu najal, kráľovi Arthúrovi.</text:span></text:span></text:p>
        <text:p text:style-name="P7"><text:span text:style-name="CharStyle10"><text:span text:style-name="T14">Teraz uzavrel Jakub v jaskyni obora poklady hľadať. Prez mnohé zákruty a kriviny prišiel on konečne do jedne</text:span></text:span><text:span text:style-name="CharStyle10"><text:span text:style-name="T18">j </text:span></text:span><text:span text:style-name="CharStyle10"><text:span text:style-name="T14">veľkej izb</text:span></text:span><text:span text:style-name="CharStyle10"><text:span text:style-name="T2">y</text:span></text:span><text:span text:style-name="CharStyle10"><text:span text:style-name="T14">, ktorá </text:span></text:span><text:span text:style-name="CharStyle10"><text:span text:style-name="T2">pi</text:span></text:span><text:span text:style-name="CharStyle10"><text:span text:style-name="T14">e</text:span></text:span><text:span text:style-name="CharStyle10"><text:span text:style-name="T2">s</text:span></text:span><text:span text:style-name="CharStyle10"><text:span text:style-name="T14">kov</text:span></text:span><text:span text:style-name="CharStyle10"><text:span text:style-name="T2">ým</text:span></text:span><text:span text:style-name="CharStyle10"><text:span text:style-name="T14"> kame</text:span></text:span><text:span text:style-name="CharStyle10"><text:span text:style-name="T18">n</text:span></text:span><text:span text:style-name="CharStyle10"><text:span text:style-name="T14">om dlážena bola. Na hornom konci tej istej sa vynachádzal jeden vrejúci kotál, a na pravo toho jeden veľký stôl, na ktorom obori jídali. Ke</text:span></text:span><text:span text:style-name="CharStyle10"><text:span text:style-name="T18">ď</text:span></text:span><text:span text:style-name="CharStyle10"><text:span text:style-name="T14"> on jedno železno omrežované okno videl, pohliadol prez to isté, obadal on jedno veľké pusté pole plné nešťastlivých pochytených, ktorí ho obadali, riekli: ach ty chudáku, ty si tiež trápny spoločník?</text:span></text:span></text:p>
        <text:p text:style-name="P7"><text:span text:style-name="CharStyle10"><text:span text:style-name="T14">Ano, odpovedal Jakub, ale povedzte mi, na aký účel ste vy tu pochytení?</text:span></text:span></text:p>
        <text:p text:style-name="P7"><text:soft-page-break/><text:span text:style-name="CharStyle10"><text:span text:style-name="T2">K</text:span></text:span><text:span text:style-name="CharStyle10"><text:span text:style-name="T14">edykoľvek obory vôľu cítia k jednej hostine, riekol jeden z n</text:span></text:span><text:span text:style-name="CharStyle10"><text:span text:style-name="T6">í</text:span></text:span><text:span text:style-name="CharStyle10"><text:span text:style-name="T14">ch, bude najtučnejší medzi nami zabitý. A veru moc rázi majú vôľu k tomu.</text:span></text:span></text:p>
        <text:p text:style-name="P7"><text:span text:style-name="CharStyle10"><text:span text:style-name="T14">Tak stojí vec, riekol Jakub a namieste otvoril bránu a vsadil </text:span></text:span><text:span text:style-name="CharStyle10"><text:span text:style-name="T6">í</text:span></text:span><text:span text:style-name="CharStyle10"><text:span text:style-name="T14">ch do slobody. Všetci sa veľmi radovali. — Potom prehľadal Jakub truhle oborov a rozdelil n</text:span></text:span><text:span text:style-name="CharStyle10"><text:span text:style-name="T6">a</text:span></text:span><text:span text:style-name="CharStyle10"><text:span text:style-name="T14">jdené zlato a striebro jednako medzi nimi.</text:span></text:span></text:p>
        <text:p text:style-name="P7"><text:span text:style-name="CharStyle10"><text:span text:style-name="T14">Pri vychádzaní slnka na druhý den vybrali sa po­chytení všetci na cestu do ich domácnosti a Jakub si sadnúl na jeho kon</text:span></text:span><text:span text:style-name="CharStyle10"><text:span text:style-name="T6">a</text:span></text:span><text:span text:style-name="CharStyle10"><text:span text:style-name="T14">, aby v svojom cestováni pokračoval. Podľa sdelených údajov rytiera dosiahnúl on jeho dom okolo poledna. On bol od rytiera a jeho manželky veľkou radosťou privítaný a veľká sl</text:span></text:span><text:span text:style-name="CharStyle10"><text:span text:style-name="T6">a</text:span></text:span><text:span text:style-name="CharStyle10"><text:span text:style-name="T14">vnosť sa jemu ku cti urobila, ktorá mnohé dni trvala a pri ktorej celé </text:span></text:span><text:span text:style-name="CharStyle10"><text:span text:style-name="T2">z</text:span></text:span><text:span text:style-name="CharStyle10"><text:span text:style-name="T14">emanstvo susedstva bolo z</text:span></text:span><text:span text:style-name="CharStyle10"><text:span text:style-name="T6">u</text:span></text:span><text:span text:style-name="CharStyle10"><text:span text:style-name="T14">častnené. Zaslúžilý rytier ale daroval Jakubovi jeden krásny prsteň, na ktorom v obrazi vidno bolo, ako obor nešťastného rytiera a jeho manželku odvliekol.</text:span></text:span></text:p>
        <text:p text:style-name="P14"><text:span text:style-name="CharStyle10"><text:span text:style-name="T14">Ale uprostred radosti priniesol posol smutný chýr, že obor Thunderdell s dvomi hlavámi, ktorý o smrti oboch jeho dvoch príbuzny</text:span></text:span><text:span text:style-name="CharStyle10"><text:span text:style-name="T18">ch</text:span></text:span><text:span text:style-name="CharStyle10"><text:span text:style-name="T14"> počul, zo severa krajiny sem pospiechá, aby sa na Jakubovi spomstil. — U bol len jednu mílu od kaštiela rytiera vzdialený, a ľudia sa rozp</text:span></text:span><text:span text:style-name="CharStyle10"><text:span text:style-name="T6">r</text:span></text:span><text:span text:style-name="CharStyle10"><text:span text:style-name="T14">chli pred ním ako plevy. Jakub sa neľaknúl a ani najmenej, ale povedal: Nech len príjde. Já mám s ním voľačo vy­rovnať. Cho</text:span></text:span><text:span text:style-name="CharStyle10"><text:span text:style-name="T2">ď</text:span></text:span><text:span text:style-name="CharStyle10"><text:span text:style-name="T14">te paničky a pánovia len pokojne do zahrady. Vy môžete odtial padnutie a smrť obora Thunderdell opozreť.</text:span></text:span><text:span text:style-name="CharStyle10"><text:span text:style-name="T2"> </text:span></text:span><text:span text:style-name="CharStyle10"><text:span text:style-name="T13">— — </text:span></text:span><text:span text:style-name="CharStyle10"><text:span text:style-name="T14">Dom rytiera ležal uprostred jednoho malého ostrova, ktorý bol obklúčeny vodným járkom tricať metrov a dvatsa</text:span></text:span><text:span text:style-name="CharStyle10"><text:span text:style-name="T2">ť</text:span></text:span><text:span text:style-name="CharStyle10"><text:span text:style-name="T14"> metrov širokým, prez ktorý jeden tiahnuc</text:span></text:span><text:span text:style-name="CharStyle10"><text:span text:style-name="T18">í</text:span></text:span><text:span text:style-name="CharStyle10"><text:span text:style-name="T14"> most</text:span></text:span><text:span text:style-name="CharStyle35"><text:span text:style-name="T2"> </text:span></text:span><text:span text:style-name="CharStyle10"><text:span text:style-name="T14">viedol. Okolo prostriedka prepiloval teda Jakub pomocou niektorých </text:span></text:span><text:soft-page-break/><text:span text:style-name="CharStyle10"><text:span text:style-name="T14">chlapov most na oboch stranách, potom obliekol kabát neviditelnosti a kráčal ostrý meč v ruke na obora. </text:span></text:span><text:span text:style-name="CharStyle26"><text:span text:style-name="T2">—</text:span></text:span><text:span text:style-name="CharStyle26"><text:span text:style-name="T14"> — </text:span></text:span><text:span text:style-name="CharStyle10"><text:span text:style-name="T14">Ačkoľvek obor Jakuba vide</text:span></text:span><text:span text:style-name="CharStyle10"><text:span text:style-name="T2">ť</text:span></text:span><text:span text:style-name="CharStyle10"><text:span text:style-name="T14"> nemohol, ňuchal predsa jeho blízkosť a počal kričať:</text:span></text:span></text:p>
        <text:p text:style-name="P7"><text:span text:style-name="CharStyle10"><text:span text:style-name="T14">Feh, fei, </text:span></text:span><text:span text:style-name="CharStyle10"><text:span text:style-name="T2">f</text:span></text:span><text:span text:style-name="CharStyle10"><text:span text:style-name="T14">um, </text:span></text:span><text:span text:style-name="CharStyle10"><text:span text:style-name="T6">f</text:span></text:span><text:span text:style-name="CharStyle10"><text:span text:style-name="T14">a; já tu voňám jednoho človeka.</text:span></text:span></text:p>
        <text:p text:style-name="P7"><text:span text:style-name="CharStyle10"><text:span text:style-name="T14">Nech je živý, nech je mrtvý; z jeho kostí sa chlieb urobí.</text:span></text:span></text:p>
        <text:p text:style-name="P7"><text:span text:style-name="CharStyle10"><text:span text:style-name="T14">Podľa tvoj</text:span></text:span><text:span text:style-name="CharStyle10"><text:span text:style-name="T6">í</text:span></text:span><text:span text:style-name="CharStyle10"><text:span text:style-name="T14">ch slov si t</text:span></text:span><text:span text:style-name="CharStyle10"><text:span text:style-name="T2">y</text:span></text:span><text:span text:style-name="CharStyle10"><text:span text:style-name="T14"> jeden strašný človek, riekol Jakub.</text:span></text:span></text:p>
        <text:p text:style-name="P15"><text:span text:style-name="CharStyle10"><text:span text:style-name="T14">Nato zakričal zas obor: Ty si ten mizerák, ktorý mojich bratrancov zabil? Tak teba chcem moj</text:span></text:span><text:span text:style-name="CharStyle10"><text:span text:style-name="T6">í</text:span></text:span><text:span text:style-name="CharStyle10"><text:span text:style-name="T14">mi zubámi roztrhať. Tvoju krv vyceca</text:span></text:span><text:span text:style-name="CharStyle10"><text:span text:style-name="T2">ť</text:span></text:span><text:span text:style-name="CharStyle10"><text:span text:style-name="T14"> a tvoje kosti na prach zemleť. </text:span></text:span><text:span text:style-name="CharStyle26"><text:span text:style-name="T2">— </text:span></text:span><text:span text:style-name="CharStyle10"><text:span text:style-name="T13">— — </text:span></text:span><text:span text:style-name="CharStyle10"><text:span text:style-name="T14">To mna musíš ale najpred mať, odpovedal Jakub. T</text:span></text:span><text:span text:style-name="CharStyle10"><text:span text:style-name="T18">y</text:span></text:span><text:span text:style-name="CharStyle10"><text:span text:style-name="T14">mito slovámi zhodil zo seba kabát neviditelnosti, aby ho obor videl, a keď on jeho sedem mílové topánky obúl, utiekol preč. — Obor ho následoval, ako vandrujúci kaštiel, tak že sa zem, pri každom jeho kroku triasla. Po dlhých krivých cestách, aby to páni a pane v zahrade videli, vodil Jakub obora za nos; konečne utekal on, aby vec dokončil, prez most, obor tak chytro ak mohol s jeho železným kyjákom zaním. </text:span></text:span><text:span text:style-name="CharStyle10"><text:span text:style-name="T2">—</text:span></text:span><text:span text:style-name="CharStyle10"><text:span text:style-name="T14"> Keď ale obor do prostred mosta prišiel, ulomil sa pod veľkou ťarchou a on plaštil hlavou do vody, kde sa ako veler</text:span></text:span><text:span text:style-name="CharStyle10"><text:span text:style-name="T2">y</text:span></text:span><text:span text:style-name="CharStyle10"><text:span text:style-name="T14">ba válal. Jakub stál pri járku a vysmieval sa mu; ale ačkoľvek sa obor hneval a v járku mával, von predsa nemohol, aby sa spomstil. Konečne vzal Jakub vozny povraz, uhodil ho oborovi na obe hlavi a vytiahnúl ho pomocou dvoch ko</text:span></text:span><text:span text:style-name="CharStyle10"><text:span text:style-name="T6">n</text:span></text:span><text:span text:style-name="CharStyle10"><text:span text:style-name="T14">ov. Potom mu odrezal s jeho ostrým mečom obe hlavy a poslal ich kráľovi Arthúrovi. — Keď sa Jakub vypočinúl, rozlúčil sa od pánov a pan</text:span></text:span><text:span text:style-name="CharStyle10"><text:span text:style-name="T6">í</text:span></text:span><text:span text:style-name="CharStyle10"><text:span text:style-name="T14"> a šiel na nové dobrodružstva. Prez mnohé lese chodil a prišiel konečne k jednemu brehu. Tam stál jeden samotný dom, a poneváč bolo neskoro v noci, zaklopal on na bránu. Jeden starý chlap bielými </text:span></text:span><text:soft-page-break/><text:span text:style-name="CharStyle10"><text:span text:style-name="T14">vlasámi mu </text:span></text:span><text:span text:style-name="CharStyle10"><text:span text:style-name="T18">o</text:span></text:span><text:span text:style-name="CharStyle10"><text:span text:style-name="T14">tvor</text:span></text:span><text:span text:style-name="CharStyle10"><text:span text:style-name="T6">i</text:span></text:span><text:span text:style-name="CharStyle10"><text:span text:style-name="T14">l.</text:span></text:span></text:p>
        <text:p text:style-name="P7"><text:span text:style-name="CharStyle10"><text:span text:style-name="T14">Otče, riekol Jakub, môžete jednemu pocestnému, ktorého noc prekvapila nocľahu dať?</text:span></text:span></text:p>
        <text:p text:style-name="P7"><text:span text:style-name="CharStyle10"><text:span text:style-name="T14">Ano, odpovedal starec, buď vítaný v mojej chudob­nej chalupe.</text:span></text:span></text:p>
        <text:p text:style-name="P7"><text:span text:style-name="CharStyle10"><text:span text:style-name="T14">Nato vkročil Jakub, oni si sadli a starec počal nasle­dovne: môj synu, já badám, že ty si ten veľký vražditel</text:span></text:span><text:span text:style-name="CharStyle32"><text:span text:style-name="T14"> </text:span></text:span><text:span text:style-name="CharStyle25"><text:span text:style-name="T14">oborov. Vidíš ten zaklnutý zámok tam hore na vrchol</text:span></text:span><text:span text:style-name="CharStyle25"><text:span text:style-name="T18">i</text:span></text:span><text:span text:style-name="CharStyle25"><text:span text:style-name="T14"> breh</text:span></text:span><text:span text:style-name="CharStyle25"><text:span text:style-name="T6">a</text:span></text:span><text:span text:style-name="CharStyle25"><text:span text:style-name="T14">? Tam prebýva jeden obor ménon Galligantus, </text:span></text:span><text:span text:style-name="CharStyle25"><text:span text:style-name="T2">t</text:span></text:span><text:span text:style-name="CharStyle25"><text:span text:style-name="T14">e</text:span></text:span><text:span text:style-name="CharStyle25"><text:span text:style-name="T2">n </text:span></text:span><text:span text:style-name="CharStyle25"><text:span text:style-name="T14">váb</text:span></text:span><text:span text:style-name="CharStyle25"><text:span text:style-name="T2">i</text:span></text:span><text:span text:style-name="CharStyle25"><text:span text:style-name="T14"> pomocou jednoho starého čarodejníka mnoh</text:span></text:span><text:span text:style-name="CharStyle25"><text:span text:style-name="T6">y</text:span></text:span><text:span text:style-name="CharStyle25"><text:span text:style-name="T14">ch ry­tierov a pane do jeho zámku, kde ich on čarodajno do všeliakých podob premení. Pred všetkým ale požalujem nešťastie jednoho knieže, ktorého dcéru oni z jeho zahrady odvábili. </text:span></text:span><text:span text:style-name="CharStyle10"><text:span text:style-name="T14">— — </text:span></text:span><text:span text:style-name="CharStyle25"><text:span text:style-name="T14">V jednom horiacom ohnivými drakmi tiahanom vozi priniesli panenku prez vzduch do zámku a premenili ju tam do jednej lane. A navzdor toho, že už mnoh</text:span></text:span><text:span text:style-name="CharStyle25"><text:span text:style-name="T6">i</text:span></text:span><text:span text:style-name="CharStyle25"><text:span text:style-name="T14"> rytieri pok</text:span></text:span><text:span text:style-name="CharStyle25"><text:span text:style-name="T6">u</text:span></text:span><text:span text:style-name="CharStyle25"><text:span text:style-name="T14">sili čarodejníctvo prekaziť a ňu oslobodiť, tak sa to ešte žiadnému nevyda­rilo, lebo pri bráne zámku stojá dvajá strašný nohovia, ktorý každého zabijú, kto sa priblíž</text:span></text:span><text:span text:style-name="CharStyle25"><text:span text:style-name="T6">í</text:span></text:span><text:span text:style-name="CharStyle25"><text:span text:style-name="T14">. Ale ty môj synu máš kabát neviditelnosti, ty môžeš nezbadano sa im priblížiť.</text:span></text:span><text:span text:style-name="CharStyle32"><text:span text:style-name="T14"> </text:span></text:span><text:span text:style-name="CharStyle10"><text:span text:style-name="T14">Nad bránou zámku stojí veľkými pismenámi vypísano, na aký spôsob sa môže čarodejníctvo prelomi</text:span></text:span><text:span text:style-name="CharStyle10"><text:span text:style-name="T2">ť</text:span></text:span><text:span text:style-name="CharStyle10"><text:span text:style-name="T14">.</text:span></text:span></text:p>
        <text:p text:style-name="P7"><text:span text:style-name="CharStyle10"><text:span text:style-name="T14">Keď starý muž dokončil, podal mu Jakub ruku a dal mu zasľúbenie, že na druhý den ráno opováži sv</text:span></text:span><text:span text:style-name="CharStyle10"><text:span text:style-name="T2">o</text:span></text:span><text:span text:style-name="CharStyle10"><text:span text:style-name="T14">j život, aby panenku oslobodil. </text:span></text:span><text:span text:style-name="CharStyle26"><text:span text:style-name="T14">— </text:span></text:span><text:span text:style-name="CharStyle10"><text:span text:style-name="T14">Ráno stal </text:span></text:span><text:span text:style-name="CharStyle10"><text:span text:style-name="T18">J</text:span></text:span><text:span text:style-name="CharStyle10"><text:span text:style-name="T14">akub hore a pri</text:span></text:span><text:span text:style-name="CharStyle10"><text:span text:style-name="T18">ch</text:span></text:span><text:span text:style-name="CharStyle10"><text:span text:style-name="T14">ystal sa k jeho podujatiu, nakoľko on sv</text:span></text:span><text:span text:style-name="CharStyle10"><text:span text:style-name="T2">o</text:span></text:span><text:span text:style-name="CharStyle10"><text:span text:style-name="T14">j kabát neviditelnosti obliekol, sedmi mílové topánky obul a čapicu vševedomosti nasadil. </text:span></text:span><text:span text:style-name="CharStyle26"><text:span text:style-name="T14">— </text:span></text:span><text:span text:style-name="CharStyle10"><text:span text:style-name="T14">Keď on vr</text:span></text:span><text:span text:style-name="CharStyle10"><text:span text:style-name="T18">ch</text:span></text:span><text:span text:style-name="CharStyle10"><text:span text:style-name="T14">ol breh</text:span></text:span><text:span text:style-name="CharStyle10"><text:span text:style-name="T6">a</text:span></text:span><text:span text:style-name="CharStyle10"><text:span text:style-name="T14"> dosiahnúl, videl hneď tých oboch ohnivých nohov, šiel ale poneváč mal kabát neviditelnosti oblečený, bez strachu vedľa n</text:span></text:span><text:span text:style-name="CharStyle10"><text:span text:style-name="T6">í</text:span></text:span><text:span text:style-name="CharStyle10"><text:span text:style-name="T14">ch. Nad bránou videl na jednej striebornej re</text:span></text:span><text:span text:style-name="CharStyle10"><text:span text:style-name="T2">ť</text:span></text:span><text:span text:style-name="CharStyle10"><text:span text:style-name="T14">azi jednu zlatú trúbu vise</text:span></text:span><text:span text:style-name="CharStyle10"><text:span text:style-name="T2">ť</text:span></text:span><text:span text:style-name="CharStyle10"><text:span text:style-name="T14"> a </text:span></text:span><text:soft-page-break/><text:span text:style-name="CharStyle10"><text:span text:style-name="T14">pod nou boly nasledovné riadky vydlaban</text:span></text:span><text:span text:style-name="CharStyle10"><text:span text:style-name="T2">é</text:span></text:span><text:span text:style-name="CharStyle10"><text:span text:style-name="T14">:</text:span></text:span></text:p>
        <text:p text:style-name="P16"><text:span text:style-name="CharStyle10"><text:span text:style-name="T14">V ruke, ktorého je zajačí táto trúba,</text:span></text:span></text:p>
        <text:p text:style-name="P24"><text:span text:style-name="CharStyle10"><text:span text:style-name="T14">Ten istý prem</text:span></text:span><text:span text:style-name="CharStyle10"><text:span text:style-name="T6">o</text:span></text:span><text:span text:style-name="CharStyle10"><text:span text:style-name="T14">že obora;</text:span></text:span></text:p>
        <text:p text:style-name="P16"><text:span text:style-name="CharStyle10"><text:span text:style-name="T14">Proti čiern</text:span></text:span><text:span text:style-name="CharStyle10"><text:span text:style-name="T2">e</text:span></text:span><text:span text:style-name="CharStyle10"><text:span text:style-name="T14">mu úmeniu je on ochránený,</text:span></text:span></text:p>
        <text:p text:style-name="P24"><text:span text:style-name="CharStyle10"><text:span text:style-name="T2">A</text:span></text:span><text:span text:style-name="CharStyle10"><text:span text:style-name="T14"> všetci budú skrz neho oslobodený.</text:span></text:span></text:p>
        <text:p text:style-name="P7"><text:span text:style-name="CharStyle10"><text:span text:style-name="T14">Ledvá prečítal toto Jakub, keď už aj do trúby zafúkal, načo sa celý zámok zatriasol.</text:span></text:span></text:p>
        <text:p text:style-name="P7"><text:span text:style-name="CharStyle10"><text:span text:style-name="T14">Obor a čarodejn</text:span></text:span><text:span text:style-name="CharStyle10"><text:span text:style-name="T18">i</text:span></text:span><text:span text:style-name="CharStyle10"><text:span text:style-name="T14">k, ktorí už vedeli, že ich sláva sa končí, hrizli sa v ich zúfalosti do palcov a trhali si vlasi z hlavy. </text:span></text:span><text:span text:style-name="CharStyle26"><text:span text:style-name="T14">— </text:span></text:span><text:span text:style-name="CharStyle10"><text:span text:style-name="T14">Konečne sa ohnúl obor, aby sv</text:span></text:span><text:span text:style-name="CharStyle10"><text:span text:style-name="T2">o</text:span></text:span><text:span text:style-name="CharStyle10"><text:span text:style-name="T14">j kyják zdvihnúl, tu mu ze</text:span></text:span><text:span text:style-name="CharStyle10"><text:span text:style-name="T2">ť</text:span></text:span><text:span text:style-name="CharStyle10"><text:span text:style-name="T14">al Jakub jedným </text:span></text:span><text:span text:style-name="CharStyle10"><text:span text:style-name="T6">u</text:span></text:span><text:span text:style-name="CharStyle10"><text:span text:style-name="T14">derom hlavu s tela, načo čarodejník do vzduchu letel a od jednoho povetria preč odnesený bol. — S tým bolo čarodejníctvo prekonané, všetky tie pane a rytieri, ktorí tak dlhý čas do vtákov a zvierat premenení boli, prevzali zas ich prvejšiu podobu a zámok sa ztratil v jednom dýmovom mračne. Na zviknutý spôsob poslal teda Jakub hlavu oborovu kráľovi Arthúrovi; on sám nasledoval s panámi a rytiermi, ktorých on na tak čestný spôsob oslobodil, na druhý den. </text:span></text:span><text:span text:style-name="CharStyle26"><text:span text:style-name="T14">— </text:span></text:span><text:span text:style-name="CharStyle10"><text:span text:style-name="T14">Ako od­menu pre jeho verné služby namluvil kráľ kniežu, aby jeho dcéru hodnému Jakubovi za ženu dal. Tak slávili oni teda ich svatbu a celé kráľovstvo bralo účastok na radosti. Kráľ daroval Jakubovi krásny majetok s jedným pekným kaštielom, kde vražditel oborov s jeho manželkou vesele a šťastlivo až do </text:span></text:span><text:span text:style-name="CharStyle10"><text:span text:style-name="T6">í</text:span></text:span><text:span text:style-name="CharStyle10"><text:span text:style-name="T14">ch konca žil.</text:span></text:span></text:p>
        <text:p text:style-name="P21"><text:span text:style-name="CharStyle10"><text:span text:style-name="T14"/></text:span></text:p>
        <text:p text:style-name="P21"><text:span text:style-name="CharStyle10"><text:span text:style-name="T14"/></text:span></text:p>
        <text:h text:style-name="P28" text:outline-level="2"><text:bookmark-start text:name="bookmark2"/><text:span text:style-name="CharStyle24"><text:span text:style-name="T14">HVEZD</text:span></text:span><text:span text:style-name="CharStyle24"><text:span text:style-name="T2">Y</text:span></text:span><text:span text:style-name="CharStyle24"><text:span text:style-name="T14"> NA NEBI.</text:span></text:span><text:bookmark-end text:name="bookmark2"/></text:h>
        <text:p text:style-name="P17"><text:span text:style-name="CharStyle10"><text:span text:style-name="T14"/></text:span></text:p>
        <text:p text:style-name="P25"><text:span text:style-name="CharStyle10"><text:span text:style-name="T14">Bolo ráz jedno malé dievča, to plakalo od rána až do večera, </text:span></text:span><text:soft-page-break/><text:span text:style-name="CharStyle10"><text:span text:style-name="T14">chcelo ma</text:span></text:span><text:span text:style-name="CharStyle10"><text:span text:style-name="T19">ť</text:span></text:span><text:span text:style-name="CharStyle10"><text:span text:style-name="T14"> hvezdy s neba, aby sa s n</text:span></text:span><text:span text:style-name="CharStyle10"><text:span text:style-name="T7">í</text:span></text:span><text:span text:style-name="CharStyle10"><text:span text:style-name="T14">mi hrála. Žiadna hračka jej nebola po vôli, ona želala vždy len za hvezdá</text:span></text:span><text:span text:style-name="CharStyle10"><text:span text:style-name="T19">m</text:span></text:span><text:span text:style-name="CharStyle10"><text:span text:style-name="T14">i. — Tak šla ráz preč, aby ich hľadala. Konečne prijšla k jednomu mlinárovi. — Dobry den, riekla ona, já hľadám hvezdy s neba, abych sa s n</text:span></text:span><text:span text:style-name="CharStyle10"><text:span text:style-name="T19">í</text:span></text:span><text:span text:style-name="CharStyle10"><text:span text:style-name="T14">mi hrála, nevidel si ty žiadné mlináru? — — Ano, moje pekné die</text:span></text:span><text:span text:style-name="CharStyle10"><text:span text:style-name="T2">ť</text:span></text:span><text:span text:style-name="CharStyle10"><text:span text:style-name="T14">a, riekol mlinár, oni mne svietá v noci práve do tváry, tak že nemôžem spať. Skoč len do vody, a sná</text:span></text:span><text:span text:style-name="CharStyle10"><text:span text:style-name="T19">ď</text:span></text:span><text:span text:style-name="CharStyle10"><text:span text:style-name="T14"> n</text:span></text:span><text:span text:style-name="CharStyle10"><text:span text:style-name="T7">a</text:span></text:span><text:span text:style-name="CharStyle10"><text:span text:style-name="T14">jdeš jednu. </text:span></text:span><text:span text:style-name="CharStyle10"><text:span text:style-name="T13">— — </text:span></text:span><text:span text:style-name="CharStyle10"><text:span text:style-name="T14">Ona skočila do nej a plávala </text:span></text:span><text:span text:style-name="CharStyle10"><text:span text:style-name="T19">ď</text:span></text:span><text:span text:style-name="CharStyle10"><text:span text:style-name="T14">alej a </text:span></text:span><text:span text:style-name="CharStyle10"><text:span text:style-name="T19">ď</text:span></text:span><text:span text:style-name="CharStyle10"><text:span text:style-name="T14">alej, ale ona nevidela ani jednu jedinú hvezdu. Tu šla ona </text:span></text:span><text:span text:style-name="CharStyle10"><text:span text:style-name="T19">ď</text:span></text:span><text:span text:style-name="CharStyle10"><text:span text:style-name="T14">alej, až ona prijšla k jednomu potoku. — Dobrý den potočku, riekla ona, ja hladám hvezdy, abych sa s nimi hrála, ne­videl si žiadné?</text:span></text:span><text:span text:style-name="CharStyle10"><text:span text:style-name="T2"> </text:span></text:span><text:span text:style-name="CharStyle10"><text:span text:style-name="T13">— — </text:span></text:span><text:span text:style-name="CharStyle10"><text:span text:style-name="T14">Ale ano, moje pekné dieťa, riekol potok, v noci svietá mi pri moj</text:span></text:span><text:span text:style-name="CharStyle10"><text:span text:style-name="T19">í</text:span></text:span><text:span text:style-name="CharStyle10"><text:span text:style-name="T14">ch brehoch. Tláchaj len trocha sem i tam, snád n</text:span></text:span><text:span text:style-name="CharStyle10"><text:span text:style-name="T7">a</text:span></text:span><text:span text:style-name="CharStyle10"><text:span text:style-name="T14">jdeš jednu. Ona skočila donútra a tláchala a tláchala, ale ona nenajšla ani jednu hvezdu. Potom šla </text:span></text:span><text:span text:style-name="CharStyle10"><text:span text:style-name="T19">ď</text:span></text:span><text:span text:style-name="CharStyle10"><text:span text:style-name="T14">alej, až prijšla k vílam. — </text:span></text:span><text:span text:style-name="CharStyle10"><text:span text:style-name="T2">D</text:span></text:span><text:span text:style-name="CharStyle10"><text:span text:style-name="T14">obrý deň, milé v</text:span></text:span><text:span text:style-name="CharStyle10"><text:span text:style-name="T2">í</text:span></text:span><text:span text:style-name="CharStyle10"><text:span text:style-name="T14">le, riekla ona, já hľadám hvezdy s neba, abych sa s n</text:span></text:span><text:span text:style-name="CharStyle10"><text:span text:style-name="T19">í</text:span></text:span><text:span text:style-name="CharStyle10"><text:span text:style-name="T14">mi hrála, videli ste sna</text:span></text:span><text:span text:style-name="CharStyle10"><text:span text:style-name="T19">ď</text:span></text:span><text:span text:style-name="CharStyle10"><text:span text:style-name="T14"> voľaktorú? — </text:span></text:span><text:span text:style-name="CharStyle10"><text:span text:style-name="T2">I</text:span></text:span><text:span text:style-name="CharStyle10"><text:span text:style-name="T14">stotne milé dieťa, riekly v</text:span></text:span><text:span text:style-name="CharStyle10"><text:span text:style-name="T2">í</text:span></text:span><text:span text:style-name="CharStyle10"><text:span text:style-name="T14">le, v noci svietia na trávu. Tancuj s nami, tak potom sna</text:span></text:span><text:span text:style-name="CharStyle10"><text:span text:style-name="T19">ď</text:span></text:span><text:span text:style-name="CharStyle10"><text:span text:style-name="T14"> n</text:span></text:span><text:span text:style-name="CharStyle10"><text:span text:style-name="T7">a</text:span></text:span><text:span text:style-name="CharStyle10"><text:span text:style-name="T14">jdeš jednu. — — — A ona tancovala a tancovala, ale ona nenajšla ani jednu hvezdu. Nato si sadla a plakala. </text:span></text:span><text:span text:style-name="CharStyle10"><text:span text:style-name="T2">—</text:span></text:span><text:span text:style-name="CharStyle10"><text:span text:style-name="T14"> — Ach milé dobré víle, riekla ona, já som plávala a som tláchala o tanco­vala a ke</text:span></text:span><text:span text:style-name="CharStyle10"><text:span text:style-name="T19">ď</text:span></text:span><text:span text:style-name="CharStyle10"><text:span text:style-name="T14"> vy mne nepomôžete, tak nikdy nen</text:span></text:span><text:span text:style-name="CharStyle10"><text:span text:style-name="T7">a</text:span></text:span><text:span text:style-name="CharStyle10"><text:span text:style-name="T14">jdem hvezdy s neba, a já bych sa tak ráda s n</text:span></text:span><text:span text:style-name="CharStyle10"><text:span text:style-name="T7">í</text:span></text:span><text:span text:style-name="CharStyle10"><text:span text:style-name="T14">mi hrála. — — Tu šuškaly víle medzi sebou a jedna z n</text:span></text:span><text:span text:style-name="CharStyle10"><text:span text:style-name="T19">í</text:span></text:span><text:span text:style-name="CharStyle10"><text:span text:style-name="T14">ch kročila k nej, chytila ju za ruku a odpovedala</text:span></text:span><text:span text:style-name="CharStyle10"><text:span text:style-name="T2">:</text:span></text:span></text:p>
        <text:p text:style-name="P20"><text:span text:style-name="CharStyle10"><text:span text:style-name="T14">Keď sa t</text:span></text:span><text:span text:style-name="CharStyle10"><text:span text:style-name="T2">y</text:span></text:span><text:span text:style-name="CharStyle10"><text:span text:style-name="T14"> nechceš k tvojej matke navrátiť, tak choď vždy ďalej a ďalej, ale daj si pozor, aby si pravú cestu nepochybela. Pros štvornoh</text:span></text:span><text:span text:style-name="CharStyle10"><text:span text:style-name="T7">u</text:span></text:span><text:span text:style-name="CharStyle10"><text:span text:style-name="T14">, aby teba zaviedla k beznohe, a pros beznoh</text:span></text:span><text:span text:style-name="CharStyle10"><text:span text:style-name="T7">u</text:span></text:span><text:span text:style-name="CharStyle10"><text:span text:style-name="T14">, aby teba priniesla ku schodám bez stup­ňov, a keď tam vyliezť môžeš, tak </text:span></text:span><text:soft-page-break/><text:span text:style-name="CharStyle10"><text:span text:style-name="T14">—</text:span></text:span><text:span text:style-name="CharStyle10"><text:span text:style-name="T2">. </text:span></text:span><text:span text:style-name="CharStyle10"><text:span text:style-name="T13">— — </text:span></text:span><text:span text:style-name="CharStyle10"><text:span text:style-name="T14">Ach budem potom pri hvezdách na nebi? pítalo sa dievča. — — Keď nebudeš tam, budeš inakde, povedaly víly a začaly zas tancovať </text:span></text:span><text:span text:style-name="CharStyle10"><text:span text:style-name="T13">— — —. </text:span></text:span><text:span text:style-name="CharStyle10"><text:span text:style-name="T14">Vesele šla ona zas ďalej, až na jednoho koňa natrafila, ktorý bol na jeden strom privia­zaný. </text:span></text:span><text:span text:style-name="CharStyle26"><text:span text:style-name="T14">— </text:span></text:span><text:span text:style-name="CharStyle10"><text:span text:style-name="T14">Dobry deň koníčku, riekla ona, já hladám hvezdy s neba, ab</text:span></text:span><text:span text:style-name="CharStyle10"><text:span text:style-name="T2">y</text:span></text:span><text:span text:style-name="CharStyle10"><text:span text:style-name="T14">ch sa s n</text:span></text:span><text:span text:style-name="CharStyle10"><text:span text:style-name="T2">i</text:span></text:span><text:span text:style-name="CharStyle10"><text:span text:style-name="T14">mi hrála. </text:span></text:span><text:span text:style-name="CharStyle26"><text:span text:style-name="T14">— </text:span></text:span><text:span text:style-name="CharStyle10"><text:span text:style-name="T14">— Nie, od­povedal k</text:span></text:span><text:span text:style-name="CharStyle10"><text:span text:style-name="T20">ô</text:span></text:span><text:span text:style-name="CharStyle10"><text:span text:style-name="T14">n, já nič neviem o hvezdách na nebi. A já som tu, abych vílam po vôli robil, a nie čo sa mne páči. </text:span></text:span><text:span text:style-name="CharStyle26"><text:span text:style-name="T14">— — </text:span></text:span><text:span text:style-name="CharStyle10"><text:span text:style-name="T14">Ale já však idem od víl, riekla ona, a já tebe mám od ní</text:span></text:span><text:span text:style-name="CharStyle10"><text:span text:style-name="T20">ch</text:span></text:span><text:span text:style-name="CharStyle10"><text:span text:style-name="T14"> vyrídiť, aby si mna k beznohe zaniesol.</text:span></text:span><text:span text:style-name="CharStyle26"><text:span text:style-name="T2"> </text:span></text:span><text:span text:style-name="CharStyle26"><text:span text:style-name="T14">To </text:span></text:span><text:span text:style-name="CharStyle10"><text:span text:style-name="T14">je niečo iného, riekol kôň, vyloz a choď. —</text:span></text:span><text:span text:style-name="CharStyle10"><text:span text:style-name="T2"> </text:span></text:span><text:span text:style-name="CharStyle10"><text:span text:style-name="T14">— Ona jazdila ďalej a vždy ďalej, až vyjšly z lesa a sa pri brehu mora vynachádzaly. Na ploche vody pred nima sa blištal jeden dlhý rovný chodn</text:span></text:span><text:span text:style-name="CharStyle10"><text:span text:style-name="T8">i</text:span></text:span><text:span text:style-name="CharStyle10"><text:span text:style-name="T14">k a na konci toho istého sa dvíhala jedna čarokrásna vec z vody zrovn</text:span></text:span><text:span text:style-name="CharStyle10"><text:span text:style-name="T8">a</text:span></text:span><text:span text:style-name="CharStyle10"><text:span text:style-name="T14"> k nebu hore. A to malo všetky barvy sveta, modré, červené a ze­lené a vyhlédalo to krásne. </text:span></text:span><text:span text:style-name="CharStyle26"><text:span text:style-name="T14">— </text:span></text:span><text:span text:style-name="CharStyle26"><text:span text:style-name="T2">—</text:span></text:span><text:span text:style-name="CharStyle26"><text:span text:style-name="T14"> </text:span></text:span><text:span text:style-name="CharStyle10"><text:span text:style-name="T14">Teraz ale slez, riekol kôň, já sem teba tam priniesol, kde pevnina prestane a viac štvornoh</text:span></text:span><text:span text:style-name="CharStyle10"><text:span text:style-name="T8">a</text:span></text:span><text:span text:style-name="CharStyle10"><text:span text:style-name="T14"> urobiť nemôže. Teraz musim k mojím ľudom zpä</text:span></text:span><text:span text:style-name="CharStyle10"><text:span text:style-name="T8">ť</text:span></text:span><text:span text:style-name="CharStyle10"><text:span text:style-name="T14">.</text:span></text:span><text:span text:style-name="CharStyle26"><text:span text:style-name="T2"> </text:span></text:span><text:span text:style-name="CharStyle10"><text:span text:style-name="T13">— — </text:span></text:span><text:span text:style-name="CharStyle10"><text:span text:style-name="T14">Ale kde že je beznoh</text:span></text:span><text:span text:style-name="CharStyle10"><text:span text:style-name="T8">a</text:span></text:span><text:span text:style-name="CharStyle10"><text:span text:style-name="T14">? pítalo sa dievča, </text:span></text:span><text:span text:style-name="CharStyle26"><text:span text:style-name="T14">a </text:span></text:span><text:span text:style-name="CharStyle10"><text:span text:style-name="T14">kde sú schody bez stupňov? — To já neviem, odpovedal kôn, mna aj ďalej nič neni po tom</text:span></text:span><text:span text:style-name="CharStyle10"><text:span text:style-name="T2">,</text:span></text:span><text:span text:style-name="CharStyle10"><text:span text:style-name="T14"> a s tým bol preč. </text:span></text:span><text:span text:style-name="CharStyle26"><text:span text:style-name="T14">— — </text:span></text:span><text:span text:style-name="CharStyle10"><text:span text:style-name="T14">Dievča stálo ticho a hledelo na more von, tu prijšla jedna zvláštná ryba plávaj</text:span></text:span><text:span text:style-name="CharStyle10"><text:span text:style-name="T2">ú</text:span></text:span><text:span text:style-name="CharStyle10"><text:span text:style-name="T14">c.</text:span></text:span><text:span text:style-name="CharStyle26"><text:span text:style-name="T2"> </text:span></text:span><text:span text:style-name="CharStyle10"><text:span text:style-name="T13">— — </text:span></text:span><text:span text:style-name="CharStyle10"><text:span text:style-name="T14">Dobrý den ty ve</text:span></text:span><text:span text:style-name="CharStyle10"><text:span text:style-name="T8">ľ</text:span></text:span><text:span text:style-name="CharStyle10"><text:span text:style-name="T14">ko rybo, povedala ona, já hladám hvezdy z neba a neviem, kde sú tie schody</text:span></text:span><text:span text:style-name="CharStyle10"><text:span text:style-name="T2">,</text:span></text:span><text:span text:style-name="CharStyle10"><text:span text:style-name="T14"> ktoré k ním vedú. Ukázal by si ty mne cestu?</text:span></text:span><text:span text:style-name="CharStyle10"><text:span text:style-name="T2"> </text:span></text:span><text:span text:style-name="CharStyle10"><text:span text:style-name="T13">— — </text:span></text:span><text:span text:style-name="CharStyle10"><text:span text:style-name="T14">Nie, odpovedala ryba, to smím len, keď ty mne odkázanie od víl prinesieš. </text:span></text:span><text:span text:style-name="CharStyle26"><text:span text:style-name="T14">—</text:span></text:span><text:span text:style-name="CharStyle10"><text:span text:style-name="T2"> </text:span></text:span><text:span text:style-name="CharStyle26"><text:span text:style-name="T14">— </text:span></text:span><text:span text:style-name="CharStyle10"><text:span text:style-name="T14">To však nesiem, riekla ona, oni povedaly, štvornoh</text:span></text:span><text:span text:style-name="CharStyle10"><text:span text:style-name="T20">a</text:span></text:span><text:span text:style-name="CharStyle10"><text:span text:style-name="T2"> </text:span></text:span><text:span text:style-name="CharStyle10"><text:span text:style-name="T14">mna zanesie k beznohe a beznoh</text:span></text:span><text:span text:style-name="CharStyle10"><text:span text:style-name="T8">a</text:span></text:span><text:span text:style-name="CharStyle10"><text:span text:style-name="T14"> ku schodám bez stup­</text:span></text:span><text:span text:style-name="CharStyle10"><text:span text:style-name="T8">n</text:span></text:span><text:span text:style-name="CharStyle10"><text:span text:style-name="T14">ov. </text:span></text:span><text:span text:style-name="CharStyle26"><text:span text:style-name="T14">— </text:span></text:span><text:span text:style-name="CharStyle10"><text:span text:style-name="T14">Tak je dobre, riekla ryba, po</text:span></text:span><text:span text:style-name="CharStyle10"><text:span text:style-name="T2">ď</text:span></text:span><text:span text:style-name="CharStyle10"><text:span text:style-name="T14"> na môj chrbát a drž sa pevno.</text:span></text:span></text:p>
        <text:p text:style-name="P7"><text:span text:style-name="CharStyle10"><text:span text:style-name="T14">A špliec</text:span></text:span><text:span text:style-name="CharStyle10"><text:span text:style-name="T2">h!</text:span></text:span><text:span text:style-name="CharStyle10"><text:span text:style-name="T14"> uhrúžila sa do vody pod</text:span></text:span><text:span text:style-name="CharStyle10"><text:span text:style-name="T8">ĺ</text:span></text:span><text:span text:style-name="CharStyle10"><text:span text:style-name="T14">ž strieborného chodn</text:span></text:span><text:span text:style-name="CharStyle10"><text:span text:style-name="T8">i</text:span></text:span><text:span text:style-name="CharStyle10"><text:span text:style-name="T14">ka a </text:span></text:span><text:soft-page-break/><text:span text:style-name="CharStyle10"><text:span text:style-name="T14">blištavy obúk. A keď konečne pri schodách boly, tu videla, že to jeden široký jasný stupe</text:span></text:span><text:span text:style-name="CharStyle10"><text:span text:style-name="T8">n</text:span></text:span><text:span text:style-name="CharStyle10"><text:span text:style-name="T14"> bol, ktorý</text:span></text:span><text:span text:style-name="CharStyle31"><text:span text:style-name="T2"> </text:span></text:span><text:span text:style-name="CharStyle10"><text:span text:style-name="T14">pomal</text:span></text:span><text:span text:style-name="CharStyle10"><text:span text:style-name="T8">i</text:span></text:span><text:span text:style-name="CharStyle10"><text:span text:style-name="T14"> sahal až k nebu, a celkom </text:span></text:span><text:span text:style-name="CharStyle10"><text:span text:style-name="T20">ď</text:span></text:span><text:span text:style-name="CharStyle10"><text:span text:style-name="T14">aleko hore až na </text:span></text:span><text:span text:style-name="CharStyle10"><text:span text:style-name="T2">ko</text:span></text:span><text:span text:style-name="CharStyle10"><text:span text:style-name="T14">nci cesti mohla ona maličké blištavé </text:span></text:span><text:span text:style-name="CharStyle10"><text:span text:style-name="T2">hv</text:span></text:span><text:span text:style-name="CharStyle10"><text:span text:style-name="T14">ezdičky vide</text:span></text:span><text:span text:style-name="CharStyle10"><text:span text:style-name="T20">ť</text:span></text:span><text:span text:style-name="CharStyle10"><text:span text:style-name="T14">.</text:span></text:span></text:p>
        <text:p text:style-name="P18"><text:span text:style-name="CharStyle10"><text:span text:style-name="T14">Tak teda si tu, riekla ryba, a tamhen sú schody. Vyst</text:span></text:span><text:span text:style-name="CharStyle10"><text:span text:style-name="T2">ú</text:span></text:span><text:span text:style-name="CharStyle10"><text:span text:style-name="T14">p hore, ke</text:span></text:span><text:span text:style-name="CharStyle10"><text:span text:style-name="T20">ď</text:span></text:span><text:span text:style-name="CharStyle10"><text:span text:style-name="T14"> môžeš, len sa pevno drž. Ale já myslím na tie schody u teba doma </text:span></text:span><text:span text:style-name="CharStyle10"><text:span text:style-name="T8">ľ</text:span></text:span><text:span text:style-name="CharStyle10"><text:span text:style-name="T14">ahčej vylezieš ako na tie tu. Tie nie sú robené pre detské nohy.</text:span></text:span><text:span text:style-name="CharStyle10"><text:span text:style-name="T2"> </text:span></text:span><text:span text:style-name="CharStyle10"><text:span text:style-name="T13">— — </text:span></text:span><text:span text:style-name="CharStyle10"><text:span text:style-name="T14">Ona liezla výš a výš ale ona nikdy o krok </text:span></text:span><text:span text:style-name="CharStyle10"><text:span text:style-name="T20">ď</text:span></text:span><text:span text:style-name="CharStyle10"><text:span text:style-name="T14">alej neprijšla; svetlo sa skvelo pred nou a okolo, za nou bola voda a kým viac sa ona usilovala hore, tým viac ju tiahalo do studenej tma­vosti dolu; kým vyše stúpala, tým hlbšé upádala. — Ale ona liezla vždy </text:span></text:span><text:span text:style-name="CharStyle10"><text:span text:style-name="T20">ď</text:span></text:span><text:span text:style-name="CharStyle10"><text:span text:style-name="T14">alej a </text:span></text:span><text:span text:style-name="CharStyle10"><text:span text:style-name="T20">ď</text:span></text:span><text:span text:style-name="CharStyle10"><text:span text:style-name="T14">alej, až i pamä</text:span></text:span><text:span text:style-name="CharStyle10"><text:span text:style-name="T2">ť</text:span></text:span><text:span text:style-name="CharStyle10"><text:span text:style-name="T14"> uchádzala a od zimy sa triasla a strach ju omámil; ale vždy výše liezla, až ona konečne omámená závra</text:span></text:span><text:span text:style-name="CharStyle10"><text:span text:style-name="T8">ť</text:span></text:span><text:span text:style-name="CharStyle10"><text:span text:style-name="T14"> dostala, sa pustila a padala a padala. — A bums! Cítila tvrdé dosky pod sebou, a ke</text:span></text:span><text:span text:style-name="CharStyle10"><text:span text:style-name="T20">ď</text:span></text:span><text:span text:style-name="CharStyle10"><text:span text:style-name="T14"> sa zobudila, </text:span></text:span><text:span text:style-name="CharStyle26"><text:span text:style-name="T14">— </text:span></text:span><text:span text:style-name="CharStyle10"><text:span text:style-name="T14">tak ležala plačom na dlážke vedlá jej postele.</text:span></text:span></text:p>
        <text:h text:style-name="P28" text:outline-level="2"><text:span text:style-name="CharStyle37"><text:span text:style-name="T14"/></text:span></text:h>
        <text:h text:style-name="P29" text:outline-level="2"><text:span text:style-name="CharStyle37"><text:span text:style-name="T14"/></text:span></text:h>
        <text:h text:style-name="P29" text:outline-level="2"><text:bookmark-start text:name="bookmark4"/><text:span text:style-name="CharStyle37"><text:span text:style-name="T14">CHYTENÉ DUŠE.</text:span></text:span><text:bookmark-end text:name="bookmark4"/></text:h>
        <text:p text:style-name="P7"><text:span text:style-name="CharStyle10"><text:span text:style-name="T2"/></text:span></text:p>
        <text:p text:style-name="P21"><text:span text:style-name="CharStyle10"><text:span text:style-name="T8">J</text:span></text:span><text:span text:style-name="CharStyle10"><text:span text:style-name="T14">akub Dogherty bol rybárom, ako jeho otec a starý otec pred ním. Ako týto, žil on tiež sám s jeho ženou v jeho domku na morskom brehu v grófstvu Cláre. Ľudia </text:span></text:span><text:span text:style-name="CharStyle26"><text:span text:style-name="T14">sa </text:span></text:span><text:span text:style-name="CharStyle10"><text:span text:style-name="T14">divili, že rodina Dogherty si toto od sveta vzdialené, kolem dokola od strmých sk</text:span></text:span><text:span text:style-name="CharStyle10"><text:span text:style-name="T9">a</text:span></text:span><text:span text:style-name="CharStyle10"><text:span text:style-name="T14">l obklíčené od vln obzvučané miestečko za bydlisko vyhl</text:span></text:span><text:span text:style-name="CharStyle10"><text:span text:style-name="T9">a</text:span></text:span><text:span text:style-name="CharStyle10"><text:span text:style-name="T14">dala. Ale rodina Dogherty vedela dobre, prečo. Dumbey Bay bola jediná osada na celom morskom brehu, kde sa dobre prebývalo. Bol jeden malý záliv, v ktorom jedna lo</text:span></text:span><text:span text:style-name="CharStyle10"><text:span text:style-name="T21">ď</text:span></text:span><text:span text:style-name="CharStyle10"><text:span text:style-name="T14"> tak ochráneno ležať mohla, </text:span></text:span><text:soft-page-break/><text:span text:style-name="CharStyle10"><text:span text:style-name="T14">ako vták v jeho hnízde; a z úzadia sa vystrčila jedna skalná plocha do mora von. Ke</text:span></text:span><text:span text:style-name="CharStyle10"><text:span text:style-name="T21">ď</text:span></text:span><text:span text:style-name="CharStyle10"><text:span text:style-name="T14"> však, čo sa zriedka ne­stávalo, že výchor na mori zurí a na morskom brehu silný západn</text:span></text:span><text:span text:style-name="CharStyle10"><text:span text:style-name="T21">y</text:span></text:span><text:span text:style-name="CharStyle10"><text:span text:style-name="T14"> vetor sa dvihnúl, vtedy sa mnohé bohato nakladené lode na tejto skale rozbily, a čo potom všetko na pevninu sa nedostalo. Celé balíky peknej bavlny a tabáku, sudy, velké a malé, vínom rumom, kognakom a borovičkou naplnené; nakrátko, Dogherty žil v tomto zá­live ako zeman na svojom majetku. </text:span></text:span><text:span text:style-name="CharStyle26"><text:span text:style-name="T14">— </text:span></text:span><text:span text:style-name="CharStyle10"><text:span text:style-name="T14">Doghertovci boli priatelskí a pomocní, ke</text:span></text:span><text:span text:style-name="CharStyle10"><text:span text:style-name="T21">ď</text:span></text:span><text:span text:style-name="CharStyle10"><text:span text:style-name="T14"> sa ráz jednomu trosečnickému námorníkovi pošťastilo pevninu dosiahnúť; mnohokrá</text:span></text:span><text:span text:style-name="CharStyle10"><text:span text:style-name="T9">ť</text:span></text:span><text:span text:style-name="CharStyle10"><text:span text:style-name="T14"> vy­šiel aj Jakub na jeho lo</text:span></text:span><text:span text:style-name="CharStyle10"><text:span text:style-name="T21">ď</text:span></text:span><text:span text:style-name="CharStyle10"><text:span text:style-name="T14">ke von a pomáhal mužstvu jednej nepoštastenej lodi na breh. Ke</text:span></text:span><text:span text:style-name="CharStyle10"><text:span text:style-name="T21">ď</text:span></text:span><text:span text:style-name="CharStyle10"><text:span text:style-name="T14"> ale loď rozbitá bola a mužstvo utopené, kto mohol </text:span></text:span><text:span text:style-name="CharStyle10"><text:span text:style-name="T2">Ja</text:span></text:span><text:span text:style-name="CharStyle10"><text:span text:style-name="T14">kuba pochybovať, ke</text:span></text:span><text:span text:style-name="CharStyle10"><text:span text:style-name="T21">ď</text:span></text:span><text:span text:style-name="CharStyle10"><text:span text:style-name="T14"> on domov odpravil, čo najšol? </text:span></text:span><text:span text:style-name="CharStyle26"><text:span text:style-name="T14">— —</text:span></text:span><text:span text:style-name="CharStyle26"><text:span text:style-name="T2"> </text:span></text:span><text:span text:style-name="CharStyle10"><text:span text:style-name="T14">A kto je skrz to oško</text:span></text:span><text:span text:style-name="CharStyle10"><text:span text:style-name="T21">d</text:span></text:span><text:span text:style-name="CharStyle10"><text:span text:style-name="T14">ený, riekával Jakub, kr</text:span></text:span><text:span text:style-name="CharStyle10"><text:span text:style-name="T2">á</text:span></text:span><text:span text:style-name="CharStyle10"><text:span text:style-name="T9">ľ</text:span></text:span><text:span text:style-name="CharStyle10"><text:span text:style-name="T14"> požehnaj ho b</text:span></text:span><text:span text:style-name="CharStyle10"><text:span text:style-name="T2">ô</text:span></text:span><text:span text:style-name="CharStyle10"><text:span text:style-name="T14">h, je však skutočne bohatý dosť a veru nepotrebuje ešte aj to, čo mne more daruje. </text:span></text:span><text:span text:style-name="CharStyle26"><text:span text:style-name="T14">— — </text:span></text:span><text:span text:style-name="CharStyle10"><text:span text:style-name="T14">Navzdor tomu, že Jakub život </text:span></text:span><text:span text:style-name="CharStyle10"><text:span text:style-name="T2">j</text:span></text:span><text:span text:style-name="CharStyle10"><text:span text:style-name="T14">ednoho pustovníka viedol, bol on chlapík dobrého srdca. Druhému by sa to bolo aj ťažko vydarilo, Biddy Mahon</text:span></text:span><text:span text:style-name="CharStyle10"><text:span text:style-name="T2">y</text:span></text:span><text:span text:style-name="CharStyle38"><text:span text:style-name="T2"> </text:span></text:span><text:span text:style-name="CharStyle10"><text:span text:style-name="T14">namlúvil, ab</text:span></text:span><text:span text:style-name="CharStyle10"><text:span text:style-name="T2">y</text:span></text:span><text:span text:style-name="CharStyle10"><text:span text:style-name="T14"> pohodln</text:span></text:span><text:span text:style-name="CharStyle10"><text:span text:style-name="T21">y</text:span></text:span><text:span text:style-name="CharStyle10"><text:span text:style-name="T14"> pekný d</text:span></text:span><text:span text:style-name="CharStyle10"><text:span text:style-name="T2">ô</text:span></text:span><text:span text:style-name="CharStyle10"><text:span text:style-name="T14">m jejho </text:span></text:span><text:span text:style-name="CharStyle10"><text:span text:style-name="T9">otca</text:span></text:span><text:span text:style-name="CharStyle10"><text:span text:style-name="T14"> v prostred mesta Enn</text:span></text:span><text:span text:style-name="CharStyle10"><text:span text:style-name="T2">i</text:span></text:span><text:span text:style-name="CharStyle10"><text:span text:style-name="T14">s opustila a naďalej tak mnoho m</text:span></text:span><text:span text:style-name="CharStyle10"><text:span text:style-name="T2">í</text:span></text:span><text:span text:style-name="CharStyle10"><text:span text:style-name="T14">l vzdialen</text:span></text:span><text:span text:style-name="CharStyle10"><text:span text:style-name="T21">o</text:span></text:span><text:span text:style-name="CharStyle10"><text:span text:style-name="T2"> </text:span></text:span><text:span text:style-name="CharStyle10"><text:span text:style-name="T14">uprostred sk</text:span></text:span><text:span text:style-name="CharStyle10"><text:span text:style-name="T9">a</text:span></text:span><text:span text:style-name="CharStyle10"><text:span text:style-name="T14">l ž</text:span></text:span><text:span text:style-name="CharStyle10"><text:span text:style-name="T21">í</text:span></text:span><text:span text:style-name="CharStyle10"><text:span text:style-name="T14">la, kde tulene a morské racky ich jediný súsedy boly. </text:span></text:span><text:span text:style-name="CharStyle10"><text:span text:style-name="T2">—</text:span></text:span><text:span text:style-name="CharStyle10"><text:span text:style-name="T14"> Ale Biddy ve</text:span></text:span><text:span text:style-name="CharStyle10"><text:span text:style-name="T2">ľ</text:span></text:span><text:span text:style-name="CharStyle10"><text:span text:style-name="T14">mi dobre vedela, že Jakub bol ten opravdivý muž, s ktorým jedna žena šťastlivo a pohodlne nažívať môže; lebo on zaopatril pánske domy okolo ležiacej krajiny nie len rybámi, ale aj neobčakávanými bohatými darmi, ktoré do záliva vplavené boly. A ona neobanovala jej volbu, lebo žiadn</text:span></text:span><text:span text:style-name="CharStyle10"><text:span text:style-name="T9">á</text:span></text:span><text:span text:style-name="CharStyle10"><text:span text:style-name="T14"> žena nejedla a nepila lepšie, žiadná žena nebola v nedeľu v kostole lepšie oblečená, ako pani Dogherty. — Bolo iba prirodzené, že Jakub tak mnohé zvláštné veci dostal videť a počuť, ale on </text:span></text:span><text:soft-page-break/><text:span text:style-name="CharStyle10"><text:span text:style-name="T14">nepoznal bojazlivosť, ba bola to jeho najvrúcnejšia žiadosť jeho srdca, raz jednoho vodného muža postretnúť, lebo Jakub počul, že tý istý sú ľudomiln</text:span></text:span><text:span text:style-name="CharStyle10"><text:span text:style-name="T21">y</text:span></text:span><text:span text:style-name="CharStyle10"><text:span text:style-name="T14"> ľudia, a že zná­mosť s nimi vždy šťastie prinesie.</text:span></text:span></text:p>
        <text:p text:style-name="P7"><text:span text:style-name="CharStyle10"><text:span text:style-name="T14">Kedykoľvek on vo vzdialenosti na vodnej ploche mora morských mužov v i</text:span></text:span><text:span text:style-name="CharStyle10"><text:span text:style-name="T21">ch</text:span></text:span><text:span text:style-name="CharStyle10"><text:span text:style-name="T14"> mlhavých oblekoch vide</text:span></text:span><text:span text:style-name="CharStyle10"><text:span text:style-name="T21">ť</text:span></text:span><text:span text:style-name="CharStyle10"><text:span text:style-name="T14"> mie­nil, vesloval on zrovn</text:span></text:span><text:span text:style-name="CharStyle10"><text:span text:style-name="T9">a</text:span></text:span><text:span text:style-name="CharStyle10"><text:span text:style-name="T14"> na n</text:span></text:span><text:span text:style-name="CharStyle10"><text:span text:style-name="T9">í</text:span></text:span><text:span text:style-name="CharStyle10"><text:span text:style-name="T14">ch. Ak často ho karhala Biddy na jej krotký spôsob, ke</text:span></text:span><text:span text:style-name="CharStyle10"><text:span text:style-name="T21">ď</text:span></text:span><text:span text:style-name="CharStyle10"><text:span text:style-name="T14"> on prez celý den vonku na mori bol, bez toho, žeby bol jednu rybu domov priniesol. Keď by Biddy bola vedela, na aké lapanie bol jeho duch upravený. — — Jakub sa mnohokrá</text:span></text:span><text:span text:style-name="CharStyle10"><text:span text:style-name="T9">ť</text:span></text:span><text:span text:style-name="CharStyle10"><text:span text:style-name="T14"> hneval, že on nikdy vodného muža pred seba dostať nemohol, a oni boly však na morskom </text:span></text:span><text:span text:style-name="CharStyle10"><text:span text:style-name="T21">b</text:span></text:span><text:span text:style-name="CharStyle10"><text:span text:style-name="T14">rehu tak častí, ako morské raky. On sa o to viac hneval, lebo jeho otec a starý otec veľmi často vodných mužov videli, ba on aj spamätal, a ako di</text:span></text:span><text:span text:style-name="CharStyle10"><text:span text:style-name="T9">e</text:span></text:span><text:span text:style-name="CharStyle10"><text:span text:style-name="T14">ta počul, že jeho starý otec, ktorý sa ako prvý z rodiny v Dundey Bay osadil, s jedným vodným mužom zrovn</text:span></text:span><text:span text:style-name="CharStyle10"><text:span text:style-name="T21">a</text:span></text:span><text:span text:style-name="CharStyle10"><text:span text:style-name="T2"> </text:span></text:span><text:span text:style-name="CharStyle10"><text:span text:style-name="T14">zdôveren</text:span></text:span><text:span text:style-name="CharStyle10"><text:span text:style-name="T9">y</text:span></text:span><text:span text:style-name="CharStyle10"><text:span text:style-name="T14"> bol. A tak milý bol k nemu ten vodný muž, že sa on iba od strachu pred kňazom zdržať nechál, aby ho pri jednom jeho dietať za kmotra volal. </text:span></text:span><text:span text:style-name="CharStyle26"><text:span text:style-name="T14">— </text:span></text:span><text:span text:style-name="CharStyle10"><text:span text:style-name="T14">Konečne sa mu zdálo š</text:span></text:span><text:span text:style-name="CharStyle10"><text:span text:style-name="T21">ť</text:span></text:span><text:span text:style-name="CharStyle10"><text:span text:style-name="T14">astiť a že sa mu vydarí, čo sa jeho otcovi a starému otcovi vydarilo. </text:span></text:span><text:span text:style-name="CharStyle26"><text:span text:style-name="T14">— </text:span></text:span><text:span text:style-name="CharStyle10"><text:span text:style-name="T14">Keď on totižto jeden den ďalej ako inakedy na morskom brehu kráčal, videl, práve ako sa obrátiť chcel, voľačo na jednej skale sedeť, čo on skôr nikdy nevidel. Telo bolo, nakoľko on zo vzdialenosti videť mohol, zelené, a on by bol mohol prisahať, že tá vidina držala jednu trojhranu v ruke.</text:span></text:span></text:p>
        <text:p text:style-name="P7"><text:span text:style-name="CharStyle10"><text:span text:style-name="T14">Jakub stál tak dobrú pol hodinu a pohlédal napnútou pozorlivosťo</text:span></text:span><text:span text:style-name="CharStyle10"><text:span text:style-name="T2">u</text:span></text:span><text:span text:style-name="CharStyle10"><text:span text:style-name="T14">; prez celý čas ale sa to isté z miesta nepohlo. Konečne bola jeho trpezlivosť na konci, on hlasne zapískal a zavolal, ke</text:span></text:span><text:span text:style-name="CharStyle10"><text:span text:style-name="T21">ď</text:span></text:span><text:span text:style-name="CharStyle10"><text:span text:style-name="T14"> vodný muž, lebo on to bol, sa vytiahnúl, trojhranu </text:span></text:span><text:soft-page-break/><text:span text:style-name="CharStyle10"><text:span text:style-name="T14">nasadil a hlavou so skaly do vln sa srútil. — Zvedavosť Jakuba vystúpila na najvyšší stupeň, a on pospiechal zrovn</text:span></text:span><text:span text:style-name="CharStyle10"><text:span text:style-name="T9">a</text:span></text:span><text:span text:style-name="CharStyle10"><text:span text:style-name="T14"> na to miesto, ale o vodnom mužovi s trojhranou už nebolo nič čo videť. Jakub toľko zmýšlal nad tým, že konečne myslel, všetko sa mu len snívalo. </text:span></text:span><text:span text:style-name="CharStyle26"><text:span text:style-name="T14">— </text:span></text:span><text:span text:style-name="CharStyle10"><text:span text:style-name="T14">Jeden veľmi búrliv</text:span></text:span><text:span text:style-name="CharStyle10"><text:span text:style-name="T9">y</text:span></text:span><text:span text:style-name="CharStyle10"><text:span text:style-name="T14"> den, ke</text:span></text:span><text:span text:style-name="CharStyle10"><text:span text:style-name="T21">ď</text:span></text:span><text:span text:style-name="CharStyle10"><text:span text:style-name="T14"> more strašne vysoké vlny hádzalo, uzavrel Jakub, jeden vzrak na skalu vodnomužskú uhodiť; inakedy bol on tam len v peknom ča</text:span></text:span><text:span text:style-name="CharStyle10"><text:span text:style-name="T9">s</text:span></text:span><text:span text:style-name="CharStyle10"><text:span text:style-name="T14">i. </text:span></text:span><text:span text:style-name="CharStyle26"><text:span text:style-name="T14">— </text:span></text:span><text:span text:style-name="CharStyle10"><text:span text:style-name="T14">Ke</text:span></text:span><text:span text:style-name="CharStyle10"><text:span text:style-name="T21">ď </text:span></text:span><text:span text:style-name="CharStyle10"><text:span text:style-name="T14">on tam prišiel, videl skutočne vodného muža. On hádzal kotrbalce na </text:span></text:span><text:span text:style-name="CharStyle10"><text:span text:style-name="T9">s</text:span></text:span><text:span text:style-name="CharStyle10"><text:span text:style-name="T14">kole, uhrúžil sa vo vlnách, vyšiel zas hore a uhrúžil sa zas.</text:span></text:span></text:p>
        <text:p text:style-name="P7"><text:span text:style-name="CharStyle10"><text:span text:style-name="T14">Od tohoto času mohol Jakub vodného muža videť, kedy sa mu chcelo; on si len vyvoliť potreboval jeden vetrový den. Ale to ho na dlhý čas neuspokojilo; k</text:span></text:span><text:span text:style-name="CharStyle10"><text:span text:style-name="T9">e</text:span></text:span><text:span text:style-name="CharStyle10"><text:span text:style-name="T14">mu sa jeden prst podá, ten chce celú ruku. On chcel známosť vodného muža urobiť, a to sa mu aj vydarilo. — Jeden den šiel on zas na miesto, odkial on dobrý výhľad mal na vodnomužskú skalu. Tu sa zdvihnúl jeden tak strašný výchor, že on v jednej jaskini, aké na morskom brehu mnohé boly, ochranu h</text:span></text:span><text:span text:style-name="CharStyle10"><text:span text:style-name="T9">ľ</text:span></text:span><text:span text:style-name="CharStyle10"><text:span text:style-name="T14">ada</text:span></text:span><text:span text:style-name="CharStyle10"><text:span text:style-name="T9">ť</text:span></text:span><text:span text:style-name="CharStyle10"><text:span text:style-name="T14"> musel. Ke</text:span></text:span><text:span text:style-name="CharStyle10"><text:span text:style-name="T21">ď</text:span></text:span><text:span text:style-name="CharStyle10"><text:span text:style-name="T14"> on vkročil, videl on k jeho podiveniu vodného muža tam sede</text:span></text:span><text:span text:style-name="CharStyle10"><text:span text:style-name="T21">ť</text:span></text:span><text:span text:style-name="CharStyle10"><text:span text:style-name="T14">. On mal rybací chvost, lupiny na nohách a plutvy na krátkych rame­nách, zelené vlasy, dlhé zelené zuby, červen</text:span></text:span><text:span text:style-name="CharStyle10"><text:span text:style-name="T2">ý</text:span></text:span><text:span text:style-name="CharStyle10"><text:span text:style-name="T14"> nos a svinské očičky. On nenosil šaty, držal trojh</text:span></text:span><text:span text:style-name="CharStyle10"><text:span text:style-name="T2">r</text:span></text:span><text:span text:style-name="CharStyle10"><text:span text:style-name="T14">anu pod pažu a zd</text:span></text:span><text:span text:style-name="CharStyle10"><text:span text:style-name="T2">a</text:span></text:span><text:span text:style-name="CharStyle10"><text:span text:style-name="T14">l sa by</text:span></text:span><text:span text:style-name="CharStyle10"><text:span text:style-name="T9">ť</text:span></text:span><text:span text:style-name="CharStyle10"><text:span text:style-name="T14"> hlboko zamyslený. — Jakub bol navzdor jeho smelosti trocha chabý, ale teraz alebo nikdy, si </text:span></text:span><text:span text:style-name="CharStyle10"><text:span text:style-name="T21">o</text:span></text:span><text:span text:style-name="CharStyle10"><text:span text:style-name="T14">n myslel. Tak šiel on teda smelo na zamysleného vodného muža, vzal klobúk a urobil jemu hlbokú poklonu. — Váš sluha, pane, riekol Jakub. — Ten tv</text:span></text:span><text:span text:style-name="CharStyle10"><text:span text:style-name="T9">ô</text:span></text:span><text:span text:style-name="CharStyle10"><text:span text:style-name="T14">j, Jakube Dogherty, odpovedal vodný muž.</text:span></text:span></text:p>
        <text:p text:style-name="P8"><text:span text:style-name="CharStyle25"><text:span text:style-name="T14">Ako, vaša mylos</text:span></text:span><text:span text:style-name="CharStyle25"><text:span text:style-name="T21">ť</text:span></text:span><text:span text:style-name="CharStyle25"><text:span text:style-name="T14">, vy poznáte moje méno, riekol Jakub.</text:span></text:span></text:p>
        <text:p text:style-name="P31"><text:span text:style-name="CharStyle25"><text:span text:style-name="T14">Mal bych ho snad nepoznať, Jakub Dogherty? Já som tvojeho starého otca poznal môj milý, dlho predkým on Judy Regan, tvoju </text:span></text:span><text:soft-page-break/><text:span text:style-name="CharStyle25"><text:span text:style-name="T14">starú matku za ženu vzal. Ach Jakube, milý Jakube, jak rád som já tvojeho starého otca mal. Bol to jeden hodný chlap. Nikdy som predtým alebo </text:span></text:span><text:span text:style-name="CharStyle25"><text:span text:style-name="T9">z</text:span></text:span><text:span text:style-name="CharStyle25"><text:span text:style-name="T14">atým, nad - ale pod vodou nemu rovného v š</text:span></text:span><text:span text:style-name="CharStyle25"><text:span text:style-name="T9">ľ</text:span></text:span><text:span text:style-name="CharStyle25"><text:span text:style-name="T14">achetnom úmeniu hodovánia nevidel. Já úfam môj milý, pripojil on veselým žmurkaním, já ufám, že ty si jeho hodný</text:span></text:span><text:span text:style-name="CharStyle32"><text:span text:style-name="T14"> </text:span></text:span><text:span text:style-name="CharStyle10"><text:span text:style-name="T14">vnuk. </text:span></text:span><text:span text:style-name="CharStyle26"><text:span text:style-name="T14">— </text:span></text:span><text:span text:style-name="CharStyle10"><text:span text:style-name="T2">—</text:span></text:span><text:span text:style-name="CharStyle10"><text:span text:style-name="T14"> To by záviselo od jednoho pok</text:span></text:span><text:span text:style-name="CharStyle10"><text:span text:style-name="T9">us</text:span></text:span><text:span text:style-name="CharStyle10"><text:span text:style-name="T14">a</text:span></text:span><text:span text:style-name="CharStyle10"><text:span text:style-name="T2">,</text:span></text:span><text:span text:style-name="CharStyle10"><text:span text:style-name="T14"> riekol </text:span></text:span><text:span text:style-name="CharStyle10"><text:span text:style-name="T9">J</text:span></text:span><text:span text:style-name="CharStyle10"><text:span text:style-name="T14">akub. </text:span></text:span><text:span text:style-name="CharStyle26"><text:span text:style-name="T14">— — </text:span></text:span><text:span text:style-name="CharStyle10"><text:span text:style-name="T14">Teda to mna teší, že ty tak mluvíš. My sa musíme lepšie obznámi</text:span></text:span><text:span text:style-name="CharStyle10"><text:span text:style-name="T2">ť</text:span></text:span><text:span text:style-name="CharStyle10"><text:span text:style-name="T14">, ale ke</text:span></text:span><text:span text:style-name="CharStyle10"><text:span text:style-name="T2">ď</text:span></text:span><text:span text:style-name="CharStyle10"><text:span text:style-name="T14"> by to bolo, iba k vôli tvojho otca. Ale s tvojím otcom </text:span></text:span><text:span text:style-name="CharStyle10"><text:span text:style-name="T21">J</text:span></text:span><text:span text:style-name="CharStyle10"><text:span text:style-name="T14">akube, s tým sa nedalo nič začať. </text:span></text:span><text:span text:style-name="CharStyle26"><text:span text:style-name="T14">— </text:span></text:span><text:span text:style-name="CharStyle10"><text:span text:style-name="T14">— </text:span></text:span><text:span text:style-name="CharStyle10"><text:span text:style-name="T9">J</text:span></text:span><text:span text:style-name="CharStyle10"><text:span text:style-name="T14">á si to môžem mysle</text:span></text:span><text:span text:style-name="CharStyle10"><text:span text:style-name="T9">ť</text:span></text:span><text:span text:style-name="CharStyle10"><text:span text:style-name="T14">, riekol </text:span></text:span><text:span text:style-name="CharStyle10"><text:span text:style-name="T9">J</text:span></text:span><text:span text:style-name="CharStyle10"><text:span text:style-name="T14">akub, že vy tak mnohé hlty robívate, abyste tam dolu v chlad­ných mokrých vlnách vašu krv pri teple dodržali. Ale smiem sa osmeliť sa vás píta</text:span></text:span><text:span text:style-name="CharStyle10"><text:span text:style-name="T21">ť</text:span></text:span><text:span text:style-name="CharStyle10"><text:span text:style-name="T14">, odkial vy hmotu potiahujete? </text:span></text:span><text:span text:style-name="CharStyle26"><text:span text:style-name="T14">— </text:span></text:span><text:span text:style-name="CharStyle10"><text:span text:style-name="T14">— — Odkial ty ju berieš </text:span></text:span><text:span text:style-name="CharStyle10"><text:span text:style-name="T21">J</text:span></text:span><text:span text:style-name="CharStyle10"><text:span text:style-name="T14">akube? p</text:span></text:span><text:span text:style-name="CharStyle10"><text:span text:style-name="T2">í</text:span></text:span><text:span text:style-name="CharStyle10"><text:span text:style-name="T14">tal sa vodný muž a chytal sa palcom a ukazovačom za jeho červen</text:span></text:span><text:span text:style-name="CharStyle10"><text:span text:style-name="T21">y</text:span></text:span><text:span text:style-name="CharStyle10"><text:span text:style-name="T14"> nos.</text:span></text:span><text:span text:style-name="CharStyle26"><text:span text:style-name="T2"> </text:span></text:span><text:span text:style-name="CharStyle10"><text:span text:style-name="T14">Hahá, riekol </text:span></text:span><text:span text:style-name="CharStyle10"><text:span text:style-name="T21">J</text:span></text:span><text:span text:style-name="CharStyle10"><text:span text:style-name="T14">akub, </text:span></text:span><text:span text:style-name="CharStyle10"><text:span text:style-name="T2">t</text:span></text:span><text:span text:style-name="CharStyle10"><text:span text:style-name="T14">eraz mi vychádza svetlo; já len ufám, vaša milosť, že máte dolu dobrú suchú pivnicu, kde ju uschováte.</text:span></text:span><text:span text:style-name="CharStyle26"><text:span text:style-name="T2"> </text:span></text:span><text:span text:style-name="CharStyle10"><text:span text:style-name="T24">— — — </text:span></text:span><text:span text:style-name="CharStyle10"><text:span text:style-name="T25">Us</text:span></text:span><text:span text:style-name="CharStyle10"><text:span text:style-name="T14">po</text:span></text:span><text:span text:style-name="CharStyle10"><text:span text:style-name="T9">ľ</text:span></text:span><text:span text:style-name="CharStyle10"><text:span text:style-name="T14">ahni sa na mna, riekol vodný muž podvodným žmurkaním </text:span></text:span><text:span text:style-name="CharStyle10"><text:span text:style-name="T2">ľ</text:span></text:span><text:span text:style-name="CharStyle10"><text:span text:style-name="T14">avéno oka.</text:span></text:span></text:p>
        <text:p text:style-name="P7"><text:span text:style-name="CharStyle10"><text:span text:style-name="T2">I</text:span></text:span><text:span text:style-name="CharStyle10"><text:span text:style-name="T14">stotne sa to vyplatí, tú pivnicu opozre</text:span></text:span><text:span text:style-name="CharStyle10"><text:span text:style-name="T2">ť</text:span></text:span><text:span text:style-name="CharStyle10"><text:span text:style-name="T14">, riekol </text:span></text:span><text:span text:style-name="CharStyle10"><text:span text:style-name="T21">J</text:span></text:span><text:span text:style-name="CharStyle10"><text:span text:style-name="T14">akub ďalej.</text:span></text:span></text:p>
        <text:p text:style-name="P7"><text:span text:style-name="CharStyle10"><text:span text:style-name="T14">Máš pravdu </text:span></text:span><text:span text:style-name="CharStyle10"><text:span text:style-name="T21">J</text:span></text:span><text:span text:style-name="CharStyle10"><text:span text:style-name="T14">akube, riekol vodný muž, a ke</text:span></text:span><text:span text:style-name="CharStyle10"><text:span text:style-name="T21">ď</text:span></text:span><text:span text:style-name="CharStyle10"><text:span text:style-name="T14"> ty mna budúci pondelok v tomto istom ča</text:span></text:span><text:span text:style-name="CharStyle10"><text:span text:style-name="T9">s</text:span></text:span><text:span text:style-name="CharStyle10"><text:span text:style-name="T14">i tu natrafiť chceš, potom sa budeme o tejto veci </text:span></text:span><text:span text:style-name="CharStyle10"><text:span text:style-name="T21">ď</text:span></text:span><text:span text:style-name="CharStyle10"><text:span text:style-name="T14">alej smlúva</text:span></text:span><text:span text:style-name="CharStyle10"><text:span text:style-name="T9">ť</text:span></text:span><text:span text:style-name="CharStyle10"><text:span text:style-name="T14">. </text:span></text:span><text:span text:style-name="CharStyle10"><text:span text:style-name="T21">J</text:span></text:span><text:span text:style-name="CharStyle10"><text:span text:style-name="T14">akub a vodný muž sa rozlúčili, ako najlepší priatel</text:span></text:span><text:span text:style-name="CharStyle10"><text:span text:style-name="T9">i</text:span></text:span><text:span text:style-name="CharStyle10"><text:span text:style-name="T14">. — Nasledu­júci pondelok sa zešli zase a k podiveniu </text:span></text:span><text:span text:style-name="CharStyle10"><text:span text:style-name="T2">J</text:span></text:span><text:span text:style-name="CharStyle10"><text:span text:style-name="T14">akuba mal vodný muž dve trojhrany sebou, pod každým ramenom jednu.</text:span></text:span></text:p>
        <text:p text:style-name="P7"><text:span text:style-name="CharStyle10"><text:span text:style-name="T14">Smim sa sna</text:span></text:span><text:span text:style-name="CharStyle10"><text:span text:style-name="T21">ď</text:span></text:span><text:span text:style-name="CharStyle10"><text:span text:style-name="T14"> op</text:span></text:span><text:span text:style-name="CharStyle10"><text:span text:style-name="T2">í</text:span></text:span><text:span text:style-name="CharStyle10"><text:span text:style-name="T14">ta</text:span></text:span><text:span text:style-name="CharStyle10"><text:span text:style-name="T9">ť</text:span></text:span><text:span text:style-name="CharStyle10"><text:span text:style-name="T14">, riekol </text:span></text:span><text:span text:style-name="CharStyle10"><text:span text:style-name="T21">J</text:span></text:span><text:span text:style-name="CharStyle10"><text:span text:style-name="T14">akub, prečo máte vaša milosť dnes dva klobúky? Vy však nechcete snad jeden z nich mne darovať, abych ho skrze zriedkavosť domov vzal?</text:span></text:span></text:p>
        <text:p text:style-name="P7"><text:span text:style-name="CharStyle10"><text:span text:style-name="T14">Nie </text:span></text:span><text:span text:style-name="CharStyle10"><text:span text:style-name="T21">J</text:span></text:span><text:span text:style-name="CharStyle10"><text:span text:style-name="T14">akube, odpovedal on, já sa tak </text:span></text:span><text:span text:style-name="CharStyle10"><text:span text:style-name="T9">ľ</text:span></text:span><text:span text:style-name="CharStyle10"><text:span text:style-name="T14">ahko ne­dostanem k mojim </text:span></text:span><text:soft-page-break/><text:span text:style-name="CharStyle10"><text:span text:style-name="T14">klobúkom, aby</text:span></text:span><text:span text:style-name="CharStyle10"><text:span text:style-name="T2">c</text:span></text:span><text:span text:style-name="CharStyle10"><text:span text:style-name="T14">h sa tak pilno od nich rozlúčil. Ale já chcem, aby si ty so mnou dolu šiel a so mnou obedoval, a k tomu cie</text:span></text:span><text:span text:style-name="CharStyle10"><text:span text:style-name="T2">ľ</text:span></text:span><text:span text:style-name="CharStyle10"><text:span text:style-name="T14">u som tebe ten klobúk pri­niesol. —</text:span></text:span></text:p>
        <text:p text:style-name="P32"><text:span text:style-name="CharStyle10"><text:span text:style-name="T14">Nech nás boh opatruje a chrán</text:span></text:span><text:span text:style-name="CharStyle10"><text:span text:style-name="T9">í</text:span></text:span><text:span text:style-name="CharStyle10"><text:span text:style-name="T14">, vyslovil </text:span></text:span><text:span text:style-name="CharStyle10"><text:span text:style-name="T21">J</text:span></text:span><text:span text:style-name="CharStyle10"><text:span text:style-name="T14">akub podivno, však len nechcete, aby</text:span></text:span><text:span text:style-name="CharStyle10"><text:span text:style-name="T21">ch</text:span></text:span><text:span text:style-name="CharStyle10"><text:span text:style-name="T14"> na dno mora dolu zjel. </text:span></text:span><text:span text:style-name="CharStyle10"><text:span text:style-name="T21">J</text:span></text:span><text:span text:style-name="CharStyle10"><text:span text:style-name="T14">á bych sa vša</text:span></text:span><text:span text:style-name="CharStyle10"><text:span text:style-name="T21">k </text:span></text:span><text:span text:style-name="CharStyle10"><text:span text:style-name="T2">v</text:span></text:span><text:span text:style-name="CharStyle10"><text:span text:style-name="T14"> slanej vode istotne utopil. Čo by </text:span></text:span><text:span text:style-name="CharStyle10"><text:span text:style-name="T2">ú</text:span></text:span><text:span text:style-name="CharStyle10"><text:span text:style-name="T14">bohá Biddy začala? Čo by ona k tomu povedala? — — — Čo natom záleží, čo ona povie, ty hlupáku? Kto sa stará o jej horekovanie? Tv</text:span></text:span><text:span text:style-name="CharStyle10"><text:span text:style-name="T2">o</text:span></text:span><text:span text:style-name="CharStyle10"><text:span text:style-name="T14">j starý otec by nebol také námietky robil. Ak často si on tento istý klobúk nasadil a smelo mna nasledoval do hlbočiny. Ak často sme my spolu jedli a mnohé škrupiny pálenky sme tam dolu na dni vody spolu vyprázdnili.</text:span></text:span></text:p>
        <text:p text:style-name="P7"><text:span text:style-name="CharStyle10"><text:span text:style-name="T14">Je to vaša vážnost? pítal sa Jakub. Dobre teda, nech mne teda vezme ten a ten, ke</text:span></text:span><text:span text:style-name="CharStyle10"><text:span text:style-name="T22">ď</text:span></text:span><text:span text:style-name="CharStyle10"><text:span text:style-name="T14"> bych za mojím sta­rým otcom mal stá</text:span></text:span><text:span text:style-name="CharStyle10"><text:span text:style-name="T22">ť</text:span></text:span><text:span text:style-name="CharStyle10"><text:span text:style-name="T14">. Tu je moja ruka. Já sa odevzdám ceľkom do vašej moci, nech ide o život alebo o smr</text:span></text:span><text:span text:style-name="CharStyle10"><text:span text:style-name="T2">ť</text:span></text:span><text:span text:style-name="CharStyle10"><text:span text:style-name="T14">. </text:span></text:span><text:span text:style-name="CharStyle26"><text:span text:style-name="T14">— </text:span></text:span><text:span text:style-name="CharStyle10"><text:span text:style-name="T14">— </text:span></text:span><text:span text:style-name="CharStyle26"><text:span text:style-name="T2">—</text:span></text:span><text:span text:style-name="CharStyle26"><text:span text:style-name="T14"> </text:span></text:span><text:span text:style-name="CharStyle10"><text:span text:style-name="T14">Teraz si ty starý otec, ako on bol a žil, riekol morský muž, pod teda a nasleduj môj príklad.</text:span></text:span></text:p>
        <text:p text:style-name="P33"><text:span text:style-name="CharStyle10"><text:span text:style-name="T14">Oni opustili jasky</text:span></text:span><text:span text:style-name="CharStyle10"><text:span text:style-name="T10">n</text:span></text:span><text:span text:style-name="CharStyle10"><text:span text:style-name="T14">u, šli do vln donútra a plávali potom jeden kus, už sa dostali ke skale. Vodný muž vy­liezol na vrchol tej istej a Jakub ho nasledoval. Na druhej strane vypadala skala tak náhle ako stena, a more sa tak hlboké zdálo, že Jakub v</text:span></text:span><text:span text:style-name="CharStyle10"><text:span text:style-name="T22">oľ</text:span></text:span><text:span text:style-name="CharStyle10"><text:span text:style-name="T14">aco zdráhanie cítil.</text:span></text:span><text:span text:style-name="CharStyle26"><text:span text:style-name="T2"> </text:span></text:span><text:span text:style-name="CharStyle10"><text:span text:style-name="T24">— — — </text:span></text:span><text:span text:style-name="CharStyle10"><text:span text:style-name="T14">Teda Jakube, riekol vodný muž, nasad klobúk a maj oči dobre otvorené. Drž sa pevno mojeho chvosta a nasle­duj mna, potom uvidíš volačo. — — On skočil donútra a Jakub ho smelo nasledoval. Oni dlhý čas jeli a Jakub myslel, že to nevezme konec. Niekedy žiadal, ke</text:span></text:span><text:span text:style-name="CharStyle10"><text:span text:style-name="T22">ď</text:span></text:span><text:span text:style-name="CharStyle10"><text:span text:style-name="T14"> by tak s Biddy náladne pri kachlách sede</text:span></text:span><text:span text:style-name="CharStyle10"><text:span text:style-name="T22">ť</text:span></text:span><text:span text:style-name="CharStyle10"><text:span text:style-name="T14"> mohol. Ale čože chosnilo želanie teraz, ke</text:span></text:span><text:span text:style-name="CharStyle10"><text:span text:style-name="T22">ď</text:span></text:span><text:span text:style-name="CharStyle10"><text:span text:style-name="T14"> sa on tak mnoho a mnoho míl pod v</text:span></text:span><text:span text:style-name="CharStyle10"><text:span text:style-name="T22">l</text:span></text:span><text:span text:style-name="CharStyle10"><text:span text:style-name="T14">ná</text:span></text:span><text:span text:style-name="CharStyle10"><text:span text:style-name="T22">m</text:span></text:span><text:span text:style-name="CharStyle10"><text:span text:style-name="T14">i oceána vynachádzel? On sa pevno držal </text:span></text:span><text:soft-page-break/><text:span text:style-name="CharStyle10"><text:span text:style-name="T22">ch</text:span></text:span><text:span text:style-name="CharStyle10"><text:span text:style-name="T14">vosta morského muža, ak klzký on aj bol. Konečne vyjšli z vody von a boli k velkému podiveniu Jakuba na suchej zemi na dne mora. Oni pristali pred jedným pekným do­mom, ktorý veľmi pekne s ustricovými škrupinámi krytý bol.</text:span></text:span></text:p>
        <text:p text:style-name="P7"><text:span text:style-name="CharStyle10"><text:span text:style-name="T14">Vodný muž sa obrátil Jakubovi a privítal ho. </text:span></text:span><text:span text:style-name="CharStyle26"><text:span text:style-name="T14">— </text:span></text:span><text:span text:style-name="CharStyle10"><text:span text:style-name="T14">Od povedomia a bez dechu od rýchleho jazdenia cez vodu, Jakub ledvá bol v stave mluvi</text:span></text:span><text:span text:style-name="CharStyle10"><text:span text:style-name="T22">ť</text:span></text:span><text:span text:style-name="CharStyle10"><text:span text:style-name="T14">.</text:span></text:span></text:p>
        <text:p text:style-name="P7"><text:span text:style-name="CharStyle10"><text:span text:style-name="T14">On sa ohlédal a nevidel žiadné živé stvorenie okrem morských pavúkov a rakov, ktoré pohodlne na piesku sa prechádza</text:span></text:span><text:span text:style-name="CharStyle10"><text:span text:style-name="T2">ly</text:span></text:span><text:span text:style-name="CharStyle10"><text:span text:style-name="T14">. Nad ním bolo more ako nebe rozprostreté a ryby sa v nom pohybovaly, ako vtáky vo vzduchu.</text:span></text:span></text:p>
        <text:p text:style-name="P34"><text:span text:style-name="CharStyle10"><text:span text:style-name="T2">P</text:span></text:span><text:span text:style-name="CharStyle10"><text:span text:style-name="T14">rečo tak nemý, Jakube? pítal sa vodný muž, ty si však nebadal, že já tu dolu tak peknú malú domácnosť mám? Si sa zadusil alebo utopil, alebo túžiš za Biddy, čo?</text:span></text:span><text:span text:style-name="CharStyle26"><text:span text:style-name="T2"> </text:span></text:span><text:span text:style-name="CharStyle10"><text:span text:style-name="T14">— </text:span></text:span><text:span text:style-name="CharStyle10"><text:span text:style-name="T10">Ó</text:span></text:span><text:span text:style-name="CharStyle10"><text:span text:style-name="T14"> nie</text:span></text:span><text:span text:style-name="CharStyle10"><text:span text:style-name="T2">, </text:span></text:span><text:span text:style-name="CharStyle10"><text:span text:style-name="T14">odpovedal smiechom Jakub a ukázal svoje zdravé zuby, ale kto by si aj bol myslel také vo</text:span></text:span><text:span text:style-name="CharStyle10"><text:span text:style-name="T2">ľ</text:span></text:span><text:span text:style-name="CharStyle10"><text:span text:style-name="T14">ačo. — — Po</text:span></text:span><text:span text:style-name="CharStyle10"><text:span text:style-name="T22">ď</text:span></text:span><text:span text:style-name="CharStyle10"><text:span text:style-name="T14"> Jakube, pozreme sa teraz, čože dostaneme k jedeniu.</text:span></text:span><text:span text:style-name="CharStyle10"><text:span text:style-name="T2"> </text:span></text:span><text:span text:style-name="CharStyle10"><text:span text:style-name="T24">— — </text:span></text:span><text:span text:style-name="CharStyle10"><text:span text:style-name="T14">Jakub cítil skutočne veľký hlad, a on nebol málo potešený, ke</text:span></text:span><text:span text:style-name="CharStyle10"><text:span text:style-name="T22">ď</text:span></text:span><text:span text:style-name="CharStyle10"><text:span text:style-name="T14"> on videl z komína dým vychádzať, ktorý prezradil, čo sa v nútri koná. On nasledoval vodného muža do domu a do peknej kuchyni; tá bola bohato vypravená všetkým potrebným. Jeden veľký</text:span></text:span><text:span text:style-name="CharStyle35"><text:span text:style-name="T2"> </text:span></text:span><text:span text:style-name="CharStyle10"><text:span text:style-name="T14">stôl tam bol a mnoho kastrólov a hrncov a dvaja morskí mužovia varili. Potom ho viedol gazda do izby, tá bola istotne hodne špatná. Nebolo tam ani stola, ani stoličiek, dosky a drevenné kláty zastupovaly ich miesta. Ale horel tam dobr</text:span></text:span><text:span text:style-name="CharStyle10"><text:span text:style-name="T10">y</text:span></text:span><text:span text:style-name="CharStyle10"><text:span text:style-name="T14"> ohe</text:span></text:span><text:span text:style-name="CharStyle10"><text:span text:style-name="T10">n</text:span></text:span><text:span text:style-name="CharStyle10"><text:span text:style-name="T14"> v kachlách a jakub sa cítil pri vzh</text:span></text:span><text:span text:style-name="CharStyle10"><text:span text:style-name="T10">ľ</text:span></text:span><text:span text:style-name="CharStyle10"><text:span text:style-name="T14">ade tých istých celkom pohodlne.</text:span></text:span><text:span text:style-name="CharStyle26"><text:span text:style-name="T2"> </text:span></text:span><text:span text:style-name="CharStyle10"><text:span text:style-name="T14">Teraz po</text:span></text:span><text:span text:style-name="CharStyle10"><text:span text:style-name="T22">d</text:span></text:span><text:span text:style-name="CharStyle10"><text:span text:style-name="T14">, riekol vodný muž, já tebe ukážem, kde já tie - ty však vieš čo já mienim </text:span></text:span><text:span text:style-name="CharStyle26"><text:span text:style-name="T14">— </text:span></text:span><text:span text:style-name="CharStyle10"><text:span text:style-name="T14">uschovávam. A uhodil mu jeden podvodný vzrak. </text:span></text:span><text:span text:style-name="CharStyle26"><text:span text:style-name="T14">— </text:span></text:span><text:span text:style-name="CharStyle10"><text:span text:style-name="T14">Potom otvoril jedny malé dvere a viedol </text:span></text:span><text:soft-page-break/><text:span text:style-name="CharStyle10"><text:span text:style-name="T14">Jakuba do jednej peknej pivnici, tá bola bečkámi rozličného spôsobu od spodu do vrchu naplnená. </text:span></text:span><text:span text:style-name="CharStyle26"><text:span text:style-name="T14">— </text:span></text:span><text:span text:style-name="CharStyle10"><text:span text:style-name="T14">— Čo povieš k tomu, Jakube Dogherty? Čo? Už veríš, že sa môže jeden aj pod vodou pohodlne zariadiť?</text:span></text:span><text:span text:style-name="CharStyle10"><text:span text:style-name="T2"> </text:span></text:span><text:span text:style-name="CharStyle10"><text:span text:style-name="T24">— — </text:span></text:span><text:span text:style-name="CharStyle10"><text:span text:style-name="T14">J</text:span></text:span><text:span text:style-name="CharStyle10"><text:span text:style-name="T2">á</text:span></text:span><text:span text:style-name="CharStyle10"><text:span text:style-name="T14"> to ne­pochybujem, odpovedal Jakub a voda sa mu zbierala v ustách.</text:span></text:span></text:p>
        <text:p text:style-name="P7"><text:span text:style-name="CharStyle10"><text:span text:style-name="T14">Ke</text:span></text:span><text:span text:style-name="CharStyle10"><text:span text:style-name="T22">ď</text:span></text:span><text:span text:style-name="CharStyle10"><text:span text:style-name="T14"> sa do izby zpä</text:span></text:span><text:span text:style-name="CharStyle10"><text:span text:style-name="T22">ť</text:span></text:span><text:span text:style-name="CharStyle10"><text:span text:style-name="T14"> navrátili, bolo jedenie prichystané. Istotne tam nebol obrus, ale čo natom záleží. Jakub aj doma nemal vždy takový. Najjemnejšia rodina v krajine by sa nebola musela vo sviatok hanbiť za tento obed. Prirodzene boly tam najlepšie ryby, raky, ustrice a iné prijšly naráz s najlepšími cudzozemskými likérmi na stôl. Vína, riekol star</text:span></text:span><text:span text:style-name="CharStyle10"><text:span text:style-name="T2">ý</text:span></text:span><text:span text:style-name="CharStyle10"><text:span text:style-name="T14"> morsky muž, sú pre jeho žal</text:span></text:span><text:span text:style-name="CharStyle10"><text:span text:style-name="T2">ú</text:span></text:span><text:span text:style-name="CharStyle10"><text:span text:style-name="T14">dok príliš studené. — Jakub jedol a pil, až nemohol </text:span></text:span><text:span text:style-name="CharStyle10"><text:span text:style-name="T22">ď</text:span></text:span><text:span text:style-name="CharStyle10"><text:span text:style-name="T14">alej. Potom vzal jednu škrupinu koňakom plnú a riekol: na vaše zdravie, vaša m</text:span></text:span><text:span text:style-name="CharStyle10"><text:span text:style-name="T22">i</text:span></text:span><text:span text:style-name="CharStyle10"><text:span text:style-name="T14">lost. Vaše méno vlastne ešte neznám, navzdor toho, že sme už tak dlho známi.</text:span></text:span></text:p>
        <text:p text:style-name="P35"><text:span text:style-name="CharStyle10"><text:span text:style-name="T14">To je pravda Jakube, já som nikdy nato nemyslel. Ale neskoro je lepšie, ako nikdy. Moje méno je Coomara</text:span></text:span><text:span text:style-name="CharStyle10"><text:span text:style-name="T2">. </text:span></text:span><text:span text:style-name="CharStyle10"><text:span text:style-name="T24">— — — </text:span></text:span><text:span text:style-name="CharStyle10"><text:span text:style-name="T14">Ak pekné méno, riekol Jakub a naplnil jeho škrupinu znova. Na vaše zdravie teda Coomara, aby ste sa ešte pätdesiať rokov vašeho jestvovania tešil. — — — </text:span></text:span><text:span text:style-name="CharStyle10"><text:span text:style-name="T2">P</text:span></text:span><text:span text:style-name="CharStyle10"><text:span text:style-name="T14">äťdesiat rokov, opakoval Coomara, já som tebe veru ve</text:span></text:span><text:span text:style-name="CharStyle10"><text:span text:style-name="T2">ľ</text:span></text:span><text:span text:style-name="CharStyle10"><text:span text:style-name="T14">mi povdačný. Ke</text:span></text:span><text:span text:style-name="CharStyle10"><text:span text:style-name="T22">ď</text:span></text:span><text:span text:style-name="CharStyle10"><text:span text:style-name="T14"> by si pätsto rokov bol povedal, to by sa bolo aspoň vyplatilo.</text:span></text:span></text:p>
        <text:p text:style-name="P7"><text:span text:style-name="CharStyle10"><text:span text:style-name="T14">Veru vy však tu dolu vysoký vek dosiahnete, riekol </text:span></text:span><text:span text:style-name="CharStyle10"><text:span text:style-name="T22">ř</text:span></text:span><text:span text:style-name="CharStyle10"><text:span text:style-name="T14">akub. Vy ste mojeho starého otca znal, ten je už šedesiať rokov mrtv</text:span></text:span><text:span text:style-name="CharStyle10"><text:span text:style-name="T2">ý</text:span></text:span><text:span text:style-name="CharStyle10"><text:span text:style-name="T14">. Musi tu by</text:span></text:span><text:span text:style-name="CharStyle10"><text:span text:style-name="T10">ť</text:span></text:span><text:span text:style-name="CharStyle10"><text:span text:style-name="T14"> zdravé bývanie?</text:span></text:span></text:p>
        <text:p text:style-name="P36"><text:span text:style-name="CharStyle10"><text:span text:style-name="T14">Iste, istotne. Upi si Jakube! — — Oni vyprázdnili jednu škrupinu za druhou a on najšol k jeho najväčšému prekvapeniu, že tie nápoje jemu do hlavy nestupovaly. Istotne bola plo</text:span></text:span><text:span text:style-name="CharStyle10"><text:span text:style-name="T22">ch</text:span></text:span><text:span text:style-name="CharStyle10"><text:span text:style-name="T14">a vody nad </text:span></text:span><text:soft-page-break/><text:span text:style-name="CharStyle10"><text:span text:style-name="T14">nima príčina tomu, že triezbé</text:span></text:span><text:span text:style-name="CharStyle31"><text:span text:style-name="T2"> </text:span></text:span><text:span text:style-name="CharStyle25"><text:span text:style-name="T14">hlav</text:span></text:span><text:span text:style-name="CharStyle25"><text:span text:style-name="T2">y</text:span></text:span><text:span text:style-name="CharStyle25"><text:span text:style-name="T14"> podržali. Starý Coomara sa cítil vždy pohodlnejšie a spieval viac piesní; ale Jakub sa mohol iba na jednej jedinej piesne spamätať:</text:span></text:span></text:p>
        <text:p text:style-name="P44"><text:span text:style-name="CharStyle25"><text:span text:style-name="T14">Ru fum boodle boo, Ripple dipple ritty doo;</text:span></text:span></text:p>
        <text:p text:style-name="P44"><text:span text:style-name="CharStyle25"><text:span text:style-name="T14">Dum doo doodle coo, Ra</text:span></text:span><text:span text:style-name="CharStyle25"><text:span text:style-name="T2">ff</text:span></text:span><text:span text:style-name="CharStyle25"><text:span text:style-name="T14">le taffle tschittiboo.</text:span></text:span></text:p>
        <text:p text:style-name="P37"><text:span text:style-name="CharStyle25"><text:span text:style-name="T14"/></text:span></text:p>
        <text:p text:style-name="P45"><text:span text:style-name="CharStyle25"><text:span text:style-name="T14">Konečne riekol vodný muž J</text:span></text:span><text:span text:style-name="CharStyle25"><text:span text:style-name="T22">a</text:span></text:span><text:span text:style-name="CharStyle25"><text:span text:style-name="T14">kubovi: teraz môj milý ukážem tebe moj</text:span></text:span><text:span text:style-name="CharStyle25"><text:span text:style-name="T2">u s</text:span></text:span><text:span text:style-name="CharStyle25"><text:span text:style-name="T14">bierku podivností, pod so mnou</text:span></text:span><text:span text:style-name="CharStyle25"><text:span text:style-name="T2">! </text:span></text:span><text:span text:style-name="CharStyle10"><text:span text:style-name="T2">—</text:span></text:span><text:span text:style-name="CharStyle10"><text:span text:style-name="T14"> </text:span></text:span><text:span text:style-name="CharStyle10"><text:span text:style-name="T2">—</text:span></text:span><text:span text:style-name="CharStyle10"><text:span text:style-name="T14"> </text:span></text:span><text:span text:style-name="CharStyle25"><text:span text:style-name="T14">On otvoril jedny malé dvere a viedol Jakuba do jednej velkej izby, kde on množstvo rárohov videl, ktoré Coomara prez beh rokov </text:span></text:span><text:span text:style-name="CharStyle10"><text:span text:style-name="T14">shromáždil. </text:span></text:span><text:span text:style-name="CharStyle25"><text:span text:style-name="T14">Čo ale pozornosť </text:span></text:span><text:span text:style-name="CharStyle10"><text:span text:style-name="T14">Jakuba </text:span></text:span><text:span text:style-name="CharStyle25"><text:span text:style-name="T14">najviac </text:span></text:span><text:span text:style-name="CharStyle10"><text:span text:style-name="T14">povzbudilo, </text:span></text:span><text:span text:style-name="CharStyle25"><text:span text:style-name="T14">boly krabice morskými rakámi, ktoré na dlážke pod</text:span></text:span><text:span text:style-name="CharStyle25"><text:span text:style-name="T10">ĺ</text:span></text:span><text:span text:style-name="CharStyle25"><text:span text:style-name="T14">ž steny postavené boly. </text:span></text:span><text:span text:style-name="CharStyle10"><text:span text:style-name="T14">— </text:span></text:span><text:span text:style-name="CharStyle25"><text:span text:style-name="T14">Teda Jakube, </text:span></text:span><text:span text:style-name="CharStyle10"><text:span text:style-name="T14">ako </text:span></text:span><text:span text:style-name="CharStyle25"><text:span text:style-name="T14">že sa tebe ľúbia moje zvláštnosti, pítal sa star</text:span></text:span><text:span text:style-name="CharStyle25"><text:span text:style-name="T2">ý</text:span></text:span><text:span text:style-name="CharStyle25"><text:span text:style-name="T14"> morsky muž.</text:span></text:span><text:span text:style-name="CharStyle10"><text:span text:style-name="T2"> </text:span></text:span><text:span text:style-name="CharStyle10"><text:span text:style-name="T24">— — </text:span></text:span><text:span text:style-name="CharStyle25"><text:span text:style-name="T14">Veru ve</text:span></text:span><text:span text:style-name="CharStyle25"><text:span text:style-name="T2">l</text:span></text:span><text:span text:style-name="CharStyle25"><text:span text:style-name="T14">mi hodné na opozrenie, riekol Jakub, ale smel b</text:span></text:span><text:span text:style-name="CharStyle25"><text:span text:style-name="T2">y</text:span></text:span><text:span text:style-name="CharStyle25"><text:span text:style-name="T14">ch tú otázku si zdovoliť, </text:span></text:span><text:span text:style-name="CharStyle10"><text:span text:style-name="T14">čože tieto </text:span></text:span><text:span text:style-name="CharStyle25"><text:span text:style-name="T14">krabice </text:span></text:span><text:span text:style-name="CharStyle10"><text:span text:style-name="T14">morskými </text:span></text:span><text:span text:style-name="CharStyle25"><text:span text:style-name="T14">rakámi znamenajú?</text:span></text:span><text:span text:style-name="CharStyle25"><text:span text:style-name="T2"> </text:span></text:span><text:span text:style-name="CharStyle10"><text:span text:style-name="T24">— — </text:span></text:span><text:span text:style-name="CharStyle25"><text:span text:style-name="T14">Ach ty mieniš tie dušné klietky?</text:span></text:span><text:span text:style-name="CharStyle25"><text:span text:style-name="T2"> </text:span></text:span><text:span text:style-name="CharStyle10"><text:span text:style-name="T24">— — </text:span></text:span><text:span text:style-name="CharStyle25"><text:span text:style-name="T14">Čože vaša mi­losť? Tie veci, v ktorých já duše uschovávam. </text:span></text:span><text:span text:style-name="CharStyle10"><text:span text:style-name="T2">—</text:span></text:span><text:span text:style-name="CharStyle10"><text:span text:style-name="T14"> </text:span></text:span><text:span text:style-name="CharStyle10"><text:span text:style-name="T2">— </text:span></text:span><text:span text:style-name="CharStyle25"><text:span text:style-name="T14">Ale aké duše, vaša milosť? pítal sa Jakub velmi podi­vený, ryby však nemajú žiadné duše? </text:span></text:span><text:span text:style-name="CharStyle10"><text:span text:style-name="T14">— — </text:span></text:span><text:span text:style-name="CharStyle25"><text:span text:style-name="T14">Ó nie, odpovedal Coomara celkom pokojne, t</text:span></text:span><text:span text:style-name="CharStyle25"><text:span text:style-name="T2">ý</text:span></text:span><text:span text:style-name="CharStyle25"><text:span text:style-name="T14"> nie, to sú duše utopených námorníkov.</text:span></text:span><text:span text:style-name="CharStyle25"><text:span text:style-name="T2"> </text:span></text:span><text:span text:style-name="CharStyle10"><text:span text:style-name="T14">Nech </text:span></text:span><text:span text:style-name="CharStyle25"><text:span text:style-name="T14">nás boh opatruje a chráni od všetkého zlého, mrmlal Jakub, ako že ste sa k tým dostal? </text:span></text:span><text:span text:style-name="CharStyle10"><text:span text:style-name="T14">— — — </text:span></text:span><text:span text:style-name="CharStyle25"><text:span text:style-name="T14">Veľmi jednoducho. Ke</text:span></text:span><text:span text:style-name="CharStyle25"><text:span text:style-name="T22">ď</text:span></text:span><text:span text:style-name="CharStyle25"><text:span text:style-name="T14"> já vidím, že sa hodný vychor približuje, tak potrebujem len dva tucty z týchto krab</text:span></text:span><text:span text:style-name="CharStyle25"><text:span text:style-name="T10">íc</text:span></text:span><text:span text:style-name="CharStyle25"><text:span text:style-name="T14"> postaviť; aknáhle potom n</text:span></text:span><text:span text:style-name="CharStyle25"><text:span text:style-name="T10">a</text:span></text:span><text:span text:style-name="CharStyle25"><text:span text:style-name="T14">morníci sa uto­pili a ich duše vyjdú, sú tie chudátka, ktoré predsa na zimu tu dolu zviknuté nie sú, skoro zmrznuté, tu hľadajú v mo­jich krabiciach </text:span></text:span><text:span text:style-name="CharStyle10"><text:span text:style-name="T14">ochranu; </text:span></text:span><text:span text:style-name="CharStyle25"><text:span text:style-name="T14">ja ich potom zavrem a prinesem ich sem do s</text:span></text:span><text:span text:style-name="CharStyle25"><text:span text:style-name="T10">uch</text:span></text:span><text:span text:style-name="CharStyle25"><text:span text:style-name="T14">a. Nerobí že to </text:span></text:span><text:span text:style-name="CharStyle25"><text:span text:style-name="T2">ú</text:span></text:span><text:span text:style-name="CharStyle25"><text:span text:style-name="T14">bohým dušám dobre, že tak znamenité bývanie dostanú?</text:span></text:span><text:span text:style-name="CharStyle10"><text:span text:style-name="T2"> </text:span></text:span><text:span text:style-name="CharStyle10"><text:span text:style-name="T24">— — </text:span></text:span><text:span text:style-name="CharStyle25"><text:span text:style-name="T14">Jakub bol </text:span></text:span><text:soft-page-break/><text:span text:style-name="CharStyle25"><text:span text:style-name="T14">tak prekvapený, že nevedel, čo má povedať, on teda mlčal. Oni šli do jedálne zpäť a pili ešte trocha z toho výborného koňaka, potom myslel Jakub, že už je neskoro a Biddy bude zostrašená; on teda stal hore a mienil, že teraz už je čas, aby sa na cestu vybral.</text:span></text:span></text:p>
        <text:p text:style-name="P38"><text:span text:style-name="CharStyle25"><text:span text:style-name="T14">Docela, ako ty chceš, Jakube, riekol Coomara, ale napi sa ešte na rozchodnu, predkým ty ideš, lebo ty máš chladné cestovanie pred sebou. </text:span></text:span><text:span text:style-name="CharStyle10"><text:span text:style-name="T2">—</text:span></text:span><text:span text:style-name="CharStyle10"><text:span text:style-name="T14"> — </text:span></text:span><text:span text:style-name="CharStyle25"><text:span text:style-name="T14">Jakub bol mnoho ochotnejší, žeby bol rozlúčné odoprel.</text:span></text:span><text:span text:style-name="CharStyle10"><text:span text:style-name="T2"> </text:span></text:span><text:span text:style-name="CharStyle10"><text:span text:style-name="T24">— — </text:span></text:span><text:span text:style-name="CharStyle25"><text:span text:style-name="T14">Najdem však </text:span></text:span><text:span text:style-name="CharStyle10"><text:span text:style-name="T14">riekol morskému mužovi, moju cestu domov? — — Čo sa tebe môže stať, odpovedal jeho gazda, ke</text:span></text:span><text:span text:style-name="CharStyle10"><text:span text:style-name="T22">ď</text:span></text:span><text:span text:style-name="CharStyle10"><text:span text:style-name="T14"> já ju tebe ukážem</text:span></text:span><text:span text:style-name="CharStyle10"><text:span text:style-name="T2">? </text:span></text:span><text:span text:style-name="CharStyle10"><text:span text:style-name="T24">— — </text:span></text:span><text:span text:style-name="CharStyle10"><text:span text:style-name="T14">Oni vyjšli von a Coomara nasadil Jakubovi jednu trojhranu, ale naopak, potom ho dvihnúl </text:span></text:span><text:span text:style-name="CharStyle10"><text:span text:style-name="T2">n</text:span></text:span><text:span text:style-name="CharStyle10"><text:span text:style-name="T14">a jeho plec</text:span></text:span><text:span text:style-name="CharStyle10"><text:span text:style-name="T10">á</text:span></text:span><text:span text:style-name="CharStyle10"><text:span text:style-name="T14">, aby ho do vody spustil.</text:span></text:span></text:p>
        <text:p text:style-name="P39"><text:span text:style-name="CharStyle10"><text:span text:style-name="T2"/></text:span></text:p>
        <text:p text:style-name="P46"><text:span text:style-name="CharStyle10"><text:span text:style-name="T14">Tak, povedal on a dal mu jeden hodný tisk. Ty na tom istom mieste výjdeš, odkial sme spolu vyjšli; ne­zabudni ale Jakube, aby si mne klobúk zase dolu hodil. S tým ujel </text:span></text:span><text:span text:style-name="CharStyle10"><text:span text:style-name="T2">J</text:span></text:span><text:span text:style-name="CharStyle10"><text:span text:style-name="T14">akub hore ako bublina, surr, surr, surr, až on k tej skale prišiel, s ktorej on dolu skočil. Potom hodil on trojhranu do mora, tá sa uhrúžila ako kame</text:span></text:span><text:span text:style-name="CharStyle10"><text:span text:style-name="T10">n</text:span></text:span><text:span text:style-name="CharStyle10"><text:span text:style-name="T14">. — — Bol pekn</text:span></text:span><text:span text:style-name="CharStyle10"><text:span text:style-name="T10">y</text:span></text:span><text:span text:style-name="CharStyle10"><text:span text:style-name="T14"> letný den. Slnko práve spočívalo. Samotno sa blištala jedna hvezda na jasnom nebi, vlni oceána oblištaly v jednom mori zlatého svetla. Ke</text:span></text:span><text:span text:style-name="CharStyle10"><text:span text:style-name="T22">ď</text:span></text:span><text:span text:style-name="CharStyle10"><text:span text:style-name="T14"> Jakub videl, že už je tak neskoro, vybral sa domov na cestu; ale Biddy ne­povedal ani slovo otom kde on bol celý den. </text:span></text:span><text:span text:style-name="CharStyle26"><text:span text:style-name="T14">— </text:span></text:span><text:span text:style-name="CharStyle10"><text:span text:style-name="T14">Jakub musel mnoho na tie </text:span></text:span><text:span text:style-name="CharStyle10"><text:span text:style-name="T10">u</text:span></text:span><text:span text:style-name="CharStyle10"><text:span text:style-name="T14">bohé duše mysle</text:span></text:span><text:span text:style-name="CharStyle10"><text:span text:style-name="T22">ť</text:span></text:span><text:span text:style-name="CharStyle10"><text:span text:style-name="T14">, ktoré v tých krabicách zatvorené boly, a tá myšlienka, ako by ich oslobo­diť mohol, zamestnávala ho ustavične. Na začiatku chcel on s farárom o tej veci mluvi</text:span></text:span><text:span text:style-name="CharStyle10"><text:span text:style-name="T10">ť</text:span></text:span><text:span text:style-name="CharStyle10"><text:span text:style-name="T14">, ale čože mohol on robiť, a čo sa staral vodn</text:span></text:span><text:span text:style-name="CharStyle10"><text:span text:style-name="T10">y</text:span></text:span><text:span text:style-name="CharStyle10"><text:span text:style-name="T14"> muž o farára? Coomara bol však dobrý chlapík a nevedel, že on niečo nepravého učinil. Jakub by si bol aj sám sebe škodil, ke</text:span></text:span><text:span text:style-name="CharStyle10"><text:span text:style-name="T22">ď</text:span></text:span><text:span text:style-name="CharStyle10"><text:span text:style-name="T14"> by sa </text:span></text:span><text:soft-page-break/><text:span text:style-name="CharStyle10"><text:span text:style-name="T14">bolo zdovedelo, že on s morskými mužmi obedoval. On porobil teda plán, že Coomara k obedu povolá a všetko vynaváží, aby sa opil. Potom chcel on trojhranu nasadiť, do hlbočiny sa uhrúži</text:span></text:span><text:span text:style-name="CharStyle10"><text:span text:style-name="T2">ť</text:span></text:span><text:span text:style-name="CharStyle10"><text:span text:style-name="T14"> a tie duše z krabi</text:span></text:span><text:span text:style-name="CharStyle10"><text:span text:style-name="T10">c</text:span></text:span><text:span text:style-name="CharStyle10"><text:span text:style-name="T14"> oslobodiť. Najsámprv bolo potrebno, aby Biddy oddálil, lebo Jakub bol dosť múdry sv</text:span></text:span><text:span text:style-name="CharStyle10"><text:span text:style-name="T2">o</text:span></text:span><text:span text:style-name="CharStyle10"><text:span text:style-name="T14">j úmysel ukríť.</text:span></text:span><text:span text:style-name="CharStyle10"><text:span text:style-name="T24"> — — </text:span></text:span><text:span text:style-name="CharStyle10"><text:span text:style-name="T14">Jakub ostal teda zrázu veľmi bohabojným a povedal k Biddy, že by bolo pre dušné spasenie oboch veľmi osožné, ke</text:span></text:span><text:span text:style-name="CharStyle10"><text:span text:style-name="T22">ď</text:span></text:span><text:span text:style-name="CharStyle10"><text:span text:style-name="T14"> by ku svätoján­skej studni nablizko od Ennis jedno malé putovánie urobili. Biddy bola toho istého náhľadu a tak sa teda ona jeden pekný den naráno vybrala na cestu, počom ešte Jakubovi prísne nariadila, na d</text:span></text:span><text:span text:style-name="CharStyle10"><text:span text:style-name="T2">ô</text:span></text:span><text:span text:style-name="CharStyle10"><text:span text:style-name="T14">m dobre pozorovať. Ke</text:span></text:span><text:span text:style-name="CharStyle10"><text:span text:style-name="T22">ď</text:span></text:span><text:span text:style-name="CharStyle10"><text:span text:style-name="T14"> bol vzduch čistý, zašiel Jakub ku skale a dal Coomar</text:span></text:span><text:span text:style-name="CharStyle10"><text:span text:style-name="T2">ov</text:span></text:span><text:span text:style-name="CharStyle10"><text:span text:style-name="T14">i smlúveny znak, totižto vhodil veľký kame</text:span></text:span><text:span text:style-name="CharStyle10"><text:span text:style-name="T10">n</text:span></text:span><text:span text:style-name="CharStyle10"><text:span text:style-name="T14"> do vody. Hned vyšiel hore vodný muž. — — </text:span></text:span><text:span text:style-name="CharStyle10"><text:span text:style-name="T2">D</text:span></text:span><text:span text:style-name="CharStyle10"><text:span text:style-name="T14">obré ráno Jakube, riekol on, čo chceš odomna? — — Není</text:span></text:span><text:span text:style-name="CharStyle10"><text:span text:style-name="T2"> </text:span></text:span><text:span text:style-name="CharStyle10"><text:span text:style-name="T14">to</text:span></text:span><text:span text:style-name="CharStyle10"><text:span text:style-name="T2"> </text:span></text:span><text:span text:style-name="CharStyle10"><text:span text:style-name="T14">reči hodno, vaša milost, odpovedal Jakub, já si len dovolujem vás k obedu povolať.</text:span></text:span></text:p>
        <text:p text:style-name="P40"><text:span text:style-name="CharStyle10"><text:span text:style-name="T14">Príjdem ve</text:span></text:span><text:span text:style-name="CharStyle10"><text:span text:style-name="T2">ľ</text:span></text:span><text:span text:style-name="CharStyle10"><text:span text:style-name="T14">mi rád; o koľko hodinách obeduješ?</text:span></text:span><text:span text:style-name="CharStyle10"><text:span text:style-name="T2"> </text:span></text:span><text:span text:style-name="CharStyle10"><text:span text:style-name="T14">— </text:span></text:span><text:span text:style-name="CharStyle10"><text:span text:style-name="T2">—</text:span></text:span><text:span text:style-name="CharStyle10"><text:span text:style-name="T14"> Ako sa vám najlepšie páči, vaša milos</text:span></text:span><text:span text:style-name="CharStyle10"><text:span text:style-name="T2">ť</text:span></text:span><text:span text:style-name="CharStyle10"><text:span text:style-name="T14"> </text:span></text:span><text:span text:style-name="CharStyle10"><text:span text:style-name="T2">—</text:span></text:span><text:span text:style-name="CharStyle10"><text:span text:style-name="T14"> asnad o jednej hodine, aby ste sa ešte zadna domov dostal. — Dobre, já pr</text:span></text:span><text:span text:style-name="CharStyle10"><text:span text:style-name="T2">í</text:span></text:span><text:span text:style-name="CharStyle10"><text:span text:style-name="T14">jdem, môžeš istotne na mna rátať.</text:span></text:span><text:span text:style-name="CharStyle10"><text:span text:style-name="T2"> </text:span></text:span><text:span text:style-name="CharStyle10"><text:span text:style-name="T24">— — — </text:span></text:span><text:span text:style-name="CharStyle10"><text:span text:style-name="T14">Jakub šiel domov a prichistal jemný obe</text:span></text:span><text:span text:style-name="CharStyle10"><text:span text:style-name="T2">d</text:span></text:span><text:span text:style-name="CharStyle10"><text:span text:style-name="T14">; potom priniesol koňak v takom množstvu, že sa mohlo dvatsať mužov od toho opiť. — — Na minútu prišiel Coomara svoju troj</text:span></text:span><text:span text:style-name="CharStyle25"><text:span text:style-name="T14">hranu pod pazuchú. Obed bol hotový, oni si sadli ku stolu a jedli a pili veselo.</text:span></text:span></text:p>
        <text:p text:style-name="P7"><text:span text:style-name="CharStyle25"><text:span text:style-name="T14">Jukub myslel na </text:span></text:span><text:span text:style-name="CharStyle25"><text:span text:style-name="T10">u</text:span></text:span><text:span text:style-name="CharStyle25"><text:span text:style-name="T14">bohé duše v krabiciach morských rakov a pripíjal Coomarovi s koňakom. On ho aj namlúval na spev, lebo tak ho úfal pod stôl dostať, ale zabudnúl nato, že nemajú more nad hlavou. Koňak ho opil: Coomara sa potácal domov, zakial Jakub nemý ako ryba na veľký</text:span></text:span><text:span text:style-name="CharStyle32"><text:span text:style-name="T14"> </text:span></text:span><text:span text:style-name="CharStyle10"><text:span text:style-name="T14">piatok pod stolom ležal. On sa zobudil až </text:span></text:span><text:soft-page-break/><text:span text:style-name="CharStyle10"><text:span text:style-name="T14">na druhé ráno a sa vynachádzal v smutnom položeniu.</text:span></text:span></text:p>
        <text:p text:style-name="P7"><text:span text:style-name="CharStyle10"><text:span text:style-name="T14">To je darmo, riekol </text:span></text:span><text:span text:style-name="CharStyle10"><text:span text:style-name="T10">J</text:span></text:span><text:span text:style-name="CharStyle10"><text:span text:style-name="T14">akub, na ten spôsob toho starého pijáka nedostanem; ako ale bych mohol tým </text:span></text:span><text:span text:style-name="CharStyle10"><text:span text:style-name="T10">u</text:span></text:span><text:span text:style-name="CharStyle10"><text:span text:style-name="T14">bo­hým dušám von z krabi</text:span></text:span><text:span text:style-name="CharStyle10"><text:span text:style-name="T22">c</text:span></text:span><text:span text:style-name="CharStyle10"><text:span text:style-name="T14"> pomáhat?</text:span></text:span></text:p>
        <text:p text:style-name="P7"><text:span text:style-name="CharStyle10"><text:span text:style-name="T14">Ke</text:span></text:span><text:span text:style-name="CharStyle10"><text:span text:style-name="T2">ď</text:span></text:span><text:span text:style-name="CharStyle10"><text:span text:style-name="T14"> on skoro prez celý den nad tým rozmýšľal, prišla mu naráz jedna myšlienka.</text:span></text:span></text:p>
        <text:p text:style-name="P7"><text:span text:style-name="CharStyle10"><text:span text:style-name="T14">Už ju mám, riekol a uderil sa v jeho radosti na koleno, já bych nato prisahať mohol, že on, ak starý on aj je, ešte nikdý jednu klapku horskej rose nevidel; tá však jej účinok istotne nepochybí. Ak dobre, že Biddy ešte dva dni preč ostane. Tak to môžem po druhy ráz s ním pok</text:span></text:span><text:span text:style-name="CharStyle10"><text:span text:style-name="T2">ú</text:span></text:span><text:span text:style-name="CharStyle10"><text:span text:style-name="T14">siť. </text:span></text:span><text:span text:style-name="CharStyle26"><text:span text:style-name="T14">— </text:span></text:span><text:span text:style-name="CharStyle10"><text:span text:style-name="T14">On zavolal vodného muža zas, a on ho vy­smieval, že tak málo znesie a mu povedal, že on sv</text:span></text:span><text:span text:style-name="CharStyle10"><text:span text:style-name="T2">o</text:span></text:span><text:span text:style-name="CharStyle10"><text:span text:style-name="T14">jho starého otca nikdý nedosiahne.</text:span></text:span></text:p>
        <text:p text:style-name="P7"><text:span text:style-name="CharStyle10"><text:span text:style-name="T14">Pokuste to len ešte ráz, odpovedal Jakub, a já vám dobre stojím zato, že já vás pod stôl zpijem. </text:span></text:span><text:span text:style-name="CharStyle26"><text:span text:style-name="T2">—</text:span></text:span><text:span text:style-name="CharStyle26"><text:span text:style-name="T14"> </text:span></text:span><text:span text:style-name="CharStyle10"><text:span text:style-name="T14">— </text:span></text:span><text:span text:style-name="CharStyle26"><text:span text:style-name="T14">Já </text:span></text:span><text:span text:style-name="CharStyle10"><text:span text:style-name="T14">tebe rád jednu vďačnosť urobím, keď to v mojej moci stojí, riekol Coomara.</text:span></text:span></text:p>
        <text:p text:style-name="P7"><text:span text:style-name="CharStyle10"><text:span text:style-name="T14">Tentokráť dával Jakub mnoho vody do svojeho koňaka, vodnému mužovi ale dal najsilnejší koňak, ktorý on len mal. Konečne povedal: prosim vaša milost, pil ste už ráz opravdivú horskú rosu? </text:span></text:span><text:span text:style-name="CharStyle26"><text:span text:style-name="T14">— — </text:span></text:span><text:span text:style-name="CharStyle10"><text:span text:style-name="T14">Nie, odpovedal vodný muž, čože je to, a odkial to pochádza?</text:span></text:span></text:p>
        <text:p text:style-name="P7"><text:span text:style-name="CharStyle10"><text:span text:style-name="T10">Ó</text:span></text:span><text:span text:style-name="CharStyle10"><text:span text:style-name="T14"> to je tajomstvo, riekol Jakub, ale to je tá opravdivá hmota. Keď to neni päťdesia</text:span></text:span><text:span text:style-name="CharStyle10"><text:span text:style-name="T2">t</text:span></text:span><text:span text:style-name="CharStyle10"><text:span text:style-name="T14"> rázi lepšie ako koňak alebo rum, tak mna môžete Ihárom na</text:span></text:span><text:span text:style-name="CharStyle10"><text:span text:style-name="T10">z</text:span></text:span><text:span text:style-name="CharStyle10"><text:span text:style-name="T14">ívať. Biddyho brat za bečičku koňaka mi trocha poslal z toho, a poneváč vy ste starým priateľom mojej rodiny, tak som to uschoval, abych vás s tým uctil.</text:span></text:span></text:p>
        <text:p text:style-name="P7"><text:span text:style-name="CharStyle10"><text:span text:style-name="T14">No nechaj pozreť, čo to je, smial sa Coomara. — </text:span></text:span><text:span text:style-name="CharStyle26"><text:span text:style-name="T14">— </text:span></text:span><text:span text:style-name="CharStyle10"><text:span text:style-name="T14">Ten Whisky, ktorý Jakub svojemu hostovi nalial, bol znamenitý a </text:span></text:span><text:soft-page-break/><text:span text:style-name="CharStyle10"><text:span text:style-name="T14">Coomara bol nadšený. On pil a pil a spieval: Rum sum booble bo</text:span></text:span><text:span text:style-name="CharStyle10"><text:span text:style-name="T10">o</text:span></text:span><text:span text:style-name="CharStyle10"><text:span text:style-name="T14"> k tomu a smial sa a tancoval až padnúl na dlážku. Čochvíľa on pevno zaspal. Tu vzal </text:span></text:span><text:span text:style-name="CharStyle10"><text:span text:style-name="T22">J</text:span></text:span><text:span text:style-name="CharStyle10"><text:span text:style-name="T14">akub, ktorý celkom triezby ostal trojhranu, otekal ku skale, skočil dolu a dosiahnúl čochvíľa Coomarov dôm. Všetko bolo tak ticho ako na cintoríne o p</text:span></text:span><text:span text:style-name="CharStyle10"><text:span text:style-name="T10">ô</text:span></text:span><text:span text:style-name="CharStyle10"><text:span text:style-name="T14">lnoci, žiaden vodný muž, ani starý ani mladý sa neukázal. On šiel donútra a prehodil krabice, ale nevidel nič, len jedno tiché pískanie a cvrčanie bolo počuť, keď on krabice hore dvíhal. On bol prekvapený, ale sa rozpamätal, že farári často riekali, žiadné živé stvorenie nemôže dušu vide</text:span></text:span><text:span text:style-name="CharStyle10"><text:span text:style-name="T23">ť</text:span></text:span><text:span text:style-name="CharStyle10"><text:span text:style-name="T14">, práve </text:span></text:span><text:span text:style-name="CharStyle10"><text:span text:style-name="T11">t</text:span></text:span><text:span text:style-name="CharStyle10"><text:span text:style-name="T14">ak ako vetor alebo vzduch. Keď on teda všetko pre nich urobil, čo v jeho moci bolo, postavil on krabice tak, ako on ich najšol, a pomodlil sa potom za dušičky. </text:span></text:span><text:span text:style-name="CharStyle26"><text:span text:style-name="T14">— </text:span></text:span><text:span text:style-name="CharStyle10"><text:span text:style-name="T14">Teraz ale myslel </text:span></text:span><text:span text:style-name="CharStyle10"><text:span text:style-name="T2">J</text:span></text:span><text:span text:style-name="CharStyle10"><text:span text:style-name="T14">akub na navrátenie. On si nasadil klobúk na­opak, ako sa patrilo. Ale keď bol vonku, najšol, že voda tak vysoko nad jeho hlavou stála, že nemal žiadnej nádeje donútra sa dostať, lebo C</text:span></text:span><text:span text:style-name="CharStyle10"><text:span text:style-name="T11">o</text:span></text:span><text:span text:style-name="CharStyle10"><text:span text:style-name="T14">omar</text:span></text:span><text:span text:style-name="CharStyle10"><text:span text:style-name="T2">a</text:span></text:span><text:span text:style-name="CharStyle10"><text:span text:style-name="T14"> teraz nebol tu, aby ho, ako običajne na pleca vzal. On sa ohliedal všade za jed­ným rebríkom, nemohol ale žiaden n</text:span></text:span><text:span text:style-name="CharStyle10"><text:span text:style-name="T11">a</text:span></text:span><text:span text:style-name="CharStyle10"><text:span text:style-name="T14">jsť, a </text:span></text:span><text:span text:style-name="CharStyle10"><text:span text:style-name="T2">ď</text:span></text:span><text:span text:style-name="CharStyle10"><text:span text:style-name="T14">alako a široko nebolo skaly videť. Konečne sa mu zdálo, ako keď by more na jednom mieste hlbšie dolu sahala ako inakde; on uzavrel teda, tam pokus urobiť. Práve keď on tam pri­šiel, videl chvost jednej ve</text:span></text:span><text:span text:style-name="CharStyle10"><text:span text:style-name="T2">ľ</text:span></text:span><text:span text:style-name="CharStyle10"><text:span text:style-name="T14">kej ryby pred sebou. Tu skočil do výšky a chytil sa chvosta a podivená ryba vysmekla hore a tiahla Jakuba sebou. V tom okamihu, keď trojhrana vody sa dotknúla, Jakub už aj šiel hore, ako korok.</text:span></text:span></text:p>
        <text:p text:style-name="P7"><text:span text:style-name="CharStyle10"><text:span text:style-name="T14"/></text:span></text:p>
        <text:p text:style-name="P21"><text:span text:style-name="CharStyle10"><text:span text:style-name="T14">Za krátky čas dosiahnúl skalu a pospiechal bez oka­mihu zdržovania domov, radosti plný nad tým dobrým skutkom, ktorý prekonal. — Medzitým sa zvláštne vodilo doma. Lebo ledva opustil </text:span></text:span><text:soft-page-break/><text:span text:style-name="CharStyle10"><text:span text:style-name="T14">Jakub dôm, aby k dušám šiel, keď Biddy sa domov navrátila z púta. Keď do domu vkro­čila, videla na stole všetko dohromady ležať.</text:span></text:span></text:p>
        <text:p text:style-name="P41"><text:span text:style-name="CharStyle10"><text:span text:style-name="T14">To je pekná vec, riekla ona, ten lump! Já neštastlivá! Zakial sa já za jeho dušné spasenie modlím, on si dajakého oh</text:span></text:span><text:span text:style-name="CharStyle10"><text:span text:style-name="T11">ľ</text:span></text:span><text:span text:style-name="CharStyle10"><text:span text:style-name="T14">adal a s ním spoločne celú horskú rosu, ktorú jemu môj brat daroval, a všetky likére, ktoré on zemanom predať mal, vypil. Tu počula ona zvláštne krochtanie, pohliadla dolu a tu videla vodného muža pod stolom ležať.</text:span></text:span><text:span text:style-name="CharStyle10"><text:span text:style-name="T2"> </text:span></text:span><text:span text:style-name="CharStyle10"><text:span text:style-name="T24">— — </text:span></text:span><text:span text:style-name="CharStyle10"><text:span text:style-name="T14">Svätá matko božia, ochr</text:span></text:span><text:span text:style-name="CharStyle10"><text:span text:style-name="T11">a</text:span></text:span><text:span text:style-name="CharStyle10"><text:span text:style-name="T14">ň mna, zavolala ona, on tu leží</text:span></text:span><text:span text:style-name="CharStyle10"><text:span text:style-name="T2"> </text:span></text:span><text:span text:style-name="CharStyle10"><text:span text:style-name="T14">ako zviera. Ano to pitie, to urobí človeka zviera</text:span></text:span><text:span text:style-name="CharStyle10"><text:span text:style-name="T11">t</text:span></text:span><text:span text:style-name="CharStyle10"><text:span text:style-name="T14">om. Ó vé, ó vé! Jakube n</text:span></text:span><text:span text:style-name="CharStyle10"><text:span text:style-name="T2">aj</text:span></text:span><text:span text:style-name="CharStyle10"><text:span text:style-name="T14">milejší manžele, čo mám s tebou začať? Alebo mnoho viac, čože mám bez teba poča</text:span></text:span><text:span text:style-name="CharStyle10"><text:span text:style-name="T2">ť</text:span></text:span><text:span text:style-name="CharStyle10"><text:span text:style-name="T14">?</text:span></text:span></text:p>
        <text:p text:style-name="P7"><text:span text:style-name="CharStyle10"><text:span text:style-name="T14">Pod takými žalobámi šla Biddy von, ona sama ne­vedela kam, keď ona okamžite dobre zn</text:span></text:span><text:span text:style-name="CharStyle10"><text:span text:style-name="T23">a</text:span></text:span><text:span text:style-name="CharStyle10"><text:span text:style-name="T14">tý hlas Jakuba počula, ktorý jednu veselú piese</text:span></text:span><text:span text:style-name="CharStyle10"><text:span text:style-name="T11">n</text:span></text:span><text:span text:style-name="CharStyle10"><text:span text:style-name="T14"> spieval. Ak ráda bola Biddy, že ho bistrého a zdravého videla a nie premeneného za zviera, ktoré nebolo ani r</text:span></text:span><text:span text:style-name="CharStyle10"><text:span text:style-name="T2">y</text:span></text:span><text:span text:style-name="CharStyle10"><text:span text:style-name="T14">ba ani mäso. Jakub jej teda musel všetko rozpráva</text:span></text:span><text:span text:style-name="CharStyle10"><text:span text:style-name="T2">ť</text:span></text:span><text:span text:style-name="CharStyle10"><text:span text:style-name="T14">, a bárs Biddy sa naňho hnevať mala, lebo jej už prv všetko nezradil, tak predsa musela uzna</text:span></text:span><text:span text:style-name="CharStyle10"><text:span text:style-name="T11">ť</text:span></text:span><text:span text:style-name="CharStyle10"><text:span text:style-name="T14">, že on </text:span></text:span><text:span text:style-name="CharStyle10"><text:span text:style-name="T11">u</text:span></text:span><text:span text:style-name="CharStyle10"><text:span text:style-name="T14">bohým dušám veľkú službu vykonal. — Za ruky sa viedli spolu do domu. Jakub zobudil Coomaru. Keď on videl, že vodný muž je trocha zle naložený, prosil ho, aby si nič z toho nerobil, lebo to sa už mnohým hodným mužom stalo. On mu povedal ďalej, to je iba od toho, že on horskú rosu zviknuty neni a odporúčal mu, aby jed skrz protivn</text:span></text:span><text:span text:style-name="CharStyle10"><text:span text:style-name="T23">y</text:span></text:span><text:span text:style-name="CharStyle10"><text:span text:style-name="T14"> jed prehnal. Ale morský muž sa </text:span></text:span><text:span text:style-name="CharStyle25"><text:span text:style-name="T14">zdál tej mienky, že už dost pil. Zlej vôle stal hore; on ani toľko vzdelanosti nemal, Jakubovi ochotné slovo odpo­vedá</text:span></text:span><text:span text:style-name="CharStyle25"><text:span text:style-name="T11">ľ</text:span></text:span><text:span text:style-name="CharStyle25"><text:span text:style-name="T14">, lež vykradnúl sa von, aby sa skrz jeden skok do slanej vody ochladil.</text:span></text:span></text:p>
        <text:p text:style-name="P7"><text:span text:style-name="CharStyle25"><text:span text:style-name="T14">Vodný muž sa nikdy nedozvedel, že tie duše už nie sú v jeho </text:span></text:span><text:soft-page-break/><text:span text:style-name="CharStyle25"><text:span text:style-name="T14">majetku. On a Jakub boli vždy najlepší priatelé na svete. Čo sa ale dotýka oslobodenia duší z večného zatracenia, tak to ešte žiaden človek Jakubovi neurobil. On najšo</text:span></text:span><text:span text:style-name="CharStyle25"><text:span text:style-name="T2">l</text:span></text:span><text:span text:style-name="CharStyle25"><text:span text:style-name="T14"> vždy nové výmluvy, aby sa bez vedomosti Coomarovej, do jeho domu dostal; potom obrátil on</text:span></text:span><text:span text:style-name="CharStyle26"><text:span text:style-name="T2"> </text:span></text:span><text:span text:style-name="CharStyle10"><text:span text:style-name="T14">krabice a nechal duše uj</text:span></text:span><text:span text:style-name="CharStyle10"><text:span text:style-name="T2">í</text:span></text:span><text:span text:style-name="CharStyle10"><text:span text:style-name="T14">s</text:span></text:span><text:span text:style-name="CharStyle10"><text:span text:style-name="T23">ť</text:span></text:span><text:span text:style-name="CharStyle10"><text:span text:style-name="T14">. Iba jedno ho hnevalo, že on ich n</text:span></text:span><text:span text:style-name="CharStyle10"><text:span text:style-name="T2">i</text:span></text:span><text:span text:style-name="CharStyle10"><text:span text:style-name="T14">kdy videt nemohol. Ale on vedel, že to bolo ne­možno, tak sa musel konečne uspokojiť.</text:span></text:span></text:p>
        <text:p text:style-name="P42"><text:span text:style-name="CharStyle10"><text:span text:style-name="T14">Jeho obeh s morským mužom trval ešte niekoľko rokov. Jedno ráno ale, ke</text:span></text:span><text:span text:style-name="CharStyle10"><text:span text:style-name="T23">ď</text:span></text:span><text:span text:style-name="CharStyle10"><text:span text:style-name="T14"> Jakub, ako običajne kame</text:span></text:span><text:span text:style-name="CharStyle10"><text:span text:style-name="T23">n</text:span></text:span><text:span text:style-name="CharStyle10"><text:span text:style-name="T2"> </text:span></text:span><text:span text:style-name="CharStyle10"><text:span text:style-name="T14">do vody hodil, nedostal žiadnú odpove</text:span></text:span><text:span text:style-name="CharStyle10"><text:span text:style-name="T23">ď</text:span></text:span><text:span text:style-name="CharStyle10"><text:span text:style-name="T14">. On hodil jeden kame</text:span></text:span><text:span text:style-name="CharStyle10"><text:span text:style-name="T11">n</text:span></text:span><text:span text:style-name="CharStyle10"><text:span text:style-name="T14"> po druhom donútra, ale žiadn</text:span></text:span><text:span text:style-name="CharStyle10"><text:span text:style-name="T11">á</text:span></text:span><text:span text:style-name="CharStyle10"><text:span text:style-name="T14"> odpove</text:span></text:span><text:span text:style-name="CharStyle10"><text:span text:style-name="T23">ď</text:span></text:span><text:span text:style-name="CharStyle10"><text:span text:style-name="T14"> neprijš</text:span></text:span><text:span text:style-name="CharStyle10"><text:span text:style-name="T2">l</text:span></text:span><text:span text:style-name="CharStyle10"><text:span text:style-name="T14">a. On šiel preč a prišiel na druhé ráno zas, ale nadarmo.</text:span></text:span></text:p>
        <text:p text:style-name="P47"><text:span text:style-name="CharStyle10"><text:span text:style-name="T14">Poneváč on žiadnej trojhrany nemal, tak nemohol dohléda</text:span></text:span><text:span text:style-name="CharStyle10"><text:span text:style-name="T11">ť</text:span></text:span><text:span text:style-name="CharStyle10"><text:span text:style-name="T14">, čo zo starého Coomara ostalo. Pravdepodobne ten starý medzitým zomrel, alebo sa prestehoval na dru­hy vidiek.</text:span></text:span></text:p>
        <text:p text:style-name="P5"><text:span text:style-name="CharStyle53"><text:span text:style-name="T2"/></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4_29_" style:display-name="Základný text (4)"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3_29_" style:display-name="Základný text (3)" style:family="paragraph" style:master-page-name="">
      <loext:graphic-properties draw:fill="none" draw:fill-color="#729fcf"/>
      <style:paragraph-properties fo:margin-left="8.537cm" fo:margin-right="0cm" fo:text-indent="0cm" style:auto-text-indent="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Obsah" style:family="paragraph" style:master-page-name="">
      <loext:graphic-properties draw:fill="none" draw:fill-color="#729fcf"/>
      <style:paragraph-properties fo:margin-left="2.716cm" fo:margin-right="0cm" fo:text-indent="0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margin-left="0cm" fo:margin-right="0cm" fo:text-align="center" style:justify-single-word="false" fo:text-indent="0.423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margin-left="15.981cm" fo:margin-right="0cm" fo:text-indent="-10.231cm" style:auto-text-indent="false" style:page-number="auto" fo:background-color="transparent"/>
    </style:style>
    <style:style style:name="Záhlavie_20__23_3" style:display-name="Záhlavie #3" style:family="paragraph" style:list-style-name="" style:master-page-name="">
      <loext:graphic-properties draw:fill="none" draw:fill-color="#729fcf"/>
      <style:paragraph-properties fo:margin-left="0cm" fo:margin-right="0cm" fo:text-indent="-0.476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1" style:family="text" style:parent-style-name="CharStyle10">
      <style:text-properties fo:color="#000000" fo:language="sk" fo:country="SK" style:language-asian="sk" style:country-asian="SK" style:language-complex="sk" style:country-complex="SK"/>
    </style:style>
    <style:style style:name="CharStyle13" style:family="text" style:parent-style-name="DefaultFontStyle"/>
    <style:style style:name="CharStyle15" style:family="text" style:parent-style-name="DefaultFontStyle"/>
    <style:style style:name="CharStyle16" style:family="text" style:parent-style-name="CharStyle15">
      <style:text-properties fo:color="#000000" fo:language="sk" fo:country="SK" style:language-asian="sk" style:country-asian="SK" style:language-complex="sk" style:country-complex="SK"/>
    </style:style>
    <style:style style:name="CharStyle17" style:family="text" style:parent-style-name="CharStyle13">
      <style:text-properties fo:color="#000000" fo:language="sk" fo:country="SK" style:language-asian="sk" style:country-asian="SK" style:language-complex="sk" style:country-complex="SK"/>
    </style:style>
    <style:style style:name="CharStyle18" style:family="text" style:parent-style-name="CharStyle13">
      <style:text-properties fo:color="#000000" fo:language="sk" fo:country="SK" style:language-asian="sk" style:country-asian="SK" style:language-complex="sk" style:country-complex="SK"/>
    </style:style>
    <style:style style:name="CharStyle19" style:family="text" style:parent-style-name="CharStyle13">
      <style:text-properties fo:color="#000000" fo:language="sk" fo:country="SK" style:language-asian="sk" style:country-asian="SK" style:language-complex="sk" style:country-complex="SK"/>
    </style:style>
    <style:style style:name="CharStyle20" style:family="text" style:parent-style-name="CharStyle13">
      <style:text-properties fo:color="#000000" fo:language="sk" fo:country="SK" style:language-asian="sk" style:country-asian="SK" style:language-complex="sk" style:country-complex="SK"/>
    </style:style>
    <style:style style:name="CharStyle22" style:family="text" style:parent-style-name="DefaultFontStyle"/>
    <style:style style:name="CharStyle24" style:family="text" style:parent-style-name="DefaultFontStyle"/>
    <style:style style:name="CharStyle25" style:family="text" style:parent-style-name="CharStyle10">
      <style:text-properties fo:color="#000000" fo:language="sk" fo:country="SK" style:language-asian="sk" style:country-asian="SK" style:language-complex="sk" style:country-complex="SK"/>
    </style:style>
    <style:style style:name="CharStyle26" style:family="text" style:parent-style-name="CharStyle10">
      <style:text-properties fo:color="#000000" fo:language="sk" fo:country="SK" style:language-asian="sk" style:country-asian="SK" style:language-complex="sk" style:country-complex="SK"/>
    </style:style>
    <style:style style:name="CharStyle28" style:family="text" style:parent-style-name="DefaultFontStyle"/>
    <style:style style:name="CharStyle29" style:family="text" style:parent-style-name="CharStyle28">
      <style:text-properties fo:color="#000000" fo:language="sk" fo:country="SK" style:language-asian="sk" style:country-asian="SK" style:language-complex="sk" style:country-complex="SK"/>
    </style:style>
    <style:style style:name="CharStyle31" style:family="text" style:parent-style-name="DefaultFontStyle"/>
    <style:style style:name="CharStyle32" style:family="text" style:parent-style-name="CharStyle31">
      <style:text-properties fo:color="#000000" fo:language="sk" fo:country="SK" style:language-asian="sk" style:country-asian="SK" style:language-complex="sk" style:country-complex="SK"/>
    </style:style>
    <style:style style:name="CharStyle33" style:family="text" style:parent-style-name="CharStyle10">
      <style:text-properties fo:color="#000000" fo:language="sk" fo:country="SK" style:language-asian="sk" style:country-asian="SK" style:language-complex="sk" style:country-complex="SK"/>
    </style:style>
    <style:style style:name="CharStyle34" style:family="text" style:parent-style-name="CharStyle28">
      <style:text-properties fo:color="#000000" fo:language="sk" fo:country="SK" style:language-asian="sk" style:country-asian="SK" style:language-complex="sk" style:country-complex="SK"/>
    </style:style>
    <style:style style:name="CharStyle35" style:family="text" style:parent-style-name="CharStyle31">
      <style:text-properties fo:color="#000000" fo:language="sk" fo:country="SK" style:language-asian="sk" style:country-asian="SK" style:language-complex="sk" style:country-complex="SK"/>
    </style:style>
    <style:style style:name="CharStyle36" style:family="text" style:parent-style-name="CharStyle28">
      <style:text-properties fo:color="#000000" fo:language="sk" fo:country="SK" style:language-asian="sk" style:country-asian="SK" style:language-complex="sk" style:country-complex="SK"/>
    </style:style>
    <style:style style:name="CharStyle37" style:family="text" style:parent-style-name="CharStyle24">
      <style:text-properties fo:color="#000000" fo:language="sk" fo:country="SK" style:language-asian="sk" style:country-asian="SK" style:language-complex="sk" style:country-complex="SK"/>
    </style:style>
    <style:style style:name="CharStyle38" style:family="text" style:parent-style-name="CharStyle15">
      <style:text-properties fo:color="#000000" fo:language="sk" fo:country="SK" style:language-asian="sk" style:country-asian="SK" style:language-complex="sk" style:country-complex="SK"/>
    </style:style>
    <style:style style:name="CharStyle39" style:family="text" style:parent-style-name="CharStyle28">
      <style:text-properties fo:color="#000000" fo:language="sk" fo:country="SK" style:language-asian="sk" style:country-asian="SK" style:language-complex="sk" style:country-complex="SK"/>
    </style:style>
    <style:style style:name="CharStyle40" style:family="text" style:parent-style-name="CharStyle28">
      <style:text-properties fo:color="#000000" fo:language="sk" fo:country="SK" style:language-asian="sk" style:country-asian="SK" style:language-complex="sk" style:country-complex="SK"/>
    </style:style>
    <style:style style:name="CharStyle41" style:family="text" style:parent-style-name="CharStyle31">
      <style:text-properties fo:color="#000000" fo:language="sk" fo:country="SK" style:language-asian="sk" style:country-asian="SK" style:language-complex="sk" style:country-complex="SK"/>
    </style:style>
    <style:style style:name="CharStyle42" style:family="text" style:parent-style-name="CharStyle31">
      <style:text-properties fo:color="#000000" fo:language="sk" fo:country="SK" style:language-asian="sk" style:country-asian="SK" style:language-complex="sk" style:country-complex="SK"/>
    </style:style>
    <style:style style:name="CharStyle43" style:family="text" style:parent-style-name="CharStyle6">
      <style:text-properties fo:color="#000000" fo:language="sk" fo:country="SK" style:language-asian="sk" style:country-asian="SK" style:language-complex="sk" style:country-complex="SK"/>
    </style:style>
    <style:style style:name="CharStyle45" style:family="text" style:parent-style-name="DefaultFontStyle"/>
    <style:style style:name="CharStyle46" style:family="text" style:parent-style-name="CharStyle45">
      <style:text-properties fo:color="#000000" fo:language="sk" fo:country="SK" style:language-asian="sk" style:country-asian="SK" style:language-complex="sk" style:country-complex="SK"/>
    </style:style>
    <style:style style:name="CharStyle48" style:family="text" style:parent-style-name="DefaultFontStyle"/>
    <style:style style:name="CharStyle49" style:family="text" style:parent-style-name="CharStyle48">
      <style:text-properties fo:color="#000000" fo:language="sk" fo:country="SK" style:language-asian="sk" style:country-asian="SK" style:language-complex="sk" style:country-complex="SK"/>
    </style:style>
    <style:style style:name="CharStyle50" style:family="text" style:parent-style-name="CharStyle13">
      <style:text-properties fo:color="#000000" fo:language="sk" fo:country="SK" style:language-asian="sk" style:country-asian="SK" style:language-complex="sk" style:country-complex="SK"/>
    </style:style>
    <style:style style:name="CharStyle51" style:family="text" style:parent-style-name="CharStyle13">
      <style:text-properties fo:color="#000000" fo:language="sk" fo:country="SK" style:language-asian="sk" style:country-asian="SK" style:language-complex="sk" style:country-complex="SK"/>
    </style:style>
    <style:style style:name="CharStyle52" style:family="text" style:parent-style-name="CharStyle13">
      <style:text-properties fo:color="#000000" fo:language="sk" fo:country="SK" style:language-asian="sk" style:country-asian="SK" style:language-complex="sk" style:country-complex="SK"/>
    </style:style>
    <style:style style:name="CharStyle53" style:family="text" style:parent-style-name="CharStyle6">
      <style:text-properties fo:color="#000000" fo:language="sk" fo:country="SK" style:language-asian="sk" style:country-asian="SK" style:language-complex="sk" style:country-complex="SK"/>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6.691cm" fo:page-height="40.915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3110213520</dc:title>
    <dc:subject/>
    <meta:initial-creator/>
    <meta:keyword/>
    <dc:date>2023-11-10T09:09:16.006000000</dc:date>
    <meta:editing-duration>PT4H10M38S</meta:editing-duration>
    <meta:editing-cycles>9</meta:editing-cycles>
    <meta:generator>LibreOffice/6.3.1.2$Windows_x86 LibreOffice_project/b79626edf0065ac373bd1df5c28bd630b4424273</meta:generator>
    <meta:document-statistic meta:table-count="0" meta:image-count="0" meta:object-count="0" meta:page-count="31" meta:paragraph-count="111" meta:word-count="8546" meta:character-count="49524" meta:non-whitespace-character-count="40862"/>
  </office:meta>
</office:document-meta>
</file>